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Menlo" svg:font-family="Menlo, Monaco, Consolas, 'Courier New', monospace"/>
    <style:font-face style:name="等线1" svg:font-family="等线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2" svg:font-family="等线" style:font-family-generic="system" style:font-pitch="variable"/>
  </office:font-face-decls>
  <office:automatic-styles>
    <style:style style:name="表格1" style:family="table">
      <style:table-properties style:width="14.684cm" fo:margin-left="-0.265cm" fo:margin-top="0cm" fo:margin-bottom="0cm" table:align="left" style:writing-mode="lr-tb"/>
    </style:style>
    <style:style style:name="表格1.A" style:family="table-column">
      <style:table-column-properties style:column-width="4.921cm"/>
    </style:style>
    <style:style style:name="表格1.B" style:family="table-column">
      <style:table-column-properties style:column-width="4.895cm"/>
    </style:style>
    <style:style style:name="表格1.C" style:family="table-column">
      <style:table-column-properties style:column-width="4.868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9cm" fo:padding-right="0.191cm" fo:padding-top="0cm" fo:padding-bottom="0cm" fo:border="0.5pt solid #00000a"/>
    </style:style>
    <style:style style:name="表格1.5" style:family="table-row">
      <style:table-row-properties style:min-row-height="0.646cm" fo:keep-together="auto"/>
    </style:style>
    <style:style style:name="表格1.A6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1.10" style:family="table-row">
      <style:table-row-properties style:min-row-height="0.699cm" fo:keep-together="auto"/>
    </style:style>
    <style:style style:name="表格2" style:family="table">
      <style:table-properties style:width="14.64cm" fo:margin-left="-0.199cm" fo:margin-top="0cm" fo:margin-bottom="0cm" table:align="left" style:writing-mode="lr-tb"/>
    </style:style>
    <style:style style:name="表格2.A" style:family="table-column">
      <style:table-column-properties style:column-width="4.879cm"/>
    </style:style>
    <style:style style:name="表格2.B" style:family="table-column">
      <style:table-column-properties style:column-width="4.881cm"/>
    </style:style>
    <style:style style:name="表格2.1" style:family="table-row">
      <style:table-row-properties fo:keep-together="auto"/>
    </style:style>
    <style:style style:name="表格2.A1" style:family="table-cell">
      <style:table-cell-properties fo:padding-left="0.199cm" fo:padding-right="0.191cm" fo:padding-top="0cm" fo:padding-bottom="0cm" fo:border="0.5pt solid #00000a"/>
    </style:style>
    <style:style style:name="表格2.A5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表格2.10" style:family="table-row">
      <style:table-row-properties style:min-row-height="0.667cm" fo:keep-together="auto"/>
    </style:style>
    <style:style style:name="表格4" style:family="table">
      <style:table-properties style:width="14.64cm" fo:margin-left="-0.199cm" fo:margin-top="0cm" fo:margin-bottom="0cm" table:align="left" style:writing-mode="lr-tb"/>
    </style:style>
    <style:style style:name="表格4.A" style:family="table-column">
      <style:table-column-properties style:column-width="4.879cm"/>
    </style:style>
    <style:style style:name="表格4.B" style:family="table-column">
      <style:table-column-properties style:column-width="4.881cm"/>
    </style:style>
    <style:style style:name="表格4.1" style:family="table-row">
      <style:table-row-properties fo:keep-together="auto"/>
    </style:style>
    <style:style style:name="表格4.A1" style:family="table-cell">
      <style:table-cell-properties fo:padding-left="0.199cm" fo:padding-right="0.191cm" fo:padding-top="0cm" fo:padding-bottom="0cm" fo:border="0.5pt solid #00000a"/>
    </style:style>
    <style:style style:name="表格6" style:family="table">
      <style:table-properties style:width="14.637cm" fo:margin-left="-0.383cm" fo:margin-top="0cm" fo:margin-bottom="0cm" table:align="left" style:writing-mode="lr-tb"/>
    </style:style>
    <style:style style:name="表格6.A" style:family="table-column">
      <style:table-column-properties style:column-width="2.244cm"/>
    </style:style>
    <style:style style:name="表格6.B" style:family="table-column">
      <style:table-column-properties style:column-width="12.393cm"/>
    </style:style>
    <style:style style:name="表格6.1" style:family="table-row">
      <style:table-row-properties style:min-row-height="1.118cm" fo:keep-together="auto"/>
    </style:style>
    <style:style style:name="表格6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6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6.2" style:family="table-row">
      <style:table-row-properties style:min-row-height="0.568cm" fo:keep-together="auto"/>
    </style:style>
    <style:style style:name="表格6.A2" style:family="table-cell">
      <style:table-cell-properties fo:padding-left="0.191cm" fo:padding-right="0.187cm" fo:padding-top="0.092cm" fo:padding-bottom="0cm" fo:border="0.5pt solid #000001"/>
    </style:style>
    <style:style style:name="表格6.B2" style:family="table-cell">
      <style:table-cell-properties fo:padding-left="0.191cm" fo:padding-right="0.187cm" fo:padding-top="0.092cm" fo:padding-bottom="0cm" fo:border="0.5pt solid #000001"/>
    </style:style>
    <style:style style:name="表格6.3" style:family="table-row">
      <style:table-row-properties style:min-row-height="1.692cm" fo:keep-together="auto"/>
    </style:style>
    <style:style style:name="表格6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6.B3" style:family="table-cell">
      <style:table-cell-properties fo:padding-left="0.191cm" fo:padding-right="0.187cm" fo:padding-top="0.092cm" fo:padding-bottom="0cm" fo:border="0.5pt solid #000001"/>
    </style:style>
    <style:style style:name="表格6.4" style:family="table-row">
      <style:table-row-properties style:min-row-height="1.672cm" fo:keep-together="auto"/>
    </style:style>
    <style:style style:name="表格6.B4" style:family="table-cell">
      <style:table-cell-properties fo:padding-left="0.191cm" fo:padding-right="0.187cm" fo:padding-top="0.092cm" fo:padding-bottom="0cm" fo:border="0.5pt solid #000001"/>
    </style:style>
    <style:style style:name="表格6.5" style:family="table-row">
      <style:table-row-properties style:min-row-height="0.79cm" fo:keep-together="auto"/>
    </style:style>
    <style:style style:name="表格6.B5" style:family="table-cell">
      <style:table-cell-properties fo:padding-left="0.191cm" fo:padding-right="0.187cm" fo:padding-top="0.092cm" fo:padding-bottom="0cm" fo:border="0.5pt solid #000001"/>
    </style:style>
    <style:style style:name="表格6.6" style:family="table-row">
      <style:table-row-properties style:min-row-height="4.971cm" fo:keep-together="auto"/>
    </style:style>
    <style:style style:name="表格6.B6" style:family="table-cell">
      <style:table-cell-properties fo:padding-left="0.191cm" fo:padding-right="0.187cm" fo:padding-top="0.092cm" fo:padding-bottom="0cm" fo:border="0.5pt solid #000001"/>
    </style:style>
    <style:style style:name="表格6.B7" style:family="table-cell">
      <style:table-cell-properties fo:padding-left="0.191cm" fo:padding-right="0.187cm" fo:padding-top="0.092cm" fo:padding-bottom="0cm" fo:border="0.5pt solid #000001"/>
    </style:style>
    <style:style style:name="表格6.8" style:family="table-row">
      <style:table-row-properties style:min-row-height="0.732cm" fo:keep-together="auto"/>
    </style:style>
    <style:style style:name="表格6.A8" style:family="table-cell">
      <style:table-cell-properties fo:padding-left="0.191cm" fo:padding-right="0.187cm" fo:padding-top="0.092cm" fo:padding-bottom="0cm" fo:border="0.5pt solid #000001"/>
    </style:style>
    <style:style style:name="表格6.B8" style:family="table-cell">
      <style:table-cell-properties fo:padding-left="0.191cm" fo:padding-right="0.187cm" fo:padding-top="0.092cm" fo:padding-bottom="0cm" fo:border="0.5pt solid #000001"/>
    </style:style>
    <style:style style:name="表格7" style:family="table">
      <style:table-properties style:width="14.637cm" fo:margin-left="-0.383cm" fo:margin-top="0cm" fo:margin-bottom="0cm" table:align="left" style:writing-mode="lr-tb"/>
    </style:style>
    <style:style style:name="表格7.A" style:family="table-column">
      <style:table-column-properties style:column-width="2.244cm"/>
    </style:style>
    <style:style style:name="表格7.B" style:family="table-column">
      <style:table-column-properties style:column-width="12.393cm"/>
    </style:style>
    <style:style style:name="表格7.1" style:family="table-row">
      <style:table-row-properties style:min-row-height="1.118cm" fo:keep-together="auto"/>
    </style:style>
    <style:style style:name="表格7.A1" style:family="table-cell">
      <style:table-cell-properties fo:padding-left="0.191cm" fo:padding-right="0.069cm" fo:padding-top="0.092cm" fo:padding-bottom="0cm" fo:border-left="0.5pt solid #000001" fo:border-right="none" fo:border-top="0.5pt solid #000001" fo:border-bottom="0.5pt solid #000001"/>
    </style:style>
    <style:style style:name="表格7.B1" style:family="table-cell">
      <style:table-cell-properties style:vertical-align="middle" fo:padding-left="0.191cm" fo:padding-right="0.069cm" fo:padding-top="0.092cm" fo:padding-bottom="0cm" fo:border-left="none" fo:border-right="0.5pt solid #000001" fo:border-top="0.5pt solid #000001" fo:border-bottom="0.5pt solid #000001"/>
    </style:style>
    <style:style style:name="表格7.2" style:family="table-row">
      <style:table-row-properties style:min-row-height="0.568cm" fo:keep-together="auto"/>
    </style:style>
    <style:style style:name="表格7.A2" style:family="table-cell">
      <style:table-cell-properties fo:padding-left="0.191cm" fo:padding-right="0.069cm" fo:padding-top="0.092cm" fo:padding-bottom="0cm" fo:border="0.5pt solid #000001"/>
    </style:style>
    <style:style style:name="表格7.B2" style:family="table-cell">
      <style:table-cell-properties fo:padding-left="0.191cm" fo:padding-right="0.069cm" fo:padding-top="0.092cm" fo:padding-bottom="0cm" fo:border="0.5pt solid #000001"/>
    </style:style>
    <style:style style:name="表格7.3" style:family="table-row">
      <style:table-row-properties style:min-row-height="1.235cm" fo:keep-together="auto"/>
    </style:style>
    <style:style style:name="表格7.A3" style:family="table-cell">
      <style:table-cell-properties style:vertical-align="middle" fo:padding-left="0.191cm" fo:padding-right="0.069cm" fo:padding-top="0.092cm" fo:padding-bottom="0cm" fo:border="0.5pt solid #000001"/>
    </style:style>
    <style:style style:name="表格7.B3" style:family="table-cell">
      <style:table-cell-properties fo:padding-left="0.191cm" fo:padding-right="0.069cm" fo:padding-top="0.092cm" fo:padding-bottom="0cm" fo:border="0.5pt solid #000001"/>
    </style:style>
    <style:style style:name="表格7.4" style:family="table-row">
      <style:table-row-properties style:min-row-height="1.152cm" fo:keep-together="auto"/>
    </style:style>
    <style:style style:name="表格7.B4" style:family="table-cell">
      <style:table-cell-properties fo:padding-left="0.191cm" fo:padding-right="0.069cm" fo:padding-top="0.092cm" fo:padding-bottom="0cm" fo:border="0.5pt solid #000001"/>
    </style:style>
    <style:style style:name="表格7.5" style:family="table-row">
      <style:table-row-properties style:min-row-height="1.145cm" fo:keep-together="auto"/>
    </style:style>
    <style:style style:name="表格7.B5" style:family="table-cell">
      <style:table-cell-properties fo:padding-left="0.191cm" fo:padding-right="0.069cm" fo:padding-top="0.092cm" fo:padding-bottom="0cm" fo:border="0.5pt solid #000001"/>
    </style:style>
    <style:style style:name="表格7.6" style:family="table-row">
      <style:table-row-properties style:min-row-height="2.889cm" fo:keep-together="auto"/>
    </style:style>
    <style:style style:name="表格7.B6" style:family="table-cell">
      <style:table-cell-properties fo:padding-left="0.191cm" fo:padding-right="0.069cm" fo:padding-top="0.092cm" fo:padding-bottom="0cm" fo:border="0.5pt solid #000001"/>
    </style:style>
    <style:style style:name="表格7.B7" style:family="table-cell">
      <style:table-cell-properties fo:padding-left="0.191cm" fo:padding-right="0.069cm" fo:padding-top="0.092cm" fo:padding-bottom="0cm" fo:border="0.5pt solid #000001"/>
    </style:style>
    <style:style style:name="表格7.A8" style:family="table-cell">
      <style:table-cell-properties fo:padding-left="0.191cm" fo:padding-right="0.069cm" fo:padding-top="0.092cm" fo:padding-bottom="0cm" fo:border="0.5pt solid #000001"/>
    </style:style>
    <style:style style:name="表格7.B8" style:family="table-cell">
      <style:table-cell-properties fo:padding-left="0.191cm" fo:padding-right="0.069cm" fo:padding-top="0.092cm" fo:padding-bottom="0cm" fo:border="0.5pt solid #000001"/>
    </style:style>
    <style:style style:name="表格3" style:family="table">
      <style:table-properties style:width="14.637cm" fo:margin-left="-0.383cm" fo:margin-top="0cm" fo:margin-bottom="0cm" table:align="left" style:writing-mode="lr-tb"/>
    </style:style>
    <style:style style:name="表格3.A" style:family="table-column">
      <style:table-column-properties style:column-width="2.244cm"/>
    </style:style>
    <style:style style:name="表格3.B" style:family="table-column">
      <style:table-column-properties style:column-width="12.393cm"/>
    </style:style>
    <style:style style:name="表格3.1" style:family="table-row">
      <style:table-row-properties style:min-row-height="1.118cm" fo:keep-together="auto"/>
    </style:style>
    <style:style style:name="表格3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3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3.2" style:family="table-row">
      <style:table-row-properties style:min-row-height="0.568cm" fo:keep-together="auto"/>
    </style:style>
    <style:style style:name="表格3.A2" style:family="table-cell">
      <style:table-cell-properties fo:padding-left="0.191cm" fo:padding-right="0.187cm" fo:padding-top="0.092cm" fo:padding-bottom="0cm" fo:border="0.5pt solid #000001"/>
    </style:style>
    <style:style style:name="表格3.B2" style:family="table-cell">
      <style:table-cell-properties fo:padding-left="0.191cm" fo:padding-right="0.187cm" fo:padding-top="0.092cm" fo:padding-bottom="0cm" fo:border="0.5pt solid #000001"/>
    </style:style>
    <style:style style:name="表格3.3" style:family="table-row">
      <style:table-row-properties style:min-row-height="1.692cm" fo:keep-together="auto"/>
    </style:style>
    <style:style style:name="表格3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3.B3" style:family="table-cell">
      <style:table-cell-properties fo:padding-left="0.191cm" fo:padding-right="0.187cm" fo:padding-top="0.092cm" fo:padding-bottom="0cm" fo:border="0.5pt solid #000001"/>
    </style:style>
    <style:style style:name="表格3.4" style:family="table-row">
      <style:table-row-properties style:min-row-height="1.672cm" fo:keep-together="auto"/>
    </style:style>
    <style:style style:name="表格3.B4" style:family="table-cell">
      <style:table-cell-properties fo:padding-left="0.191cm" fo:padding-right="0.187cm" fo:padding-top="0.092cm" fo:padding-bottom="0cm" fo:border="0.5pt solid #000001"/>
    </style:style>
    <style:style style:name="表格3.5" style:family="table-row">
      <style:table-row-properties style:min-row-height="0.79cm" fo:keep-together="auto"/>
    </style:style>
    <style:style style:name="表格3.B5" style:family="table-cell">
      <style:table-cell-properties fo:padding-left="0.191cm" fo:padding-right="0.187cm" fo:padding-top="0.092cm" fo:padding-bottom="0cm" fo:border="0.5pt solid #000001"/>
    </style:style>
    <style:style style:name="表格3.6" style:family="table-row">
      <style:table-row-properties style:min-row-height="4.971cm" fo:keep-together="auto"/>
    </style:style>
    <style:style style:name="表格3.B6" style:family="table-cell">
      <style:table-cell-properties fo:padding-left="0.191cm" fo:padding-right="0.187cm" fo:padding-top="0.092cm" fo:padding-bottom="0cm" fo:border="0.5pt solid #000001"/>
    </style:style>
    <style:style style:name="表格3.B7" style:family="table-cell">
      <style:table-cell-properties fo:padding-left="0.191cm" fo:padding-right="0.187cm" fo:padding-top="0.092cm" fo:padding-bottom="0cm" fo:border="0.5pt solid #000001"/>
    </style:style>
    <style:style style:name="表格3.8" style:family="table-row">
      <style:table-row-properties style:min-row-height="0.732cm" fo:keep-together="auto"/>
    </style:style>
    <style:style style:name="表格3.A8" style:family="table-cell">
      <style:table-cell-properties fo:padding-left="0.191cm" fo:padding-right="0.187cm" fo:padding-top="0.092cm" fo:padding-bottom="0cm" fo:border="0.5pt solid #000001"/>
    </style:style>
    <style:style style:name="表格3.B8" style:family="table-cell">
      <style:table-cell-properties fo:padding-left="0.191cm" fo:padding-right="0.187cm" fo:padding-top="0.092cm" fo:padding-bottom="0cm" fo:border="0.5pt solid #000001"/>
    </style:style>
    <style:style style:name="表格5" style:family="table">
      <style:table-properties style:width="14.637cm" fo:margin-left="-0.383cm" fo:margin-top="0cm" fo:margin-bottom="0cm" table:align="left" style:writing-mode="lr-tb"/>
    </style:style>
    <style:style style:name="表格5.A" style:family="table-column">
      <style:table-column-properties style:column-width="2.244cm"/>
    </style:style>
    <style:style style:name="表格5.B" style:family="table-column">
      <style:table-column-properties style:column-width="12.393cm"/>
    </style:style>
    <style:style style:name="表格5.1" style:family="table-row">
      <style:table-row-properties style:min-row-height="1.118cm" fo:keep-together="auto"/>
    </style:style>
    <style:style style:name="表格5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5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5.2" style:family="table-row">
      <style:table-row-properties style:min-row-height="0.568cm" fo:keep-together="auto"/>
    </style:style>
    <style:style style:name="表格5.A2" style:family="table-cell">
      <style:table-cell-properties fo:padding-left="0.191cm" fo:padding-right="0.187cm" fo:padding-top="0.092cm" fo:padding-bottom="0cm" fo:border="0.5pt solid #000001"/>
    </style:style>
    <style:style style:name="表格5.B2" style:family="table-cell">
      <style:table-cell-properties fo:padding-left="0.191cm" fo:padding-right="0.187cm" fo:padding-top="0.092cm" fo:padding-bottom="0cm" fo:border="0.5pt solid #000001"/>
    </style:style>
    <style:style style:name="表格5.3" style:family="table-row">
      <style:table-row-properties style:min-row-height="1.692cm" fo:keep-together="auto"/>
    </style:style>
    <style:style style:name="表格5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5.B3" style:family="table-cell">
      <style:table-cell-properties fo:padding-left="0.191cm" fo:padding-right="0.187cm" fo:padding-top="0.092cm" fo:padding-bottom="0cm" fo:border="0.5pt solid #000001"/>
    </style:style>
    <style:style style:name="表格5.4" style:family="table-row">
      <style:table-row-properties style:min-row-height="1.672cm" fo:keep-together="auto"/>
    </style:style>
    <style:style style:name="表格5.B4" style:family="table-cell">
      <style:table-cell-properties fo:padding-left="0.191cm" fo:padding-right="0.187cm" fo:padding-top="0.092cm" fo:padding-bottom="0cm" fo:border="0.5pt solid #000001"/>
    </style:style>
    <style:style style:name="表格5.5" style:family="table-row">
      <style:table-row-properties style:min-row-height="0.79cm" fo:keep-together="auto"/>
    </style:style>
    <style:style style:name="表格5.B5" style:family="table-cell">
      <style:table-cell-properties fo:padding-left="0.191cm" fo:padding-right="0.187cm" fo:padding-top="0.092cm" fo:padding-bottom="0cm" fo:border="0.5pt solid #000001"/>
    </style:style>
    <style:style style:name="表格5.6" style:family="table-row">
      <style:table-row-properties style:min-row-height="4.971cm" fo:keep-together="auto"/>
    </style:style>
    <style:style style:name="表格5.B6" style:family="table-cell">
      <style:table-cell-properties fo:padding-left="0.191cm" fo:padding-right="0.187cm" fo:padding-top="0.092cm" fo:padding-bottom="0cm" fo:border="0.5pt solid #000001"/>
    </style:style>
    <style:style style:name="表格5.B7" style:family="table-cell">
      <style:table-cell-properties fo:padding-left="0.191cm" fo:padding-right="0.187cm" fo:padding-top="0.092cm" fo:padding-bottom="0cm" fo:border="0.5pt solid #000001"/>
    </style:style>
    <style:style style:name="表格5.8" style:family="table-row">
      <style:table-row-properties style:min-row-height="0.732cm" fo:keep-together="auto"/>
    </style:style>
    <style:style style:name="表格5.A8" style:family="table-cell">
      <style:table-cell-properties fo:padding-left="0.191cm" fo:padding-right="0.187cm" fo:padding-top="0.092cm" fo:padding-bottom="0cm" fo:border="0.5pt solid #000001"/>
    </style:style>
    <style:style style:name="表格5.B8" style:family="table-cell">
      <style:table-cell-properties fo:padding-left="0.191cm" fo:padding-right="0.187cm" fo:padding-top="0.092cm" fo:padding-bottom="0cm" fo:border="0.5pt solid #000001"/>
    </style:style>
    <style:style style:name="表格9" style:family="table">
      <style:table-properties style:width="14.637cm" fo:margin-left="-0.383cm" fo:margin-top="0cm" fo:margin-bottom="0cm" table:align="left" style:writing-mode="lr-tb"/>
    </style:style>
    <style:style style:name="表格9.A" style:family="table-column">
      <style:table-column-properties style:column-width="2.244cm"/>
    </style:style>
    <style:style style:name="表格9.B" style:family="table-column">
      <style:table-column-properties style:column-width="12.393cm"/>
    </style:style>
    <style:style style:name="表格9.1" style:family="table-row">
      <style:table-row-properties style:min-row-height="1.118cm" fo:keep-together="auto"/>
    </style:style>
    <style:style style:name="表格9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9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9.2" style:family="table-row">
      <style:table-row-properties style:min-row-height="0.568cm" fo:keep-together="auto"/>
    </style:style>
    <style:style style:name="表格9.A2" style:family="table-cell">
      <style:table-cell-properties fo:padding-left="0.191cm" fo:padding-right="0.187cm" fo:padding-top="0.092cm" fo:padding-bottom="0cm" fo:border="0.5pt solid #000001"/>
    </style:style>
    <style:style style:name="表格9.B2" style:family="table-cell">
      <style:table-cell-properties fo:padding-left="0.191cm" fo:padding-right="0.187cm" fo:padding-top="0.092cm" fo:padding-bottom="0cm" fo:border="0.5pt solid #000001"/>
    </style:style>
    <style:style style:name="表格9.3" style:family="table-row">
      <style:table-row-properties style:min-row-height="1.692cm" fo:keep-together="auto"/>
    </style:style>
    <style:style style:name="表格9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9.B3" style:family="table-cell">
      <style:table-cell-properties fo:padding-left="0.191cm" fo:padding-right="0.187cm" fo:padding-top="0.092cm" fo:padding-bottom="0cm" fo:border="0.5pt solid #000001"/>
    </style:style>
    <style:style style:name="表格9.4" style:family="table-row">
      <style:table-row-properties style:min-row-height="1.672cm" fo:keep-together="auto"/>
    </style:style>
    <style:style style:name="表格9.B4" style:family="table-cell">
      <style:table-cell-properties fo:padding-left="0.191cm" fo:padding-right="0.187cm" fo:padding-top="0.092cm" fo:padding-bottom="0cm" fo:border="0.5pt solid #000001"/>
    </style:style>
    <style:style style:name="表格9.5" style:family="table-row">
      <style:table-row-properties style:min-row-height="0.79cm" fo:keep-together="auto"/>
    </style:style>
    <style:style style:name="表格9.B5" style:family="table-cell">
      <style:table-cell-properties fo:padding-left="0.191cm" fo:padding-right="0.187cm" fo:padding-top="0.092cm" fo:padding-bottom="0cm" fo:border="0.5pt solid #000001"/>
    </style:style>
    <style:style style:name="表格9.6" style:family="table-row">
      <style:table-row-properties style:min-row-height="4.971cm" fo:keep-together="auto"/>
    </style:style>
    <style:style style:name="表格9.B6" style:family="table-cell">
      <style:table-cell-properties fo:padding-left="0.191cm" fo:padding-right="0.187cm" fo:padding-top="0.092cm" fo:padding-bottom="0cm" fo:border="0.5pt solid #000001"/>
    </style:style>
    <style:style style:name="表格9.B7" style:family="table-cell">
      <style:table-cell-properties fo:padding-left="0.191cm" fo:padding-right="0.187cm" fo:padding-top="0.092cm" fo:padding-bottom="0cm" fo:border="0.5pt solid #000001"/>
    </style:style>
    <style:style style:name="表格9.8" style:family="table-row">
      <style:table-row-properties style:min-row-height="0.732cm" fo:keep-together="auto"/>
    </style:style>
    <style:style style:name="表格9.A8" style:family="table-cell">
      <style:table-cell-properties fo:padding-left="0.191cm" fo:padding-right="0.187cm" fo:padding-top="0.092cm" fo:padding-bottom="0cm" fo:border="0.5pt solid #000001"/>
    </style:style>
    <style:style style:name="表格9.B8" style:family="table-cell">
      <style:table-cell-properties fo:padding-left="0.191cm" fo:padding-right="0.187cm" fo:padding-top="0.092cm" fo:padding-bottom="0cm" fo:border="0.5pt solid #000001"/>
    </style:style>
    <style:style style:name="表格10" style:family="table">
      <style:table-properties style:width="14.637cm" fo:margin-left="-0.383cm" fo:margin-top="0cm" fo:margin-bottom="0cm" table:align="left" style:writing-mode="lr-tb"/>
    </style:style>
    <style:style style:name="表格10.A" style:family="table-column">
      <style:table-column-properties style:column-width="2.244cm"/>
    </style:style>
    <style:style style:name="表格10.B" style:family="table-column">
      <style:table-column-properties style:column-width="12.393cm"/>
    </style:style>
    <style:style style:name="表格10.1" style:family="table-row">
      <style:table-row-properties style:min-row-height="1.118cm" fo:keep-together="auto"/>
    </style:style>
    <style:style style:name="表格10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0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0.2" style:family="table-row">
      <style:table-row-properties style:min-row-height="0.568cm" fo:keep-together="auto"/>
    </style:style>
    <style:style style:name="表格10.A2" style:family="table-cell">
      <style:table-cell-properties fo:padding-left="0.191cm" fo:padding-right="0.187cm" fo:padding-top="0.092cm" fo:padding-bottom="0cm" fo:border="0.5pt solid #000001"/>
    </style:style>
    <style:style style:name="表格10.B2" style:family="table-cell">
      <style:table-cell-properties fo:padding-left="0.191cm" fo:padding-right="0.187cm" fo:padding-top="0.092cm" fo:padding-bottom="0cm" fo:border="0.5pt solid #000001"/>
    </style:style>
    <style:style style:name="表格10.3" style:family="table-row">
      <style:table-row-properties style:min-row-height="1.692cm" fo:keep-together="auto"/>
    </style:style>
    <style:style style:name="表格10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0.B3" style:family="table-cell">
      <style:table-cell-properties fo:padding-left="0.191cm" fo:padding-right="0.187cm" fo:padding-top="0.092cm" fo:padding-bottom="0cm" fo:border="0.5pt solid #000001"/>
    </style:style>
    <style:style style:name="表格10.4" style:family="table-row">
      <style:table-row-properties style:min-row-height="1.672cm" fo:keep-together="auto"/>
    </style:style>
    <style:style style:name="表格10.B4" style:family="table-cell">
      <style:table-cell-properties fo:padding-left="0.191cm" fo:padding-right="0.187cm" fo:padding-top="0.092cm" fo:padding-bottom="0cm" fo:border="0.5pt solid #000001"/>
    </style:style>
    <style:style style:name="表格10.5" style:family="table-row">
      <style:table-row-properties style:min-row-height="0.79cm" fo:keep-together="auto"/>
    </style:style>
    <style:style style:name="表格10.B5" style:family="table-cell">
      <style:table-cell-properties fo:padding-left="0.191cm" fo:padding-right="0.187cm" fo:padding-top="0.092cm" fo:padding-bottom="0cm" fo:border="0.5pt solid #000001"/>
    </style:style>
    <style:style style:name="表格10.6" style:family="table-row">
      <style:table-row-properties style:min-row-height="4.971cm" fo:keep-together="auto"/>
    </style:style>
    <style:style style:name="表格10.B6" style:family="table-cell">
      <style:table-cell-properties fo:padding-left="0.191cm" fo:padding-right="0.187cm" fo:padding-top="0.092cm" fo:padding-bottom="0cm" fo:border="0.5pt solid #000001"/>
    </style:style>
    <style:style style:name="表格10.B7" style:family="table-cell">
      <style:table-cell-properties fo:padding-left="0.191cm" fo:padding-right="0.187cm" fo:padding-top="0.092cm" fo:padding-bottom="0cm" fo:border="0.5pt solid #000001"/>
    </style:style>
    <style:style style:name="表格10.8" style:family="table-row">
      <style:table-row-properties style:min-row-height="0.732cm" fo:keep-together="auto"/>
    </style:style>
    <style:style style:name="表格10.A8" style:family="table-cell">
      <style:table-cell-properties fo:padding-left="0.191cm" fo:padding-right="0.187cm" fo:padding-top="0.092cm" fo:padding-bottom="0cm" fo:border="0.5pt solid #000001"/>
    </style:style>
    <style:style style:name="表格10.B8" style:family="table-cell">
      <style:table-cell-properties fo:padding-left="0.191cm" fo:padding-right="0.187cm" fo:padding-top="0.092cm" fo:padding-bottom="0cm" fo:border="0.5pt solid #000001"/>
    </style:style>
    <style:style style:name="表格11" style:family="table">
      <style:table-properties style:width="14.637cm" fo:margin-left="-0.383cm" fo:margin-top="0cm" fo:margin-bottom="0cm" table:align="left" style:writing-mode="lr-tb"/>
    </style:style>
    <style:style style:name="表格11.A" style:family="table-column">
      <style:table-column-properties style:column-width="2.244cm"/>
    </style:style>
    <style:style style:name="表格11.B" style:family="table-column">
      <style:table-column-properties style:column-width="12.393cm"/>
    </style:style>
    <style:style style:name="表格11.1" style:family="table-row">
      <style:table-row-properties style:min-row-height="1.118cm" fo:keep-together="auto"/>
    </style:style>
    <style:style style:name="表格11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1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1.2" style:family="table-row">
      <style:table-row-properties style:min-row-height="0.568cm" fo:keep-together="auto"/>
    </style:style>
    <style:style style:name="表格11.A2" style:family="table-cell">
      <style:table-cell-properties fo:padding-left="0.191cm" fo:padding-right="0.187cm" fo:padding-top="0.092cm" fo:padding-bottom="0cm" fo:border="0.5pt solid #000001"/>
    </style:style>
    <style:style style:name="表格11.B2" style:family="table-cell">
      <style:table-cell-properties fo:padding-left="0.191cm" fo:padding-right="0.187cm" fo:padding-top="0.092cm" fo:padding-bottom="0cm" fo:border="0.5pt solid #000001"/>
    </style:style>
    <style:style style:name="表格11.3" style:family="table-row">
      <style:table-row-properties style:min-row-height="1.692cm" fo:keep-together="auto"/>
    </style:style>
    <style:style style:name="表格11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1.B3" style:family="table-cell">
      <style:table-cell-properties fo:padding-left="0.191cm" fo:padding-right="0.187cm" fo:padding-top="0.092cm" fo:padding-bottom="0cm" fo:border="0.5pt solid #000001"/>
    </style:style>
    <style:style style:name="表格11.4" style:family="table-row">
      <style:table-row-properties style:min-row-height="1.672cm" fo:keep-together="auto"/>
    </style:style>
    <style:style style:name="表格11.B4" style:family="table-cell">
      <style:table-cell-properties fo:padding-left="0.191cm" fo:padding-right="0.187cm" fo:padding-top="0.092cm" fo:padding-bottom="0cm" fo:border="0.5pt solid #000001"/>
    </style:style>
    <style:style style:name="表格11.5" style:family="table-row">
      <style:table-row-properties style:min-row-height="0.79cm" fo:keep-together="auto"/>
    </style:style>
    <style:style style:name="表格11.B5" style:family="table-cell">
      <style:table-cell-properties fo:padding-left="0.191cm" fo:padding-right="0.187cm" fo:padding-top="0.092cm" fo:padding-bottom="0cm" fo:border="0.5pt solid #000001"/>
    </style:style>
    <style:style style:name="表格11.6" style:family="table-row">
      <style:table-row-properties style:min-row-height="4.971cm" fo:keep-together="auto"/>
    </style:style>
    <style:style style:name="表格11.B6" style:family="table-cell">
      <style:table-cell-properties fo:padding-left="0.191cm" fo:padding-right="0.187cm" fo:padding-top="0.092cm" fo:padding-bottom="0cm" fo:border="0.5pt solid #000001"/>
    </style:style>
    <style:style style:name="表格11.B7" style:family="table-cell">
      <style:table-cell-properties fo:padding-left="0.191cm" fo:padding-right="0.187cm" fo:padding-top="0.092cm" fo:padding-bottom="0cm" fo:border="0.5pt solid #000001"/>
    </style:style>
    <style:style style:name="表格11.8" style:family="table-row">
      <style:table-row-properties style:min-row-height="0.732cm" fo:keep-together="auto"/>
    </style:style>
    <style:style style:name="表格11.A8" style:family="table-cell">
      <style:table-cell-properties fo:padding-left="0.191cm" fo:padding-right="0.187cm" fo:padding-top="0.092cm" fo:padding-bottom="0cm" fo:border="0.5pt solid #000001"/>
    </style:style>
    <style:style style:name="表格11.B8" style:family="table-cell">
      <style:table-cell-properties fo:padding-left="0.191cm" fo:padding-right="0.187cm" fo:padding-top="0.092cm" fo:padding-bottom="0cm" fo:border="0.5pt solid #000001"/>
    </style:style>
    <style:style style:name="表格12" style:family="table">
      <style:table-properties style:width="14.637cm" fo:margin-left="-0.383cm" fo:margin-top="0cm" fo:margin-bottom="0cm" table:align="left" style:writing-mode="lr-tb"/>
    </style:style>
    <style:style style:name="表格12.A" style:family="table-column">
      <style:table-column-properties style:column-width="2.244cm"/>
    </style:style>
    <style:style style:name="表格12.B" style:family="table-column">
      <style:table-column-properties style:column-width="12.393cm"/>
    </style:style>
    <style:style style:name="表格12.1" style:family="table-row">
      <style:table-row-properties style:min-row-height="1.118cm" fo:keep-together="auto"/>
    </style:style>
    <style:style style:name="表格12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2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2.2" style:family="table-row">
      <style:table-row-properties style:min-row-height="0.568cm" fo:keep-together="auto"/>
    </style:style>
    <style:style style:name="表格12.A2" style:family="table-cell">
      <style:table-cell-properties fo:padding-left="0.191cm" fo:padding-right="0.187cm" fo:padding-top="0.092cm" fo:padding-bottom="0cm" fo:border="0.5pt solid #000001"/>
    </style:style>
    <style:style style:name="表格12.B2" style:family="table-cell">
      <style:table-cell-properties fo:padding-left="0.191cm" fo:padding-right="0.187cm" fo:padding-top="0.092cm" fo:padding-bottom="0cm" fo:border="0.5pt solid #000001"/>
    </style:style>
    <style:style style:name="表格12.3" style:family="table-row">
      <style:table-row-properties style:min-row-height="1.692cm" fo:keep-together="auto"/>
    </style:style>
    <style:style style:name="表格12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2.B3" style:family="table-cell">
      <style:table-cell-properties fo:padding-left="0.191cm" fo:padding-right="0.187cm" fo:padding-top="0.092cm" fo:padding-bottom="0cm" fo:border="0.5pt solid #000001"/>
    </style:style>
    <style:style style:name="表格12.4" style:family="table-row">
      <style:table-row-properties style:min-row-height="1.672cm" fo:keep-together="auto"/>
    </style:style>
    <style:style style:name="表格12.B4" style:family="table-cell">
      <style:table-cell-properties fo:padding-left="0.191cm" fo:padding-right="0.187cm" fo:padding-top="0.092cm" fo:padding-bottom="0cm" fo:border="0.5pt solid #000001"/>
    </style:style>
    <style:style style:name="表格12.5" style:family="table-row">
      <style:table-row-properties style:min-row-height="0.79cm" fo:keep-together="auto"/>
    </style:style>
    <style:style style:name="表格12.B5" style:family="table-cell">
      <style:table-cell-properties fo:padding-left="0.191cm" fo:padding-right="0.187cm" fo:padding-top="0.092cm" fo:padding-bottom="0cm" fo:border="0.5pt solid #000001"/>
    </style:style>
    <style:style style:name="表格12.6" style:family="table-row">
      <style:table-row-properties style:min-row-height="4.971cm" fo:keep-together="auto"/>
    </style:style>
    <style:style style:name="表格12.B6" style:family="table-cell">
      <style:table-cell-properties fo:padding-left="0.191cm" fo:padding-right="0.187cm" fo:padding-top="0.092cm" fo:padding-bottom="0cm" fo:border="0.5pt solid #000001"/>
    </style:style>
    <style:style style:name="表格12.B7" style:family="table-cell">
      <style:table-cell-properties fo:padding-left="0.191cm" fo:padding-right="0.187cm" fo:padding-top="0.092cm" fo:padding-bottom="0cm" fo:border="0.5pt solid #000001"/>
    </style:style>
    <style:style style:name="表格12.8" style:family="table-row">
      <style:table-row-properties style:min-row-height="0.732cm" fo:keep-together="auto"/>
    </style:style>
    <style:style style:name="表格12.A8" style:family="table-cell">
      <style:table-cell-properties fo:padding-left="0.191cm" fo:padding-right="0.187cm" fo:padding-top="0.092cm" fo:padding-bottom="0cm" fo:border="0.5pt solid #000001"/>
    </style:style>
    <style:style style:name="表格12.B8" style:family="table-cell">
      <style:table-cell-properties fo:padding-left="0.191cm" fo:padding-right="0.187cm" fo:padding-top="0.092cm" fo:padding-bottom="0cm" fo:border="0.5pt solid #000001"/>
    </style:style>
    <style:style style:name="表格13" style:family="table">
      <style:table-properties style:width="14.637cm" fo:margin-left="-0.383cm" fo:margin-top="0cm" fo:margin-bottom="0cm" table:align="left" style:writing-mode="lr-tb"/>
    </style:style>
    <style:style style:name="表格13.A" style:family="table-column">
      <style:table-column-properties style:column-width="2.244cm"/>
    </style:style>
    <style:style style:name="表格13.B" style:family="table-column">
      <style:table-column-properties style:column-width="12.393cm"/>
    </style:style>
    <style:style style:name="表格13.1" style:family="table-row">
      <style:table-row-properties style:min-row-height="1.118cm" fo:keep-together="auto"/>
    </style:style>
    <style:style style:name="表格13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3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3.2" style:family="table-row">
      <style:table-row-properties style:min-row-height="0.568cm" fo:keep-together="auto"/>
    </style:style>
    <style:style style:name="表格13.A2" style:family="table-cell">
      <style:table-cell-properties fo:padding-left="0.191cm" fo:padding-right="0.187cm" fo:padding-top="0.092cm" fo:padding-bottom="0cm" fo:border="0.5pt solid #000001"/>
    </style:style>
    <style:style style:name="表格13.B2" style:family="table-cell">
      <style:table-cell-properties fo:padding-left="0.191cm" fo:padding-right="0.187cm" fo:padding-top="0.092cm" fo:padding-bottom="0cm" fo:border="0.5pt solid #000001"/>
    </style:style>
    <style:style style:name="表格13.3" style:family="table-row">
      <style:table-row-properties style:min-row-height="1.692cm" fo:keep-together="auto"/>
    </style:style>
    <style:style style:name="表格13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3.B3" style:family="table-cell">
      <style:table-cell-properties fo:padding-left="0.191cm" fo:padding-right="0.187cm" fo:padding-top="0.092cm" fo:padding-bottom="0cm" fo:border="0.5pt solid #000001"/>
    </style:style>
    <style:style style:name="表格13.4" style:family="table-row">
      <style:table-row-properties style:min-row-height="1.672cm" fo:keep-together="auto"/>
    </style:style>
    <style:style style:name="表格13.B4" style:family="table-cell">
      <style:table-cell-properties fo:padding-left="0.191cm" fo:padding-right="0.187cm" fo:padding-top="0.092cm" fo:padding-bottom="0cm" fo:border="0.5pt solid #000001"/>
    </style:style>
    <style:style style:name="表格13.5" style:family="table-row">
      <style:table-row-properties style:min-row-height="0.79cm" fo:keep-together="auto"/>
    </style:style>
    <style:style style:name="表格13.B5" style:family="table-cell">
      <style:table-cell-properties fo:padding-left="0.191cm" fo:padding-right="0.187cm" fo:padding-top="0.092cm" fo:padding-bottom="0cm" fo:border="0.5pt solid #000001"/>
    </style:style>
    <style:style style:name="表格13.6" style:family="table-row">
      <style:table-row-properties style:min-row-height="4.971cm" fo:keep-together="auto"/>
    </style:style>
    <style:style style:name="表格13.B6" style:family="table-cell">
      <style:table-cell-properties fo:padding-left="0.191cm" fo:padding-right="0.187cm" fo:padding-top="0.092cm" fo:padding-bottom="0cm" fo:border="0.5pt solid #000001"/>
    </style:style>
    <style:style style:name="表格13.B7" style:family="table-cell">
      <style:table-cell-properties fo:padding-left="0.191cm" fo:padding-right="0.187cm" fo:padding-top="0.092cm" fo:padding-bottom="0cm" fo:border="0.5pt solid #000001"/>
    </style:style>
    <style:style style:name="表格13.8" style:family="table-row">
      <style:table-row-properties style:min-row-height="0.732cm" fo:keep-together="auto"/>
    </style:style>
    <style:style style:name="表格13.A8" style:family="table-cell">
      <style:table-cell-properties fo:padding-left="0.191cm" fo:padding-right="0.187cm" fo:padding-top="0.092cm" fo:padding-bottom="0cm" fo:border="0.5pt solid #000001"/>
    </style:style>
    <style:style style:name="表格13.B8" style:family="table-cell">
      <style:table-cell-properties fo:padding-left="0.191cm" fo:padding-right="0.187cm" fo:padding-top="0.092cm" fo:padding-bottom="0cm" fo:border="0.5pt solid #000001"/>
    </style:style>
    <style:style style:name="表格14" style:family="table">
      <style:table-properties style:width="14.637cm" fo:margin-left="-0.383cm" fo:margin-top="0cm" fo:margin-bottom="0cm" table:align="left" style:writing-mode="lr-tb"/>
    </style:style>
    <style:style style:name="表格14.A" style:family="table-column">
      <style:table-column-properties style:column-width="2.244cm"/>
    </style:style>
    <style:style style:name="表格14.B" style:family="table-column">
      <style:table-column-properties style:column-width="12.393cm"/>
    </style:style>
    <style:style style:name="表格14.1" style:family="table-row">
      <style:table-row-properties style:min-row-height="1.118cm" fo:keep-together="auto"/>
    </style:style>
    <style:style style:name="表格14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4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4.2" style:family="table-row">
      <style:table-row-properties style:min-row-height="0.568cm" fo:keep-together="auto"/>
    </style:style>
    <style:style style:name="表格14.A2" style:family="table-cell">
      <style:table-cell-properties fo:padding-left="0.191cm" fo:padding-right="0.187cm" fo:padding-top="0.092cm" fo:padding-bottom="0cm" fo:border="0.5pt solid #000001"/>
    </style:style>
    <style:style style:name="表格14.B2" style:family="table-cell">
      <style:table-cell-properties fo:padding-left="0.191cm" fo:padding-right="0.187cm" fo:padding-top="0.092cm" fo:padding-bottom="0cm" fo:border="0.5pt solid #000001"/>
    </style:style>
    <style:style style:name="表格14.3" style:family="table-row">
      <style:table-row-properties style:min-row-height="1.692cm" fo:keep-together="auto"/>
    </style:style>
    <style:style style:name="表格14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4.B3" style:family="table-cell">
      <style:table-cell-properties fo:padding-left="0.191cm" fo:padding-right="0.187cm" fo:padding-top="0.092cm" fo:padding-bottom="0cm" fo:border="0.5pt solid #000001"/>
    </style:style>
    <style:style style:name="表格14.4" style:family="table-row">
      <style:table-row-properties style:min-row-height="1.672cm" fo:keep-together="auto"/>
    </style:style>
    <style:style style:name="表格14.B4" style:family="table-cell">
      <style:table-cell-properties fo:padding-left="0.191cm" fo:padding-right="0.187cm" fo:padding-top="0.092cm" fo:padding-bottom="0cm" fo:border="0.5pt solid #000001"/>
    </style:style>
    <style:style style:name="表格14.5" style:family="table-row">
      <style:table-row-properties style:min-row-height="0.79cm" fo:keep-together="auto"/>
    </style:style>
    <style:style style:name="表格14.B5" style:family="table-cell">
      <style:table-cell-properties fo:padding-left="0.191cm" fo:padding-right="0.187cm" fo:padding-top="0.092cm" fo:padding-bottom="0cm" fo:border="0.5pt solid #000001"/>
    </style:style>
    <style:style style:name="表格14.6" style:family="table-row">
      <style:table-row-properties style:min-row-height="4.971cm" fo:keep-together="auto"/>
    </style:style>
    <style:style style:name="表格14.B6" style:family="table-cell">
      <style:table-cell-properties fo:padding-left="0.191cm" fo:padding-right="0.187cm" fo:padding-top="0.092cm" fo:padding-bottom="0cm" fo:border="0.5pt solid #000001"/>
    </style:style>
    <style:style style:name="表格14.B7" style:family="table-cell">
      <style:table-cell-properties fo:padding-left="0.191cm" fo:padding-right="0.187cm" fo:padding-top="0.092cm" fo:padding-bottom="0cm" fo:border="0.5pt solid #000001"/>
    </style:style>
    <style:style style:name="表格14.8" style:family="table-row">
      <style:table-row-properties style:min-row-height="0.732cm" fo:keep-together="auto"/>
    </style:style>
    <style:style style:name="表格14.A8" style:family="table-cell">
      <style:table-cell-properties fo:padding-left="0.191cm" fo:padding-right="0.187cm" fo:padding-top="0.092cm" fo:padding-bottom="0cm" fo:border="0.5pt solid #000001"/>
    </style:style>
    <style:style style:name="表格14.B8" style:family="table-cell">
      <style:table-cell-properties fo:padding-left="0.191cm" fo:padding-right="0.187cm" fo:padding-top="0.092cm" fo:padding-bottom="0cm" fo:border="0.5pt solid #000001"/>
    </style:style>
    <style:style style:name="表格15" style:family="table">
      <style:table-properties style:width="14.637cm" fo:margin-left="-0.383cm" fo:margin-top="0cm" fo:margin-bottom="0cm" table:align="left" style:writing-mode="lr-tb"/>
    </style:style>
    <style:style style:name="表格15.A" style:family="table-column">
      <style:table-column-properties style:column-width="2.244cm"/>
    </style:style>
    <style:style style:name="表格15.B" style:family="table-column">
      <style:table-column-properties style:column-width="12.393cm"/>
    </style:style>
    <style:style style:name="表格15.1" style:family="table-row">
      <style:table-row-properties style:min-row-height="1.118cm" fo:keep-together="auto"/>
    </style:style>
    <style:style style:name="表格15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5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5.2" style:family="table-row">
      <style:table-row-properties style:min-row-height="0.568cm" fo:keep-together="auto"/>
    </style:style>
    <style:style style:name="表格15.A2" style:family="table-cell">
      <style:table-cell-properties fo:padding-left="0.191cm" fo:padding-right="0.187cm" fo:padding-top="0.092cm" fo:padding-bottom="0cm" fo:border="0.5pt solid #000001"/>
    </style:style>
    <style:style style:name="表格15.B2" style:family="table-cell">
      <style:table-cell-properties fo:padding-left="0.191cm" fo:padding-right="0.187cm" fo:padding-top="0.092cm" fo:padding-bottom="0cm" fo:border="0.5pt solid #000001"/>
    </style:style>
    <style:style style:name="表格15.3" style:family="table-row">
      <style:table-row-properties style:min-row-height="1.692cm" fo:keep-together="auto"/>
    </style:style>
    <style:style style:name="表格15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5.B3" style:family="table-cell">
      <style:table-cell-properties fo:padding-left="0.191cm" fo:padding-right="0.187cm" fo:padding-top="0.092cm" fo:padding-bottom="0cm" fo:border="0.5pt solid #000001"/>
    </style:style>
    <style:style style:name="表格15.4" style:family="table-row">
      <style:table-row-properties style:min-row-height="1.672cm" fo:keep-together="auto"/>
    </style:style>
    <style:style style:name="表格15.B4" style:family="table-cell">
      <style:table-cell-properties fo:padding-left="0.191cm" fo:padding-right="0.187cm" fo:padding-top="0.092cm" fo:padding-bottom="0cm" fo:border="0.5pt solid #000001"/>
    </style:style>
    <style:style style:name="表格15.5" style:family="table-row">
      <style:table-row-properties style:min-row-height="0.79cm" fo:keep-together="auto"/>
    </style:style>
    <style:style style:name="表格15.B5" style:family="table-cell">
      <style:table-cell-properties fo:padding-left="0.191cm" fo:padding-right="0.187cm" fo:padding-top="0.092cm" fo:padding-bottom="0cm" fo:border="0.5pt solid #000001"/>
    </style:style>
    <style:style style:name="表格15.6" style:family="table-row">
      <style:table-row-properties style:min-row-height="4.971cm" fo:keep-together="auto"/>
    </style:style>
    <style:style style:name="表格15.B6" style:family="table-cell">
      <style:table-cell-properties fo:padding-left="0.191cm" fo:padding-right="0.187cm" fo:padding-top="0.092cm" fo:padding-bottom="0cm" fo:border="0.5pt solid #000001"/>
    </style:style>
    <style:style style:name="表格15.B7" style:family="table-cell">
      <style:table-cell-properties fo:padding-left="0.191cm" fo:padding-right="0.187cm" fo:padding-top="0.092cm" fo:padding-bottom="0cm" fo:border="0.5pt solid #000001"/>
    </style:style>
    <style:style style:name="表格15.8" style:family="table-row">
      <style:table-row-properties style:min-row-height="0.732cm" fo:keep-together="auto"/>
    </style:style>
    <style:style style:name="表格15.A8" style:family="table-cell">
      <style:table-cell-properties fo:padding-left="0.191cm" fo:padding-right="0.187cm" fo:padding-top="0.092cm" fo:padding-bottom="0cm" fo:border="0.5pt solid #000001"/>
    </style:style>
    <style:style style:name="表格15.B8" style:family="table-cell">
      <style:table-cell-properties fo:padding-left="0.191cm" fo:padding-right="0.187cm" fo:padding-top="0.092cm" fo:padding-bottom="0cm" fo:border="0.5pt solid #000001"/>
    </style:style>
    <style:style style:name="表格16" style:family="table">
      <style:table-properties style:width="14.637cm" fo:margin-left="-0.383cm" fo:margin-top="0cm" fo:margin-bottom="0cm" table:align="left" style:writing-mode="lr-tb"/>
    </style:style>
    <style:style style:name="表格16.A" style:family="table-column">
      <style:table-column-properties style:column-width="14.637cm"/>
    </style:style>
    <style:style style:name="表格16.1" style:family="table-row">
      <style:table-row-properties style:min-row-height="4.971cm" fo:keep-together="auto"/>
    </style:style>
    <style:style style:name="表格16.A1" style:family="table-cell">
      <style:table-cell-properties fo:padding-left="0.191cm" fo:padding-right="0.187cm" fo:padding-top="0.092cm" fo:padding-bottom="0cm" fo:border="0.5pt solid #000001"/>
    </style:style>
    <style:style style:name="表格17" style:family="table">
      <style:table-properties style:width="14.637cm" fo:margin-left="-0.383cm" fo:margin-top="0cm" fo:margin-bottom="0cm" table:align="left" style:writing-mode="lr-tb"/>
    </style:style>
    <style:style style:name="表格17.A" style:family="table-column">
      <style:table-column-properties style:column-width="2.244cm"/>
    </style:style>
    <style:style style:name="表格17.B" style:family="table-column">
      <style:table-column-properties style:column-width="12.393cm"/>
    </style:style>
    <style:style style:name="表格17.1" style:family="table-row">
      <style:table-row-properties style:min-row-height="1.118cm" fo:keep-together="auto"/>
    </style:style>
    <style:style style:name="表格17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7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7.2" style:family="table-row">
      <style:table-row-properties style:min-row-height="0.568cm" fo:keep-together="auto"/>
    </style:style>
    <style:style style:name="表格17.A2" style:family="table-cell">
      <style:table-cell-properties fo:padding-left="0.191cm" fo:padding-right="0.187cm" fo:padding-top="0.092cm" fo:padding-bottom="0cm" fo:border="0.5pt solid #000001"/>
    </style:style>
    <style:style style:name="表格17.B2" style:family="table-cell">
      <style:table-cell-properties fo:padding-left="0.191cm" fo:padding-right="0.187cm" fo:padding-top="0.092cm" fo:padding-bottom="0cm" fo:border="0.5pt solid #000001"/>
    </style:style>
    <style:style style:name="表格17.3" style:family="table-row">
      <style:table-row-properties style:min-row-height="1.692cm" fo:keep-together="auto"/>
    </style:style>
    <style:style style:name="表格17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7.B3" style:family="table-cell">
      <style:table-cell-properties fo:padding-left="0.191cm" fo:padding-right="0.187cm" fo:padding-top="0.092cm" fo:padding-bottom="0cm" fo:border="0.5pt solid #000001"/>
    </style:style>
    <style:style style:name="表格17.4" style:family="table-row">
      <style:table-row-properties style:min-row-height="1.672cm" fo:keep-together="auto"/>
    </style:style>
    <style:style style:name="表格17.B4" style:family="table-cell">
      <style:table-cell-properties fo:padding-left="0.191cm" fo:padding-right="0.187cm" fo:padding-top="0.092cm" fo:padding-bottom="0cm" fo:border="0.5pt solid #000001"/>
    </style:style>
    <style:style style:name="表格17.5" style:family="table-row">
      <style:table-row-properties style:min-row-height="0.79cm" fo:keep-together="auto"/>
    </style:style>
    <style:style style:name="表格17.B5" style:family="table-cell">
      <style:table-cell-properties fo:padding-left="0.191cm" fo:padding-right="0.187cm" fo:padding-top="0.092cm" fo:padding-bottom="0cm" fo:border="0.5pt solid #000001"/>
    </style:style>
    <style:style style:name="表格17.6" style:family="table-row">
      <style:table-row-properties style:min-row-height="4.971cm" fo:keep-together="auto"/>
    </style:style>
    <style:style style:name="表格17.B6" style:family="table-cell">
      <style:table-cell-properties fo:padding-left="0.191cm" fo:padding-right="0.187cm" fo:padding-top="0.092cm" fo:padding-bottom="0cm" fo:border="0.5pt solid #000001"/>
    </style:style>
    <style:style style:name="表格17.B7" style:family="table-cell">
      <style:table-cell-properties fo:padding-left="0.191cm" fo:padding-right="0.187cm" fo:padding-top="0.092cm" fo:padding-bottom="0cm" fo:border="0.5pt solid #000001"/>
    </style:style>
    <style:style style:name="表格17.8" style:family="table-row">
      <style:table-row-properties style:min-row-height="0.732cm" fo:keep-together="auto"/>
    </style:style>
    <style:style style:name="表格17.A8" style:family="table-cell">
      <style:table-cell-properties fo:padding-left="0.191cm" fo:padding-right="0.187cm" fo:padding-top="0.092cm" fo:padding-bottom="0cm" fo:border="0.5pt solid #000001"/>
    </style:style>
    <style:style style:name="表格17.B8" style:family="table-cell">
      <style:table-cell-properties fo:padding-left="0.191cm" fo:padding-right="0.187cm" fo:padding-top="0.092cm" fo:padding-bottom="0cm" fo:border="0.5pt solid #000001"/>
    </style:style>
    <style:style style:name="表格18" style:family="table">
      <style:table-properties style:width="14.637cm" fo:margin-left="-0.383cm" fo:margin-top="0cm" fo:margin-bottom="0cm" table:align="left" style:writing-mode="lr-tb"/>
    </style:style>
    <style:style style:name="表格18.A" style:family="table-column">
      <style:table-column-properties style:column-width="2.244cm"/>
    </style:style>
    <style:style style:name="表格18.B" style:family="table-column">
      <style:table-column-properties style:column-width="12.393cm"/>
    </style:style>
    <style:style style:name="表格18.1" style:family="table-row">
      <style:table-row-properties style:min-row-height="1.118cm" fo:keep-together="auto"/>
    </style:style>
    <style:style style:name="表格18.A1" style:family="table-cell">
      <style:table-cell-properties fo:padding-left="0.191cm" fo:padding-right="0.187cm" fo:padding-top="0.092cm" fo:padding-bottom="0cm" fo:border-left="0.5pt solid #000001" fo:border-right="none" fo:border-top="0.5pt solid #000001" fo:border-bottom="0.5pt solid #000001"/>
    </style:style>
    <style:style style:name="表格18.B1" style:family="table-cell">
      <style:table-cell-properties style:vertical-align="middle" fo:padding-left="0.191cm" fo:padding-right="0.187cm" fo:padding-top="0.092cm" fo:padding-bottom="0cm" fo:border-left="none" fo:border-right="0.5pt solid #000001" fo:border-top="0.5pt solid #000001" fo:border-bottom="0.5pt solid #000001"/>
    </style:style>
    <style:style style:name="表格18.2" style:family="table-row">
      <style:table-row-properties style:min-row-height="0.568cm" fo:keep-together="auto"/>
    </style:style>
    <style:style style:name="表格18.A2" style:family="table-cell">
      <style:table-cell-properties fo:padding-left="0.191cm" fo:padding-right="0.187cm" fo:padding-top="0.092cm" fo:padding-bottom="0cm" fo:border="0.5pt solid #000001"/>
    </style:style>
    <style:style style:name="表格18.B2" style:family="table-cell">
      <style:table-cell-properties fo:padding-left="0.191cm" fo:padding-right="0.187cm" fo:padding-top="0.092cm" fo:padding-bottom="0cm" fo:border="0.5pt solid #000001"/>
    </style:style>
    <style:style style:name="表格18.3" style:family="table-row">
      <style:table-row-properties style:min-row-height="1.692cm" fo:keep-together="auto"/>
    </style:style>
    <style:style style:name="表格18.A3" style:family="table-cell">
      <style:table-cell-properties style:vertical-align="middle" fo:padding-left="0.191cm" fo:padding-right="0.187cm" fo:padding-top="0.092cm" fo:padding-bottom="0cm" fo:border="0.5pt solid #000001"/>
    </style:style>
    <style:style style:name="表格18.B3" style:family="table-cell">
      <style:table-cell-properties fo:padding-left="0.191cm" fo:padding-right="0.187cm" fo:padding-top="0.092cm" fo:padding-bottom="0cm" fo:border="0.5pt solid #000001"/>
    </style:style>
    <style:style style:name="表格18.4" style:family="table-row">
      <style:table-row-properties style:min-row-height="1.672cm" fo:keep-together="auto"/>
    </style:style>
    <style:style style:name="表格18.B4" style:family="table-cell">
      <style:table-cell-properties fo:padding-left="0.191cm" fo:padding-right="0.187cm" fo:padding-top="0.092cm" fo:padding-bottom="0cm" fo:border="0.5pt solid #000001"/>
    </style:style>
    <style:style style:name="表格18.5" style:family="table-row">
      <style:table-row-properties style:min-row-height="0.79cm" fo:keep-together="auto"/>
    </style:style>
    <style:style style:name="表格18.B5" style:family="table-cell">
      <style:table-cell-properties fo:padding-left="0.191cm" fo:padding-right="0.187cm" fo:padding-top="0.092cm" fo:padding-bottom="0cm" fo:border="0.5pt solid #000001"/>
    </style:style>
    <style:style style:name="表格18.6" style:family="table-row">
      <style:table-row-properties style:min-row-height="4.971cm" fo:keep-together="auto"/>
    </style:style>
    <style:style style:name="表格18.B6" style:family="table-cell">
      <style:table-cell-properties fo:padding-left="0.191cm" fo:padding-right="0.187cm" fo:padding-top="0.092cm" fo:padding-bottom="0cm" fo:border="0.5pt solid #000001"/>
    </style:style>
    <style:style style:name="表格18.B7" style:family="table-cell">
      <style:table-cell-properties fo:padding-left="0.191cm" fo:padding-right="0.187cm" fo:padding-top="0.092cm" fo:padding-bottom="0cm" fo:border="0.5pt solid #000001"/>
    </style:style>
    <style:style style:name="表格18.8" style:family="table-row">
      <style:table-row-properties style:min-row-height="0.732cm" fo:keep-together="auto"/>
    </style:style>
    <style:style style:name="表格18.A8" style:family="table-cell">
      <style:table-cell-properties fo:padding-left="0.191cm" fo:padding-right="0.187cm" fo:padding-top="0.092cm" fo:padding-bottom="0cm" fo:border="0.5pt solid #000001"/>
    </style:style>
    <style:style style:name="表格18.B8" style:family="table-cell">
      <style:table-cell-properties fo:padding-left="0.191cm" fo:padding-right="0.187cm" fo:padding-top="0.092cm" fo:padding-bottom="0cm" fo:border="0.5pt solid #000001"/>
    </style:style>
    <style:style style:name="表格19" style:family="table">
      <style:table-properties style:width="14.637cm" fo:margin-left="-0.383cm" fo:margin-top="0cm" fo:margin-bottom="0cm" table:align="left" style:writing-mode="lr-tb"/>
    </style:style>
    <style:style style:name="表格19.A" style:family="table-column">
      <style:table-column-properties style:column-width="14.637cm"/>
    </style:style>
    <style:style style:name="表格19.1" style:family="table-row">
      <style:table-row-properties style:min-row-height="4.971cm" fo:keep-together="auto"/>
    </style:style>
    <style:style style:name="表格19.A1" style:family="table-cell">
      <style:table-cell-properties fo:padding-left="0.191cm" fo:padding-right="0.187cm" fo:padding-top="0.092cm" fo:padding-bottom="0cm" fo:border="0.5pt solid #000001"/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8dae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acc40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officeooo:paragraph-rsid="002faae9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10c002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10c70" style:font-size-asian="14pt" style:font-size-complex="14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39cf1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3cb89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5b72b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73f42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4pt" officeooo:rsid="0010c002" officeooo:paragraph-rsid="00378f2a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22pt" style:font-size-asian="22pt" style:font-size-complex="22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0c002" officeooo:paragraph-rsid="0010c002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12b62b" style:font-name-asian="等线2" style:font-name-complex="等线2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10c70" style:font-name-asian="等线2" style:font-name-complex="等线2"/>
    </style:style>
    <style:style style:name="P3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3cb89" style:font-name-asian="等线2" style:font-name-complex="等线2"/>
    </style:style>
    <style:style style:name="P3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5b72b" style:font-name-asian="等线2" style:font-name-complex="等线2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3f42" style:font-name-asian="等线2" style:font-name-complex="等线2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 style:font-size-complex="10.5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12b62b" style:font-name-asian="等线2" style:font-size-asian="12pt" style:font-name-complex="等线2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1" officeooo:paragraph-rsid="00339cf1" style:font-name-asian="等线1" style:font-name-complex="等线2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1" officeooo:paragraph-rsid="00378f2a" style:font-name-asian="等线1" style:font-name-complex="等线2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10c70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3cb89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5b72b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73f42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5804a" officeooo:paragraph-rsid="00378f2a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a5ddd" officeooo:paragraph-rsid="001a5dd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15804a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10c70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39cf1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3cb89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5b72b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73f42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style:text-underline-style="none" officeooo:rsid="0015804a" officeooo:paragraph-rsid="00378f2a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e2101" officeooo:paragraph-rsid="001e2101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6bb4" officeooo:paragraph-rsid="001f6bb4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09c40" officeooo:paragraph-rsid="00209c40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266a1" officeooo:paragraph-rsid="002266a1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4070e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4070e" officeooo:paragraph-rsid="002acc40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7e1ba" officeooo:paragraph-rsid="0027e1ba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8daed" officeooo:paragraph-rsid="0028daed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acc40" officeooo:paragraph-rsid="002acc40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2c1d7e" officeooo:paragraph-rsid="002c1d7e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25495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5b72b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73f42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25495" officeooo:paragraph-rsid="00378f2a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9cf1" officeooo:paragraph-rsid="00339cf1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3cb89" officeooo:paragraph-rsid="0033cb89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74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5d567"/>
    </style:style>
    <style:style style:name="P75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officeooo:paragraph-rsid="0035b72b"/>
    </style:style>
    <style:style style:name="P76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78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79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80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81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8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83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84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style:font-name-asian="等线2" style:font-name-complex="等线2"/>
    </style:style>
    <style:style style:name="P85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10c70" style:font-name-asian="等线2" style:font-name-complex="等线2"/>
    </style:style>
    <style:style style:name="P86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3cb89" style:font-name-asian="等线2" style:font-name-complex="等线2"/>
    </style:style>
    <style:style style:name="P87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5b72b" style:font-name-asian="等线2" style:font-name-complex="等线2"/>
    </style:style>
    <style:style style:name="P88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73f42" style:font-name-asian="等线2" style:font-name-complex="等线2"/>
    </style:style>
    <style:style style:name="P89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" officeooo:paragraph-rsid="00378f2a" style:font-name-asian="等线2" style:font-name-complex="等线2"/>
    </style:style>
    <style:style style:name="P90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1" officeooo:paragraph-rsid="00339cf1" style:font-name-asian="等线1" style:font-name-complex="等线2"/>
    </style:style>
    <style:style style:name="P91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等线1" officeooo:rsid="00378f2a" officeooo:paragraph-rsid="00378f2a" style:font-name-asian="等线1" style:font-name-complex="等线2"/>
    </style:style>
    <style:style style:name="P92" style:family="paragraph" style:parent-style-name="Standard">
      <style:paragraph-properties fo:margin-left="0cm" fo:margin-right="0cm" fo:margin-top="0cm" fo:margin-bottom="0.136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paragraph-rsid="00378f2a"/>
    </style:style>
    <style:style style:name="P9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10c70"/>
    </style:style>
    <style:style style:name="P95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96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73f42"/>
    </style:style>
    <style:style style:name="P9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paragraph-rsid="00378f2a"/>
    </style:style>
    <style:style style:name="P98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10c70"/>
    </style:style>
    <style:style style:name="P99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39cf1"/>
    </style:style>
    <style:style style:name="P100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3cb89"/>
    </style:style>
    <style:style style:name="P101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5b72b"/>
    </style:style>
    <style:style style:name="P102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73f42"/>
    </style:style>
    <style:style style:name="P10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10c70" officeooo:paragraph-rsid="00378f2a"/>
    </style:style>
    <style:style style:name="P104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39cf1" officeooo:paragraph-rsid="00339cf1"/>
    </style:style>
    <style:style style:name="P105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106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</style:style>
    <style:style style:name="P107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15804a"/>
    </style:style>
    <style:style style:name="P108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39cf1"/>
    </style:style>
    <style:style style:name="P109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3cb89"/>
    </style:style>
    <style:style style:name="P110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paragraph-rsid="0035b72b"/>
    </style:style>
    <style:style style:name="P111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15804a" officeooo:paragraph-rsid="0015804a"/>
    </style:style>
    <style:style style:name="P112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39cf1"/>
    </style:style>
    <style:style style:name="P113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3cb89"/>
    </style:style>
    <style:style style:name="P114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5b72b"/>
    </style:style>
    <style:style style:name="P115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25495" officeooo:paragraph-rsid="00378f2a"/>
    </style:style>
    <style:style style:name="P116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73f42" officeooo:paragraph-rsid="00373f42"/>
    </style:style>
    <style:style style:name="P117" style:family="paragraph" style:parent-style-name="Standard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officeooo:rsid="00378f2a" officeooo:paragraph-rsid="00378f2a"/>
    </style:style>
    <style:style style:name="P118" style:family="paragraph" style:parent-style-name="Preformatted_20_Text"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/>
      <style:text-properties fo:color="#000000" style:font-name="DejaVu Sans Mono" fo:font-size="11.3000001907349pt" officeooo:rsid="00325495" officeooo:paragraph-rsid="00373f42"/>
    </style:style>
    <style:style style:name="P119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122cm" loext:contextual-spacing="false" fo:line-height="108%" fo:text-align="start" style:justify-single-word="false" fo:text-indent="0cm" style:auto-text-indent="false" fo:background-color="#ffffff"/>
      <style:text-properties officeooo:rsid="00378f2a" officeooo:paragraph-rsid="00378f2a"/>
    </style:style>
    <style:style style:name="P120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style:font-name-asian="等线2" style:font-weight-asian="bold" style:font-name-complex="等线2"/>
    </style:style>
    <style:style style:name="P121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10c70" style:font-name-asian="等线2" style:font-weight-asian="bold" style:font-name-complex="等线2"/>
    </style:style>
    <style:style style:name="P122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3cb89" style:font-name-asian="等线2" style:font-weight-asian="bold" style:font-name-complex="等线2"/>
    </style:style>
    <style:style style:name="P123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5b72b" style:font-name-asian="等线2" style:font-weight-asian="bold" style:font-name-complex="等线2"/>
    </style:style>
    <style:style style:name="P124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73f42" style:font-name-asian="等线2" style:font-weight-asian="bold" style:font-name-complex="等线2"/>
    </style:style>
    <style:style style:name="P125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weight="bold" officeooo:paragraph-rsid="00378f2a" style:font-name-asian="等线2" style:font-weight-asian="bold" style:font-name-complex="等线2"/>
    </style:style>
    <style:style style:name="P126" style:family="paragraph" style:parent-style-name="Preformatted_20_Text">
      <loext:graphic-properties draw:fill="solid" draw:fill-color="#f7f7f9" draw:opacity="100%"/>
      <style:paragraph-properties fo:margin-left="0cm" fo:margin-right="0cm" fo:margin-top="0cm" fo:margin-bottom="0.265cm" loext:contextual-spacing="false" fo:line-height="142%" fo:text-align="start" style:justify-single-word="false" fo:orphans="2" fo:widows="2" fo:text-indent="0cm" style:auto-text-indent="false" fo:background-color="#f7f7f9" fo:padding="0.212cm" fo:border="0.06pt solid #e1e1e8"/>
      <style:text-properties fo:color="#333333" style:font-name="等线1" fo:font-size="11.3000001907349pt" officeooo:paragraph-rsid="00378f2a" style:font-name-asian="等线1"/>
    </style:style>
    <style:style style:name="P127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128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9" style:family="paragraph" style:parent-style-name="Standard">
      <style:text-properties style:font-size-complex="10.5pt"/>
    </style:style>
    <style:style style:name="P130" style:family="paragraph" style:parent-style-name="Standard">
      <style:paragraph-properties fo:text-align="center" style:justify-single-word="false"/>
      <style:text-properties style:font-size-complex="10.5pt"/>
    </style:style>
    <style:style style:name="P131" style:family="paragraph" style:parent-style-name="Standard">
      <style:text-properties fo:font-size="7.5pt" style:font-size-asian="7.5pt" style:font-size-complex="7.5pt"/>
    </style:style>
    <style:style style:name="P132" style:family="paragraph" style:parent-style-name="Standard">
      <style:paragraph-properties fo:text-align="center" style:justify-single-word="false"/>
      <style:text-properties fo:font-size="7.5pt" style:font-size-asian="7.5pt" style:font-size-complex="7.5pt"/>
    </style:style>
    <style:style style:name="P133" style:family="paragraph" style:parent-style-name="Standard">
      <style:text-properties fo:font-size="14pt" style:font-size-asian="14pt" style:font-size-complex="14pt"/>
    </style:style>
    <style:style style:name="P134" style:family="paragraph" style:parent-style-name="Standard">
      <style:paragraph-properties fo:margin-left="2.27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5.433cm" style:auto-text-indent="false"/>
      <style:text-properties fo:font-size="22pt" fo:font-weight="bold" style:font-size-asian="22pt" style:font-weight-asian="bold" style:font-size-complex="22pt"/>
    </style:style>
    <style:style style:name="P136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37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10c70" style:font-weight-asian="bold"/>
    </style:style>
    <style:style style:name="P138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9cf1" style:font-weight-asian="bold"/>
    </style:style>
    <style:style style:name="P139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cb89" style:font-weight-asian="bold"/>
    </style:style>
    <style:style style:name="P140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5b72b" style:font-weight-asian="bold"/>
    </style:style>
    <style:style style:name="P141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3f42" style:font-weight-asian="bold"/>
    </style:style>
    <style:style style:name="P142" style:family="paragraph" style:parent-style-name="Standard">
      <style:paragraph-properties fo:margin-left="0.191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8f2a" style:font-weight-asian="bold"/>
    </style:style>
    <style:style style:name="P143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style:font-weight-asian="bold"/>
    </style:style>
    <style:style style:name="P144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10c70" style:font-weight-asian="bold"/>
    </style:style>
    <style:style style:name="P145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9cf1" style:font-weight-asian="bold"/>
    </style:style>
    <style:style style:name="P146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3cb89" style:font-weight-asian="bold"/>
    </style:style>
    <style:style style:name="P147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5b72b" style:font-weight-asian="bold"/>
    </style:style>
    <style:style style:name="P148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3f42" style:font-weight-asian="bold"/>
    </style:style>
    <style:style style:name="P149" style:family="paragraph" style:parent-style-name="Standard">
      <style:paragraph-properties fo:margin-left="0.372cm" fo:margin-right="0cm" fo:margin-top="0cm" fo:margin-bottom="0cm" loext:contextual-spacing="false" fo:line-height="108%" fo:text-align="start" style:justify-single-word="false" fo:text-indent="0cm" style:auto-text-indent="false"/>
      <style:text-properties fo:font-weight="bold" officeooo:paragraph-rsid="00378f2a" style:font-weight-asian="bold"/>
    </style:style>
    <style:style style:name="P150" style:family="paragraph" style:parent-style-name="Standard">
      <style:paragraph-properties fo:margin-left="2.27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fo:font-weight="bold" style:font-size-asian="12pt" style:font-weight-asian="bold"/>
    </style:style>
    <style:style style:name="P151" style:family="paragraph" style:parent-style-name="Preformatted_20_Text">
      <style:paragraph-properties fo:margin-top="0cm" fo:margin-bottom="0.499cm" loext:contextual-spacing="false"/>
    </style:style>
    <style:style style:name="P15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5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373f42"/>
    </style:style>
    <style:style style:name="P1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paragraph-rsid="00378f2a"/>
    </style:style>
    <style:style style:name="P1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373f42"/>
    </style:style>
    <style:style style:name="P158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159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fo:letter-spacing="normal"/>
    </style:style>
    <style:style style:name="P160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style:font-name="等线1" fo:letter-spacing="normal" style:font-name-asian="等线1"/>
    </style:style>
    <style:style style:name="P161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333333" style:font-name="等线1" fo:letter-spacing="normal" officeooo:paragraph-rsid="00378f2a" style:font-name-asian="等线1"/>
    </style:style>
    <style:style style:name="P162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font-variant="normal" fo:text-transform="none" fo:color="#93a1a1" style:font-name="Menlo" fo:font-size="9pt" fo:letter-spacing="normal" fo:font-style="normal" fo:font-weight="normal"/>
    </style:style>
    <style:style style:name="P163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color="#333333" style:font-name="等线1" style:font-name-asian="等线1"/>
    </style:style>
    <style:style style:name="P164" style:family="paragraph" style:parent-style-name="Preformatted_20_Text">
      <loext:graphic-properties draw:fill="solid" draw:fill-color="#f7f7f9" draw:opacity="100%"/>
      <style:paragraph-properties fo:margin-top="0cm" fo:margin-bottom="0.265cm" loext:contextual-spacing="false" fo:line-height="142%" fo:orphans="2" fo:widows="2" fo:background-color="#f7f7f9" fo:padding="0.212cm" fo:border="0.06pt solid #e1e1e8"/>
      <style:text-properties fo:color="#333333" style:font-name="等线1" officeooo:paragraph-rsid="00378f2a" style:font-name-asian="等线1"/>
    </style:style>
    <style:style style:name="P165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78ebc" officeooo:paragraph-rsid="00178ebc"/>
    </style:style>
    <style:style style:name="P166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178ebc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paragraph-rsid="0028daed"/>
    </style:style>
    <style:style style:name="P169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815f8" officeooo:paragraph-rsid="001815f8"/>
    </style:style>
    <style:style style:name="P170" style:family="paragraph" style:parent-style-name="Standard" style:list-style-name="WWNum8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officeooo:rsid="001f81df" officeooo:paragraph-rsid="001f81df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10c70" style:font-name-asian="等线2" style:font-size-asian="12pt" style:font-name-complex="等线2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10c70" style:font-name-asian="等线2" style:font-size-asian="12pt" style:font-name-complex="等线2" style:font-size-complex="10.5pt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3cb89" style:font-name-asian="等线2" style:font-size-asian="12pt" style:font-name-complex="等线2" style:font-size-complex="10.5pt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73f42" style:font-name-asian="等线2" style:font-size-asian="12pt" style:font-name-complex="等线2" style:font-size-complex="10.5pt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78f2a" style:font-name-asian="等线2" style:font-size-asian="12pt" style:font-name-complex="等线2" style:font-size-complex="10.5pt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rsid="00378f2a" officeooo:paragraph-rsid="00378f2a" style:font-name-asian="等线2" style:font-size-asian="12pt" style:font-name-complex="等线2" style:font-size-complex="10.5pt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39cf1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5b72b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73f42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78f2a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5b72b" officeooo:paragraph-rsid="0035b72b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78f2a" officeooo:paragraph-rsid="00378f2a"/>
    </style:style>
    <style:style style:name="P183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font-size="12pt" fo:font-weight="bold" officeooo:rsid="00310c70" officeooo:paragraph-rsid="00310c70" style:font-size-asian="12pt" style:font-weight-asian="bold"/>
    </style:style>
    <style:style style:name="P184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font-size="12pt" fo:font-weight="bold" officeooo:rsid="0010c002" officeooo:paragraph-rsid="0035b72b" style:font-size-asian="12pt" style:font-weight-asian="bold" style:font-size-complex="14pt"/>
    </style:style>
    <style:style style:name="P185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3cb89"/>
    </style:style>
    <style:style style:name="P186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5b72b"/>
    </style:style>
    <style:style style:name="P187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39cf1"/>
    </style:style>
    <style:style style:name="P188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73f42"/>
    </style:style>
    <style:style style:name="P189" style:family="paragraph" style:parent-style-name="Standard">
      <style:paragraph-properties fo:margin-left="0cm" fo:margin-right="0cm" fo:margin-top="0cm" fo:margin-bottom="0.134cm" loext:contextual-spacing="false" fo:line-height="108%" fo:text-align="start" style:justify-single-word="false" fo:text-indent="0cm" style:auto-text-indent="false"/>
      <style:text-properties fo:color="#008080" style:font-name="DejaVu Sans Mono" fo:font-size="11.3000001907349pt" fo:font-weight="bold" officeooo:rsid="00339cf1" officeooo:paragraph-rsid="00378f2a"/>
    </style:style>
    <style:style style:name="P190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1" fo:font-size="12pt" officeooo:rsid="0035b72b" officeooo:paragraph-rsid="0035b72b" style:font-name-asian="等线1" style:font-size-asian="12pt" style:font-name-complex="等线2" style:font-size-complex="10.5pt"/>
    </style:style>
    <style:style style:name="P191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1" fo:font-size="12pt" officeooo:rsid="0035b72b" officeooo:paragraph-rsid="00378f2a" style:font-name-asian="等线1" style:font-size-asian="12pt" style:font-name-complex="等线2" style:font-size-complex="10.5pt"/>
    </style:style>
    <style:style style:name="P192" style:family="paragraph" style:parent-style-name="Standard">
      <style:paragraph-properties fo:margin-left="0cm" fo:margin-right="0cm" fo:margin-top="0cm" fo:margin-bottom="0.178cm" loext:contextual-spacing="false" fo:line-height="108%" fo:text-align="start" style:justify-single-word="false" fo:text-indent="0cm" style:auto-text-indent="false"/>
      <style:text-properties fo:color="#000000" style:font-name="等线" fo:font-size="12pt" officeooo:rsid="00373f42" officeooo:paragraph-rsid="00373f42" style:font-name-asian="等线2" style:font-size-asian="12pt" style:font-name-complex="等线2" style:font-size-complex="10.5pt"/>
    </style:style>
    <style:style style:name="P193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194" style:family="paragraph" style:parent-style-name="List_20_Paragraph" style:list-style-name="WWNum8">
      <style:text-properties fo:font-size="24pt" style:font-size-asian="24pt" style:font-size-complex="24pt"/>
    </style:style>
    <style:style style:name="P195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2pt" officeooo:paragraph-rsid="00310c70" style:font-name-asian="等线2" style:font-size-asian="12pt" style:font-name-complex="等线2" style:font-size-complex="10.5pt"/>
    </style:style>
    <style:style style:name="P196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2pt" officeooo:paragraph-rsid="00373f42" style:font-name-asian="等线2" style:font-size-asian="12pt" style:font-name-complex="等线2" style:font-size-complex="10.5pt"/>
    </style:style>
    <style:style style:name="P197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2pt" officeooo:rsid="0035b72b" officeooo:paragraph-rsid="0035b72b" style:font-size-asian="12pt"/>
    </style:style>
    <style:style style:name="P198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DejaVu Sans Mono" fo:font-size="12pt" officeooo:paragraph-rsid="00378f2a" style:font-size-asian="12pt"/>
    </style:style>
    <style:style style:name="P199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5b72b" style:font-name-asian="等线2" style:font-size-asian="12pt" style:font-name-complex="等线2" style:font-size-complex="10.5pt"/>
    </style:style>
    <style:style style:name="P200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color="#000000" style:font-name="等线" fo:font-size="12pt" officeooo:paragraph-rsid="00378f2a" style:font-name-asian="等线2" style:font-size-asian="12pt" style:font-name-complex="等线2" style:font-size-complex="10.5pt"/>
    </style:style>
    <style:style style:name="P201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variant="normal" fo:text-transform="none" fo:color="#93a1a1" style:font-name="Menlo" fo:font-size="12pt" fo:letter-spacing="normal" fo:font-style="normal" fo:font-weight="normal" officeooo:paragraph-rsid="0033cb89" style:font-size-asian="12pt"/>
    </style:style>
    <style:style style:name="P202" style:family="paragraph" style:parent-style-name="Preformatted_20_Text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variant="normal" fo:text-transform="none" fo:color="#93a1a1" style:font-name="Menlo" fo:font-size="12pt" fo:letter-spacing="normal" fo:font-style="normal" fo:font-weight="normal" officeooo:paragraph-rsid="0035b72b" style:font-name-asian="等线2" style:font-size-asian="12pt" style:font-name-complex="等线2" style:font-size-complex="10.5pt"/>
    </style:style>
    <style:style style:name="P2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等线1" fo:font-size="11.3000001907349pt" officeooo:rsid="0035b72b" officeooo:paragraph-rsid="0035b72b" style:font-name-asian="等线1"/>
    </style:style>
    <style:style style:name="P20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等线1" fo:font-size="11.3000001907349pt" officeooo:rsid="0035b72b" officeooo:paragraph-rsid="00378f2a" style:font-name-asian="等线1"/>
    </style:style>
    <style:style style:name="P20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officeooo:rsid="00373f42" officeooo:paragraph-rsid="00378f2a"/>
    </style:style>
    <style:style style:name="T1" style:family="text">
      <style:text-properties fo:font-size="9pt" style:font-size-asian="9pt"/>
    </style:style>
    <style:style style:name="T2" style:family="text">
      <style:text-properties fo:font-size="12pt" officeooo:rsid="0010c002" style:font-size-asian="12pt"/>
    </style:style>
    <style:style style:name="T3" style:family="text">
      <style:text-properties fo:font-size="12pt" officeooo:rsid="0012b62b" style:font-size-asian="12pt"/>
    </style:style>
    <style:style style:name="T4" style:family="text">
      <style:text-properties fo:font-size="12pt" officeooo:rsid="0015804a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officeooo:rsid="0010c002" style:font-size-asian="12pt" style:font-weight-asian="bold"/>
    </style:style>
    <style:style style:name="T7" style:family="text">
      <style:text-properties fo:font-size="12pt" fo:font-weight="bold" officeooo:rsid="00339cf1" style:font-size-asian="12pt" style:font-weight-asian="bold"/>
    </style:style>
    <style:style style:name="T8" style:family="text">
      <style:text-properties fo:font-size="12pt" fo:font-weight="bold" officeooo:rsid="00378f2a" style:font-size-asian="12pt" style:font-weight-asian="bold"/>
    </style:style>
    <style:style style:name="T9" style:family="text">
      <style:text-properties fo:font-size="12pt" style:text-underline-style="none" fo:font-weight="bold" officeooo:rsid="00378f2a" style:font-size-asian="12pt" style:font-weight-asian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0c002"/>
    </style:style>
    <style:style style:name="T12" style:family="text">
      <style:text-properties style:text-underline-style="none" officeooo:rsid="0033cb89"/>
    </style:style>
    <style:style style:name="T13" style:family="text">
      <style:text-properties style:text-underline-style="none" officeooo:rsid="0035b72b"/>
    </style:style>
    <style:style style:name="T14" style:family="text">
      <style:text-properties style:text-underline-style="none" officeooo:rsid="00378f2a"/>
    </style:style>
    <style:style style:name="T15" style:family="text">
      <style:text-properties fo:color="#0563c1"/>
    </style:style>
    <style:style style:name="T16" style:family="text">
      <style:text-properties fo:color="#0563c1" style:text-underline-style="solid" style:text-underline-width="auto" style:text-underline-color="#0563c1"/>
    </style:style>
    <style:style style:name="T17" style:family="text">
      <style:text-properties fo:color="#0563c1" style:text-underline-style="solid" style:text-underline-width="auto" style:text-underline-color="#0563c1" officeooo:rsid="0015804a"/>
    </style:style>
    <style:style style:name="T18" style:family="text">
      <style:text-properties fo:color="#0563c1" officeooo:rsid="0015804a"/>
    </style:style>
    <style:style style:name="T19" style:family="text">
      <style:text-properties style:font-name="Arial" style:font-name-asian="Arial1" style:font-name-complex="Arial1"/>
    </style:style>
    <style:style style:name="T20" style:family="text">
      <style:text-properties style:font-name="Arial" officeooo:rsid="0015804a" style:font-name-asian="Arial1" style:font-name-complex="Arial1"/>
    </style:style>
    <style:style style:name="T21" style:family="text">
      <style:text-properties style:font-name="Arial" officeooo:rsid="0035b72b" style:font-name-asian="Arial1" style:font-name-complex="Arial1"/>
    </style:style>
    <style:style style:name="T22" style:family="text">
      <style:text-properties style:font-name="Arial" officeooo:rsid="00325495" style:font-name-asian="Arial1" style:font-name-complex="Arial1"/>
    </style:style>
    <style:style style:name="T23" style:family="text">
      <style:text-properties officeooo:rsid="0010c002"/>
    </style:style>
    <style:style style:name="T24" style:family="text">
      <style:text-properties officeooo:rsid="0015804a"/>
    </style:style>
    <style:style style:name="T25" style:family="text">
      <style:text-properties officeooo:rsid="0015d567"/>
    </style:style>
    <style:style style:name="T26" style:family="text">
      <style:text-properties officeooo:rsid="001815f8"/>
    </style:style>
    <style:style style:name="T27" style:family="text">
      <style:text-properties officeooo:rsid="001f6bb4"/>
    </style:style>
    <style:style style:name="T28" style:family="text">
      <style:text-properties officeooo:rsid="002de4d0"/>
    </style:style>
    <style:style style:name="T29" style:family="text">
      <style:text-properties officeooo:rsid="002faae9"/>
    </style:style>
    <style:style style:name="T30" style:family="text">
      <style:text-properties officeooo:rsid="00310c70"/>
    </style:style>
    <style:style style:name="T31" style:family="text">
      <style:text-properties officeooo:rsid="00325495"/>
    </style:style>
    <style:style style:name="T32" style:family="text">
      <style:text-properties fo:color="#008080" style:font-name="DejaVu Sans Mono" fo:font-size="11.3000001907349pt" fo:font-weight="bold"/>
    </style:style>
    <style:style style:name="T33" style:family="text">
      <style:text-properties fo:color="#008080" style:font-name="DejaVu Sans Mono" fo:font-size="11.3000001907349pt" fo:font-weight="bold" officeooo:rsid="00339cf1"/>
    </style:style>
    <style:style style:name="T34" style:family="text">
      <style:text-properties fo:color="#008080" style:font-name="DejaVu Sans Mono" fo:font-size="11.3000001907349pt" fo:font-weight="bold" style:font-size-asian="12pt" style:font-weight-asian="bold"/>
    </style:style>
    <style:style style:name="T35" style:family="text">
      <style:text-properties fo:color="#008080" style:font-name="DejaVu Sans Mono" fo:font-size="11.3000001907349pt" fo:font-weight="bold" officeooo:rsid="00339cf1" style:font-size-asian="12pt" style:font-weight-asian="bold"/>
    </style:style>
    <style:style style:name="T36" style:family="text">
      <style:text-properties fo:color="#008080" style:font-name="DejaVu Sans Mono" fo:font-size="11.3000001907349pt" fo:font-weight="bold" officeooo:rsid="0035b72b" style:font-size-asian="12pt" style:font-weight-asian="bold"/>
    </style:style>
    <style:style style:name="T37" style:family="text">
      <style:text-properties fo:color="#008080" style:font-name="DejaVu Sans Mono" fo:font-size="11.3000001907349pt" style:text-underline-style="none" fo:font-weight="bold" officeooo:rsid="00310c70" style:font-size-asian="12pt" style:font-weight-asian="bold"/>
    </style:style>
    <style:style style:name="T38" style:family="text">
      <style:text-properties fo:color="#008080" style:font-name="DejaVu Sans Mono" fo:font-size="11.3000001907349pt" style:text-underline-style="none" fo:font-weight="bold" officeooo:rsid="0035b72b" style:font-size-asian="12pt" style:font-weight-asian="bold"/>
    </style:style>
    <style:style style:name="T39" style:family="text">
      <style:text-properties fo:color="#008080" fo:font-weight="bold"/>
    </style:style>
    <style:style style:name="T40" style:family="text">
      <style:text-properties officeooo:rsid="00339cf1"/>
    </style:style>
    <style:style style:name="T41" style:family="text">
      <style:text-properties style:font-name="DejaVu Sans Mono" fo:font-size="11.3000001907349pt"/>
    </style:style>
    <style:style style:name="T42" style:family="text">
      <style:text-properties style:font-name="DejaVu Sans Mono" fo:font-size="11.3000001907349pt" officeooo:rsid="00339cf1"/>
    </style:style>
    <style:style style:name="T43" style:family="text">
      <style:text-properties fo:color="#48484c"/>
    </style:style>
    <style:style style:name="T44" style:family="text">
      <style:text-properties fo:color="#48484c" style:font-name="Menlo" fo:font-size="9pt" fo:font-style="normal" fo:font-weight="normal"/>
    </style:style>
    <style:style style:name="T45" style:family="text">
      <style:text-properties fo:color="#48484c" fo:font-size="9pt" fo:font-style="normal" fo:font-weight="normal"/>
    </style:style>
    <style:style style:name="T46" style:family="text">
      <style:text-properties fo:color="#93a1a1" style:font-name="Menlo" fo:font-size="9pt" fo:font-style="normal" fo:font-weight="normal"/>
    </style:style>
    <style:style style:name="T47" style:family="text">
      <style:text-properties fo:color="#93a1a1" fo:font-size="9pt" fo:font-style="normal" fo:font-weight="normal"/>
    </style:style>
    <style:style style:name="T48" style:family="text">
      <style:text-properties fo:color="#dd1144" style:font-name="Menlo" fo:font-size="9pt" fo:font-style="normal" fo:font-weight="normal"/>
    </style:style>
    <style:style style:name="T49" style:family="text">
      <style:text-properties fo:color="#dd1144" style:font-name-asian="Menlo" style:font-size-asian="9pt" style:font-style-asian="normal" style:font-weight-asian="normal"/>
    </style:style>
    <style:style style:name="T50" style:family="text">
      <style:text-properties fo:color="#dd1144" fo:font-size="9pt" fo:font-style="normal" fo:font-weight="normal"/>
    </style:style>
    <style:style style:name="T51" style:family="text">
      <style:text-properties fo:color="#dd1144" style:font-size-asian="9pt" style:font-style-asian="normal" style:font-weight-asian="normal"/>
    </style:style>
    <style:style style:name="T52" style:family="text">
      <style:text-properties fo:color="#195f91" style:font-name="Menlo" fo:font-size="9pt" fo:font-style="normal" fo:font-weight="normal"/>
    </style:style>
    <style:style style:name="T53" style:family="text">
      <style:text-properties fo:color="#195f91" fo:font-size="9pt" fo:font-style="normal" fo:font-weight="normal"/>
    </style:style>
    <style:style style:name="T54" style:family="text">
      <style:text-properties fo:font-variant="normal" fo:text-transform="none" fo:color="#93a1a1" fo:font-size="9pt" fo:letter-spacing="normal" fo:font-style="normal" fo:font-weight="normal"/>
    </style:style>
    <style:style style:name="T55" style:family="text">
      <style:text-properties fo:font-variant="normal" fo:text-transform="none" fo:color="#93a1a1" fo:font-size="9pt" fo:letter-spacing="normal" fo:font-style="normal" fo:font-weight="normal" style:font-size-asian="12pt"/>
    </style:style>
    <style:style style:name="T56" style:family="text">
      <style:text-properties fo:font-variant="normal" fo:text-transform="none" fo:color="#48484c" fo:letter-spacing="normal"/>
    </style:style>
    <style:style style:name="T57" style:family="text">
      <style:text-properties fo:font-variant="normal" fo:text-transform="none" fo:color="#48484c" fo:font-size="12pt" fo:letter-spacing="normal" style:font-size-asian="12pt"/>
    </style:style>
    <style:style style:name="T58" style:family="text">
      <style:text-properties fo:font-variant="normal" fo:text-transform="none" fo:color="#dd1144" style:font-name="Menlo" fo:font-size="12pt" fo:letter-spacing="normal" fo:font-style="normal" fo:font-weight="normal" style:font-name-asian="等线2" style:font-size-asian="12pt" style:font-name-complex="等线2" style:font-size-complex="10.5pt"/>
    </style:style>
    <style:style style:name="T59" style:family="text">
      <style:text-properties fo:font-variant="normal" fo:text-transform="none" fo:color="#dd1144" style:font-name="Menlo" fo:font-size="12pt" fo:letter-spacing="normal" fo:font-style="normal" fo:font-weight="normal" officeooo:rsid="0035b72b" style:font-name-asian="等线2" style:font-size-asian="12pt" style:font-name-complex="等线2" style:font-size-complex="10.5pt"/>
    </style:style>
    <style:style style:name="T60" style:family="text">
      <style:text-properties fo:color="#000000" style:font-name="DejaVu Sans Mono" fo:font-size="11.3000001907349pt"/>
    </style:style>
    <style:style style:name="T61" style:family="text">
      <style:text-properties fo:color="#000000" style:font-name="DejaVu Sans Mono" fo:font-size="11.3000001907349pt" officeooo:rsid="00373f42"/>
    </style:style>
    <style:style style:name="T62" style:family="text">
      <style:text-properties fo:color="#000000" style:font-name="等线" fo:font-size="14pt" style:font-name-asian="等线2" style:font-size-asian="14pt" style:font-name-complex="等线2" style:font-size-complex="14pt"/>
    </style:style>
    <style:style style:name="T63" style:family="text">
      <style:text-properties fo:color="#000000" style:font-name="等线" fo:font-size="14pt" officeooo:rsid="001815f8" style:font-name-asian="等线2" style:font-size-asian="14pt" style:font-name-complex="等线2" style:font-size-complex="14pt"/>
    </style:style>
    <style:style style:name="T64" style:family="text">
      <style:text-properties officeooo:rsid="0033cb89"/>
    </style:style>
    <style:style style:name="T65" style:family="text">
      <style:text-properties officeooo:rsid="0035b72b"/>
    </style:style>
    <style:style style:name="T66" style:family="text">
      <style:text-properties officeooo:rsid="00373f42"/>
    </style:style>
    <style:style style:name="T67" style:family="text">
      <style:text-properties officeooo:rsid="00378f2a"/>
    </style:style>
    <style:style style:name="T68" style:family="text">
      <style:text-properties officeooo:rsid="0038fc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3"/>
      <text:p text:style-name="P127"/>
      <text:p text:style-name="P127"/>
      <text:p text:style-name="P127">“蹭课吧“后台接口说明文档</text:p>
      <text:p text:style-name="P127"/>
      <text:p text:style-name="P128">负责人: 张新豪</text:p>
      <text:p text:style-name="P128"/>
      <text:p text:style-name="P129">注<text:span text:style-name="T67">：域名是www.cengke.work，采用token。</text:span></text:p>
      <text:p text:style-name="P129">管理后台数据库 <text:span text:style-name="T68">www,cengke.work/admin <text:s/>使用用户名;woods 密码:414006244zhang登陆，在Users里面可删除已经创建的用户（测试时可使用，注意别把woods给删除了）</text:span></text:p>
      <text:p text:style-name="P129"/>
      <text:p text:style-name="P129"/>
      <text:p text:style-name="P130">更新时间 20180<text:span text:style-name="T67">819</text:span></text:p>
      <text:p text:style-name="P130"/>
      <text:p text:style-name="P132"/>
      <text:p text:style-name="P132"/>
      <text:p text:style-name="P132"/>
      <text:p text:style-name="P132"/>
      <text:p text:style-name="Contents_20_1"/>
      <text:p text:style-name="Standard"><text:soft-page-break/></text:p>
      <text:p text:style-name="Contents_20_1"><text:s text:c="57"/></text:p>
      <text:p text:style-name="P132"/>
      <text:p text:style-name="P131"/>
      <text:p text:style-name="P132"/>
      <text:list xml:id="list2620731835" text:style-name="WWNum8">
        <text:list-item>
          <text:p text:style-name="P194">类</text:p>
        </text:list-item>
      </text:list>
      <text:p text:style-name="P133"/>
      <text:p text:style-name="P133"/>
      <text:p text:style-name="P133">1.1 Nuser</text:p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table:number-columns-spanned="3" office:value-type="string">
            <text:p text:style-name="P45">Nuser</text:p>
          </table:table-cell>
          <table:covered-table-cell/>
          <table:covered-table-cell/>
        </table:table-row>
        <table:table-row table:style-name="表格1.1"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id</text:p>
          </table:table-cell>
          <table:table-cell table:style-name="表格1.A1" office:value-type="string">
            <text:p text:style-name="P5">字符串<text:span text:style-name="T26">，主键</text:span></text:p>
          </table:table-cell>
        </table:table-row>
        <table:table-row table:style-name="表格1.1">
          <table:table-cell table:style-name="表格1.A1" office:value-type="string">
            <text:p text:style-name="P27">用户名</text:p>
          </table:table-cell>
          <table:table-cell table:style-name="表格1.A1" office:value-type="string">
            <text:p text:style-name="P27">username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1">
          <table:table-cell table:style-name="表格1.A1" office:value-type="string">
            <text:p text:style-name="P5">密码</text:p>
          </table:table-cell>
          <table:table-cell table:style-name="表格1.A1" office:value-type="string">
            <text:p text:style-name="P27">password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1" office:value-type="string">
            <text:list xml:id="list202022802728842" text:continue-numbering="true" text:style-name="WWNum8">
              <text:list-header>
                <text:p text:style-name="P165">学院</text:p>
              </text:list-header>
            </text:list>
          </table:table-cell>
          <table:table-cell table:style-name="表格1.A1" office:value-type="string">
            <text:p text:style-name="P45">school</text:p>
          </table:table-cell>
          <table:table-cell table:style-name="表格1.A1" office:value-type="string">
            <text:p text:style-name="P5">字符串</text:p>
          </table:table-cell>
        </table:table-row>
        <table:table-row table:style-name="表格1.5">
          <table:table-cell table:style-name="表格1.A6" office:value-type="string">
            <text:list xml:id="list202022559456443" text:continue-numbering="true" text:style-name="WWNum8">
              <text:list-header>
                <text:p text:style-name="P166">届</text:p>
              </text:list-header>
            </text:list>
          </table:table-cell>
          <table:table-cell table:style-name="表格1.A6" office:value-type="string">
            <text:p text:style-name="P46">year</text:p>
          </table:table-cell>
          <table:table-cell table:style-name="表格1.A6" office:value-type="string">
            <text:p text:style-name="P46">整型</text:p>
          </table:table-cell>
        </table:table-row>
        <table:table-row table:style-name="表格1.5">
          <table:table-cell table:style-name="表格1.A6" office:value-type="string">
            <text:list xml:id="list202021778256987" text:continue-numbering="true" text:style-name="WWNum8">
              <text:list-header>
                <text:p text:style-name="P169">课表时间</text:p>
              </text:list-header>
            </text:list>
          </table:table-cell>
          <table:table-cell table:style-name="表格1.A6" office:value-type="string">
            <text:p text:style-name="P55">table_time</text:p>
          </table:table-cell>
          <table:table-cell table:style-name="表格1.A6" office:value-type="string">
            <text:p text:style-name="P55">时间戳</text:p>
          </table:table-cell>
        </table:table-row>
        <table:table-row table:style-name="表格1.5">
          <table:table-cell table:style-name="表格1.A6" office:value-type="string">
            <text:list xml:id="list202022439219186" text:continue-numbering="true" text:style-name="WWNum8">
              <text:list-header>
                <text:p text:style-name="P169">课表</text:p>
              </text:list-header>
            </text:list>
          </table:table-cell>
          <table:table-cell table:style-name="表格1.A6" office:value-type="string">
            <text:p text:style-name="P57">course_table</text:p>
          </table:table-cell>
          <table:table-cell table:style-name="表格1.A6" office:value-type="string">
            <text:p text:style-name="P55">指向<text:span text:style-name="T27">Course,外健1/n</text:span></text:p>
          </table:table-cell>
        </table:table-row>
        <table:table-row table:style-name="表格1.5">
          <table:table-cell table:style-name="表格1.A6" office:value-type="string">
            <text:list xml:id="list202022102420085" text:continue-numbering="true" text:style-name="WWNum8">
              <text:list-header>
                <text:p text:style-name="P170">推荐课程</text:p>
              </text:list-header>
            </text:list>
          </table:table-cell>
          <table:table-cell table:style-name="表格1.A6" office:value-type="string">
            <text:p text:style-name="P58">course_recom</text:p>
          </table:table-cell>
          <table:table-cell table:style-name="表格1.A6" office:value-type="string">
            <text:p text:style-name="P58">指向Course,外健1/n</text:p>
          </table:table-cell>
        </table:table-row>
        <table:table-row table:style-name="表格1.10">
          <table:table-cell table:style-name="表格1.A6" office:value-type="string">
            <text:list xml:id="list202021980317058" text:continue-numbering="true" text:style-name="WWNum8">
              <text:list-header>
                <text:p text:style-name="P170">收藏课程</text:p>
              </text:list-header>
            </text:list>
          </table:table-cell>
          <table:table-cell table:style-name="表格1.A6" office:value-type="string">
            <text:p text:style-name="P58">course_colle</text:p>
          </table:table-cell>
          <table:table-cell table:style-name="表格1.A6" office:value-type="string">
            <text:p text:style-name="P58">指向Course，外健1/n</text:p>
          </table:table-cell>
        </table:table-row>
      </table:table>
      <text:p text:style-name="P8"/>
      <text:p text:style-name="P64">1.检查课表是否需要更新的方法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><text:span text:style-name="T62">1.2 </text:span><text:span text:style-name="T63">Course</text:span></text:p>
      <text:p text:style-name="P46"/>
      <table:table table:name="表格2" table:style-name="表格2">
        <table:table-column table:style-name="表格2.A"/>
        <table:table-column table:style-name="表格2.B" table:number-columns-repeated="2"/>
        <table:table-row table:style-name="表格2.1">
          <table:table-cell table:style-name="表格2.A1" table:number-columns-spanned="3" office:value-type="string">
            <text:p text:style-name="P46">Course</text:p>
          </table:table-cell>
          <table:covered-table-cell/>
          <table:covered-table-cell/>
        </table:table-row>
        <table:table-row table:style-name="表格2.1">
          <table:table-cell table:style-name="表格2.A1" office:value-type="string">
            <text:p text:style-name="P5">课头号</text:p>
          </table:table-cell>
          <table:table-cell table:style-name="表格2.A1" office:value-type="string">
            <text:p text:style-name="P55">course_id</text:p>
          </table:table-cell>
          <table:table-cell table:style-name="表格2.A1" office:value-type="string">
            <text:p text:style-name="P56">整型，主键</text:p>
          </table:table-cell>
        </table:table-row>
        <table:table-row table:style-name="表格2.1">
          <table:table-cell table:style-name="表格2.A1" office:value-type="string">
            <text:p text:style-name="P5">课程名字</text:p>
          </table:table-cell>
          <table:table-cell table:style-name="表格2.A1" office:value-type="string">
            <text:p text:style-name="P47">nam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1" office:value-type="string">
            <text:p text:style-name="P47">课程类型</text:p>
          </table:table-cell>
          <table:table-cell table:style-name="表格2.A1" office:value-type="string">
            <text:p text:style-name="P5">type</text:p>
          </table:table-cell>
          <table:table-cell table:style-name="表格2.A1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7">课程学院</text:p>
          </table:table-cell>
          <table:table-cell table:style-name="表格2.A5" office:value-type="string">
            <text:p text:style-name="P55">school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7">课程专业</text:p>
          </table:table-cell>
          <table:table-cell table:style-name="表格2.A5" office:value-type="string">
            <text:p text:style-name="P55">majo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7">上课老师</text:p>
          </table:table-cell>
          <table:table-cell table:style-name="表格2.A5" office:value-type="string">
            <text:p text:style-name="P55">teacher</text:p>
          </table:table-cell>
          <table:table-cell table:style-name="表格2.A5" office:value-type="string">
            <text:p text:style-name="P5">字符串</text:p>
          </table:table-cell>
        </table:table-row>
        <table:table-row table:style-name="表格2.1">
          <table:table-cell table:style-name="表格2.A5" office:value-type="string">
            <text:p text:style-name="P47">课程学分</text:p>
          </table:table-cell>
          <table:table-cell table:style-name="表格2.A5" office:value-type="string">
            <text:p text:style-name="P55">credit</text:p>
          </table:table-cell>
          <table:table-cell table:style-name="表格2.A5" office:value-type="string">
            <text:p text:style-name="P5">浮点型</text:p>
          </table:table-cell>
        </table:table-row>
        <table:table-row table:style-name="表格2.1">
          <table:table-cell table:style-name="表格2.A5" office:value-type="string">
            <text:p text:style-name="P61">开始周数</text:p>
          </table:table-cell>
          <table:table-cell table:style-name="表格2.A5" office:value-type="string">
            <text:p text:style-name="P63">start_week</text:p>
          </table:table-cell>
          <table:table-cell table:style-name="表格2.A5" office:value-type="string">
            <text:p text:style-name="P63">整型</text:p>
          </table:table-cell>
        </table:table-row>
        <table:table-row table:style-name="表格2.10">
          <table:table-cell table:style-name="表格2.A5" office:value-type="string">
            <text:p text:style-name="P59">结束周数</text:p>
          </table:table-cell>
          <table:table-cell table:style-name="表格2.A5" office:value-type="string">
            <text:p text:style-name="P63">end_week</text:p>
          </table:table-cell>
          <table:table-cell table:style-name="表格2.A5" office:value-type="string">
            <text:p text:style-name="P60">整型</text:p>
          </table:table-cell>
        </table:table-row>
        <table:table-row table:style-name="表格2.10">
          <table:table-cell table:style-name="表格2.A5" office:value-type="string">
            <text:p text:style-name="P63">间隔</text:p>
          </table:table-cell>
          <table:table-cell table:style-name="表格2.A5" office:value-type="string">
            <text:p text:style-name="P63">gap</text:p>
          </table:table-cell>
          <table:table-cell table:style-name="表格2.A5" office:value-type="string">
            <text:p text:style-name="P5">整型</text:p>
          </table:table-cell>
        </table:table-row>
        <table:table-row table:style-name="表格2.10">
          <table:table-cell table:style-name="表格2.A5" office:value-type="string">
            <text:p text:style-name="P62">在一周中的天数</text:p>
          </table:table-cell>
          <table:table-cell table:style-name="表格2.A5" office:value-type="string">
            <text:p text:style-name="P65">day_in_week</text:p>
          </table:table-cell>
          <table:table-cell table:style-name="表格2.A5" office:value-type="string">
            <text:p text:style-name="P10">整型</text:p>
          </table:table-cell>
        </table:table-row>
        <table:table-row table:style-name="表格2.10">
          <table:table-cell table:style-name="表格2.A5" office:value-type="string">
            <text:p text:style-name="P63">开始时间</text:p>
          </table:table-cell>
          <table:table-cell table:style-name="表格2.A5" office:value-type="string">
            <text:p text:style-name="P64">start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结束时间</text:p>
          </table:table-cell>
          <table:table-cell table:style-name="表格2.A5" office:value-type="string">
            <text:p text:style-name="P64">end_time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区</text:p>
          </table:table-cell>
          <table:table-cell table:style-name="表格2.A5" office:value-type="string">
            <text:p text:style-name="P64">area</text:p>
          </table:table-cell>
          <table:table-cell table:style-name="表格2.A5" office:value-type="string">
            <text:p text:style-name="P9">整型</text:p>
          </table:table-cell>
        </table:table-row>
        <table:table-row table:style-name="表格2.10">
          <table:table-cell table:style-name="表格2.A5" office:value-type="string">
            <text:p text:style-name="P5">教学楼</text:p>
          </table:table-cell>
          <table:table-cell table:style-name="表格2.A5" office:value-type="string">
            <text:p text:style-name="P64">building</text:p>
          </table:table-cell>
          <table:table-cell table:style-name="表格2.A5" office:value-type="string">
            <text:p text:style-name="P66">字符型</text:p>
          </table:table-cell>
        </table:table-row>
        <table:table-row table:style-name="表格2.10">
          <table:table-cell table:style-name="表格2.A5" office:value-type="string">
            <text:p text:style-name="P64">教室</text:p>
          </table:table-cell>
          <table:table-cell table:style-name="表格2.A5" office:value-type="string">
            <text:p text:style-name="P5">room</text:p>
          </table:table-cell>
          <table:table-cell table:style-name="表格2.A5" office:value-type="string">
            <text:p text:style-name="P5">整型</text:p>
          </table:table-cell>
        </table:table-row>
      </table:table>
      <text:p text:style-name="P64"/>
      <text:p text:style-name="P9"/>
      <text:p text:style-name="P5"/>
      <text:p text:style-name="P5"/>
      <text:p text:style-name="P5"/>
      <text:p text:style-name="P5"/>
      <text:p text:style-name="P5"/>
      <text:p text:style-name="P5"/>
      <text:p text:style-name="P5">1.4 C<text:span text:style-name="T29">ourseColle</text:span></text:p>
      <table:table table:name="表格4" table:style-name="表格4">
        <table:table-column table:style-name="表格4.A"/>
        <table:table-column table:style-name="表格4.B" table:number-columns-repeated="2"/>
        <table:table-row table:style-name="表格4.1">
          <table:table-cell table:style-name="表格4.A1" table:number-columns-spanned="3" office:value-type="string">
            <text:p text:style-name="P5">Singing</text:p>
          </table:table-cell>
          <table:covered-table-cell/>
          <table:covered-table-cell/>
        </table:table-row>
        <table:table-row table:style-name="表格4.1"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id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更新时间</text:p>
          </table:table-cell>
          <table:table-cell table:style-name="表格4.A1" office:value-type="string">
            <text:p text:style-name="P5">Update_time</text:p>
          </table:table-cell>
          <table:table-cell table:style-name="表格4.A1" office:value-type="string">
            <text:p text:style-name="P5">时间戳</text:p>
          </table:table-cell>
        </table:table-row>
        <table:table-row table:style-name="表格4.1">
          <table:table-cell table:style-name="表格4.A1" office:value-type="string">
            <text:p text:style-name="P5">储存位置</text:p>
          </table:table-cell>
          <table:table-cell table:style-name="表格4.A1" office:value-type="string">
            <text:p text:style-name="P5">url</text:p>
          </table:table-cell>
          <table:table-cell table:style-name="表格4.A1" office:value-type="string">
            <text:p text:style-name="P5">字符串</text:p>
          </table:table-cell>
        </table:table-row>
        <table:table-row table:style-name="表格4.1">
          <table:table-cell table:style-name="表格4.A1" office:value-type="string">
            <text:p text:style-name="P5">点赞数</text:p>
          </table:table-cell>
          <table:table-cell table:style-name="表格4.A1" office:value-type="string">
            <text:p text:style-name="P5">phrase</text:p>
          </table:table-cell>
          <table:table-cell table:style-name="表格4.A1" office:value-type="string">
            <text:p text:style-name="P5">int</text:p>
          </table:table-cell>
        </table:table-row>
      </table:table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6"/>
      <text:p text:style-name="P135">2<text:tab/>内部接口</text:p>
      <text:p text:style-name="P5"/>
      <text:p text:style-name="P5"/>
      <text:p text:style-name="P18">2.1 .账户相关接口（<text:span text:style-name="T24">account</text:span>）</text:p>
      <text:p text:style-name="P18"/>
      <text:p text:style-name="P19">2.1.1 验证码获取(yzm<text:span text:style-name="T30">)</text:span></text:p>
      <text:p text:style-name="P19"/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76"/>
          </table:table-cell>
          <table:table-cell table:style-name="表格6.B1" office:value-type="string">
            <text:p text:style-name="P134"><text:span text:style-name="T6">验证码获取</text:span><text:span text:style-name="T5">（</text:span><text:span text:style-name="T6">yzm</text:span><text:span text:style-name="T5">） </text:span></text:p>
          </table:table-cell>
        </table:table-row>
        <table:table-row table:style-name="表格6.2">
          <table:table-cell table:style-name="表格6.A2" office:value-type="string">
            <text:p text:style-name="P136">接口功能 </text:p>
          </table:table-cell>
          <table:table-cell table:style-name="表格6.B2" office:value-type="string">
            <text:p text:style-name="P5">获取<text:span text:style-name="T24">yzm的cookie 及图片url</text:span></text:p>
          </table:table-cell>
        </table:table-row>
        <table:table-row table:style-name="表格6.3">
          <table:table-cell table:style-name="表格6.A3" office:value-type="string">
            <text:p text:style-name="P136">调用<text:span text:style-name="T24">url</text:span> </text:p>
          </table:table-cell>
          <table:table-cell table:style-name="表格6.B3" office:value-type="string">
            <text:p text:style-name="P48">方法：GET</text:p>
            <text:p text:style-name="P5"><text:span text:style-name="T10">http://ip:port/account/</text:span><text:span text:style-name="T11">yzm/</text:span></text:p>
          </table:table-cell>
        </table:table-row>
        <table:table-row table:style-name="表格6.4">
          <table:table-cell table:style-name="表格6.A3" office:value-type="string">
            <text:p text:style-name="P136">输入参数 </text:p>
          </table:table-cell>
          <table:table-cell table:style-name="表格6.B4" office:value-type="string">
            <text:p text:style-name="P39">无</text:p>
          </table:table-cell>
        </table:table-row>
        <table:table-row table:style-name="表格6.5">
          <table:table-cell table:style-name="表格6.A3" office:value-type="string">
            <text:p text:style-name="P136">输出参数 </text:p>
          </table:table-cell>
          <table:table-cell table:style-name="表格6.B5" office:value-type="string">
            <text:p text:style-name="P5">1&gt;’<text:span text:style-name="T23">yzm_url’字符串</text:span></text:p>
            <text:p text:style-name="P5">2&gt; <text:span text:style-name="T23">’yzm_cookie’字符串</text:span></text:p>
          </table:table-cell>
        </table:table-row>
        <table:table-row table:style-name="表格6.6">
          <table:table-cell table:style-name="表格6.A3" office:value-type="string">
            <text:p text:style-name="P136"><text:span text:style-name="T24">返回json数据</text:span> </text:p>
          </table:table-cell>
          <table:table-cell table:style-name="表格6.B6" office:value-type="string">
            <text:p text:style-name="P84"/>
            <text:p text:style-name="P120"/>
            <text:p text:style-name="P171">{“</text:p>
            <text:p text:style-name="P30"><text:span text:style-name="T2">yzm_</text:span><text:span text:style-name="T3">url”:“</text:span><text:span text:style-name="T2">/media/yzm/F95D955843B0C84C81DB0987B2FAC1C3.jpg”</text:span></text:p>
            <text:p text:style-name="P29"><text:span text:style-name="T2">“</text:span><text:span text:style-name="T3">yzm_cookie“："</text:span><text:span text:style-name="T4">dsadasfasfefrgwgfadasdad”</text:span></text:p>
            <text:p text:style-name="P36">}</text:p>
            <text:p text:style-name="P35"/>
            <text:p text:style-name="P28"><text:soft-page-break/></text:p>
          </table:table-cell>
        </table:table-row>
        <table:table-row table:style-name="表格6.1">
          <table:table-cell table:style-name="表格6.A3" office:value-type="string">
            <text:p text:style-name="P136">使用说明 </text:p>
          </table:table-cell>
          <table:table-cell table:style-name="表格6.B7" office:value-type="string">
            <text:p text:style-name="P39">返回的是验证码url</text:p>
          </table:table-cell>
        </table:table-row>
        <table:table-row table:style-name="表格6.8">
          <table:table-cell table:style-name="表格6.A8" office:value-type="string">
            <text:p text:style-name="P143">负责人</text:p>
          </table:table-cell>
          <table:table-cell table:style-name="表格6.B8" office:value-type="string">
            <text:p text:style-name="P5">张新豪</text:p>
          </table:table-cell>
        </table:table-row>
      </table:table>
      <text:p text:style-name="P93"><text:s/></text:p>
      <text:p text:style-name="P4"><text:s/><text:tab/> </text:p>
      <text:p text:style-name="P4"/>
      <text:p text:style-name="P5"/>
      <text:p text:style-name="P18">2.2.<text:span text:style-name="T28">2</text:span>用户激活接口（activate）</text:p>
      <text:p text:style-name="P18"/>
      <table:table table:name="表格7" table:style-name="表格7">
        <table:table-column table:style-name="表格7.A"/>
        <table:table-column table:style-name="表格7.B"/>
        <table:table-row table:style-name="表格7.1">
          <table:table-cell table:style-name="表格7.A1" office:value-type="string">
            <text:p text:style-name="P76"/>
          </table:table-cell>
          <table:table-cell table:style-name="表格7.B1" office:value-type="string">
            <text:p text:style-name="P150">用户激活<text:bookmark-start text:name="_Hlk511509170"/>接口（<text:span text:style-name="T24">activate</text:span>） <text:bookmark-end text:name="_Hlk511509170"/></text:p>
          </table:table-cell>
        </table:table-row>
        <table:table-row table:style-name="表格7.2">
          <table:table-cell table:style-name="表格7.A2" office:value-type="string">
            <text:p text:style-name="P136">接口功能 </text:p>
          </table:table-cell>
          <table:table-cell table:style-name="表格7.B2" office:value-type="string">
            <text:p text:style-name="P5">爬取用户课表和基本信息<text:span text:style-name="T25">，并在app数据库注册</text:span></text:p>
          </table:table-cell>
        </table:table-row>
        <table:table-row table:style-name="表格7.3">
          <table:table-cell table:style-name="表格7.A3" office:value-type="string">
            <text:p text:style-name="P136">调用url</text:p>
          </table:table-cell>
          <table:table-cell table:style-name="表格7.B3" office:value-type="string">
            <text:p text:style-name="P6"><text:span text:style-name="T15">方法</text:span><text:span text:style-name="T18">：POST</text:span></text:p>
            <text:p text:style-name="P6"><text:span text:style-name="T15"><text:s/></text:span><text:span text:style-name="T16">http://ip:port/</text:span><text:span text:style-name="T17">account/activate/</text:span></text:p>
          </table:table-cell>
        </table:table-row>
        <table:table-row table:style-name="表格7.4">
          <table:table-cell table:style-name="表格7.A3" office:value-type="string">
            <text:p text:style-name="P136">输入参数 </text:p>
          </table:table-cell>
          <table:table-cell table:style-name="表格7.B4" office:value-type="string">
            <text:p text:style-name="P106">1&gt;<text:span text:style-name="T19"> </text:span><text:span text:style-name="T20">username</text:span>:学号，字符串</text:p>
            <text:p text:style-name="P107">2&gt; <text:span text:style-name="T24">password</text:span>:教务系统密码，字符串</text:p>
            <text:p text:style-name="P111">3&gt; yzm_text:用户输入的验证码文本，字符串</text:p>
            <text:p text:style-name="P111">4&gt;yzm_cookie:来自于yzm获取接口，隐式传入</text:p>
          </table:table-cell>
        </table:table-row>
        <table:table-row table:style-name="表格7.5">
          <table:table-cell table:style-name="表格7.A3" office:value-type="string">
            <text:p text:style-name="P136">输出参数 </text:p>
          </table:table-cell>
          <table:table-cell table:style-name="表格7.B5" office:value-type="string">
            <text:p text:style-name="P5">1&gt;status:是否上传成功的状态，boolean</text:p>
            <text:p text:style-name="P5">2&gt; token:判断用户身份，布尔值</text:p>
          </table:table-cell>
        </table:table-row>
        <table:table-row table:style-name="表格7.6">
          <table:table-cell table:style-name="表格7.A3" office:value-type="string">
            <text:p text:style-name="P136">返回<text:span text:style-name="T24">json</text:span>数据</text:p>
          </table:table-cell>
          <table:table-cell table:style-name="表格7.B6" office:value-type="string">
            <text:p text:style-name="P83"/>
            <text:p text:style-name="P7">{</text:p>
            <text:p text:style-name="P74">"username": [</text:p>
            <text:p text:style-name="Preformatted_20_Text"><text:s text:c="8"/>"张新豪"</text:p>
            <text:p text:style-name="Preformatted_20_Text"><text:s text:c="4"/>],</text:p>
            <text:p text:style-name="Preformatted_20_Text"><text:s text:c="4"/>"term": [</text:p>
            <text:p text:style-name="Preformatted_20_Text"><text:s text:c="8"/>"2017-2018学年下学期",</text:p>
            <text:p text:style-name="Preformatted_20_Text"><text:s text:c="8"/>"第10教学周"</text:p>
            <text:p text:style-name="P151"><text:s text:c="4"/>],</text:p>
            <text:p text:style-name="P7"/>
            <text:p text:style-name="P7">}</text:p>
          </table:table-cell>
        </table:table-row>
        <table:table-row table:style-name="表格7.1">
          <table:table-cell table:style-name="表格7.A3" office:value-type="string">
            <text:p text:style-name="P136">使用说明 </text:p>
          </table:table-cell>
          <table:table-cell table:style-name="表格7.B7" office:value-type="string">
            <text:p text:style-name="P5">后台对应ID和 type分配文件地址 <text:s text:c="28"/></text:p>
          </table:table-cell>
        </table:table-row>
        <table:table-row table:style-name="表格7.2">
          <table:table-cell table:style-name="表格7.A8" office:value-type="string">
            <text:p text:style-name="P143">负责人 </text:p>
          </table:table-cell>
          <table:table-cell table:style-name="表格7.B8" office:value-type="string">
            <text:p text:style-name="P5"><text:s/>张新豪</text:p>
          </table:table-cell>
        </table:table-row>
      </table:table>
      <text:p text:style-name="P93"><text:s/></text:p>
      <text:p text:style-name="P93"/>
      <text:p text:style-name="P98"><text:soft-page-break/>2.2.3用户登陆接口(login)</text:p>
      <text:p text:style-name="P20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77"/>
          </table:table-cell>
          <table:table-cell table:style-name="表格3.B1" office:value-type="string">
            <text:p text:style-name="P183"><text:s text:c="13"/>用户登陆接口(login)</text:p>
          </table:table-cell>
        </table:table-row>
        <table:table-row table:style-name="表格3.2">
          <table:table-cell table:style-name="表格3.A2" office:value-type="string">
            <text:p text:style-name="P137">接口功能 </text:p>
          </table:table-cell>
          <table:table-cell table:style-name="表格3.B2" office:value-type="string">
            <text:p text:style-name="P67">用户登陆</text:p>
          </table:table-cell>
        </table:table-row>
        <table:table-row table:style-name="表格3.3">
          <table:table-cell table:style-name="表格3.A3" office:value-type="string">
            <text:p text:style-name="P137">调用<text:span text:style-name="T24">url</text:span> </text:p>
          </table:table-cell>
          <table:table-cell table:style-name="表格3.B3" office:value-type="string">
            <text:p text:style-name="P49">方法：<text:span text:style-name="T31">POST</text:span></text:p>
            <text:p text:style-name="P11"><text:span text:style-name="T10">http://ip:port/account/login</text:span><text:span text:style-name="T11">/</text:span></text:p>
          </table:table-cell>
        </table:table-row>
        <table:table-row table:style-name="表格3.4">
          <table:table-cell table:style-name="表格3.A3" office:value-type="string">
            <text:p text:style-name="P137">输入参数 </text:p>
          </table:table-cell>
          <table:table-cell table:style-name="表格3.B4" office:value-type="string">
            <text:p text:style-name="P108">1&gt;<text:span text:style-name="T19"> </text:span><text:span text:style-name="T20">username</text:span>:学号，字符串</text:p>
            <text:p text:style-name="P112">2&gt; <text:span text:style-name="T24">password</text:span>:教务系统密码，字符串</text:p>
          </table:table-cell>
        </table:table-row>
        <table:table-row table:style-name="表格3.5">
          <table:table-cell table:style-name="表格3.A3" office:value-type="string">
            <text:p text:style-name="P137">输出参数 </text:p>
          </table:table-cell>
          <table:table-cell table:style-name="表格3.B5" office:value-type="string">
            <text:p text:style-name="P12">1&gt;<text:span text:style-name="T32">"real_name"</text:span><text:span text:style-name="T33">：用户真实名字,字符串</text:span></text:p>
            <text:p text:style-name="P11">2&gt; <text:span text:style-name="T40">“school”用户学院，字符串</text:span></text:p>
            <text:p text:style-name="P71">3&gt; <text:s/>“grade”用户年级，整形</text:p>
          </table:table-cell>
        </table:table-row>
        <table:table-row table:style-name="表格3.6">
          <table:table-cell table:style-name="表格3.A3" office:value-type="string">
            <text:p text:style-name="P137"><text:span text:style-name="T24">返回json数据</text:span> </text:p>
          </table:table-cell>
          <table:table-cell table:style-name="表格3.B6" office:value-type="string">
            <text:p text:style-name="P85"/>
            <text:p text:style-name="P121"/>
            <text:p text:style-name="P195">{</text:p>
            <text:p text:style-name="P156"><text:s text:c="4"/><text:span text:style-name="T32">"real_name"</text:span><text:span text:style-name="T41">: </text:span><text:span text:style-name="T42">“方言之”</text:span><text:span text:style-name="T41">,</text:span></text:p>
            <text:p text:style-name="P156"><text:s text:c="4"/><text:span text:style-name="T32">"school"</text:span><text:span text:style-name="T41">: </text:span><text:span text:style-name="T42">“红艺学堂”</text:span><text:span text:style-name="T41">,</text:span></text:p>
            <text:p text:style-name="P156"><text:s text:c="4"/><text:span text:style-name="T32">"grade"</text:span><text:span text:style-name="T41">: </text:span><text:span text:style-name="T42">2017</text:span></text:p>
            <text:p text:style-name="P152">}</text:p>
            <text:p text:style-name="P172"/>
            <text:p text:style-name="P30"/>
          </table:table-cell>
        </table:table-row>
        <table:table-row table:style-name="表格3.1">
          <table:table-cell table:style-name="表格3.A3" office:value-type="string">
            <text:p text:style-name="P137">使用说明 </text:p>
          </table:table-cell>
          <table:table-cell table:style-name="表格3.B7" office:value-type="string">
            <text:p text:style-name="P40"/>
          </table:table-cell>
        </table:table-row>
        <table:table-row table:style-name="表格3.8">
          <table:table-cell table:style-name="表格3.A8" office:value-type="string">
            <text:p text:style-name="P144">负责人</text:p>
          </table:table-cell>
          <table:table-cell table:style-name="表格3.B8" office:value-type="string">
            <text:p text:style-name="P11">张新豪</text:p>
          </table:table-cell>
        </table:table-row>
      </table:table>
      <text:p text:style-name="P94"><text:s/></text:p>
      <text:p text:style-name="P93"/>
      <text:p text:style-name="P93"/>
      <text:p text:style-name="P93"/>
      <text:p text:style-name="P93"/>
      <text:p text:style-name="P93"/>
      <text:p text:style-name="P104">2.2 课程相关接口(course)</text:p>
      <text:p text:style-name="P104"/>
      <text:p text:style-name="P104">2.2.1课程表(course_table)</text:p>
      <text:p text:style-name="P21"/>
      <table:table table:name="表格5" table:style-name="表格5">
        <table:table-column table:style-name="表格5.A"/>
        <table:table-column table:style-name="表格5.B"/>
        <text:soft-page-break/>
        <table:table-row table:style-name="表格5.1">
          <table:table-cell table:style-name="表格5.A1" office:value-type="string">
            <text:p text:style-name="P78"/>
          </table:table-cell>
          <table:table-cell table:style-name="表格5.B1" office:value-type="string">
            <text:p text:style-name="P99"><text:span text:style-name="T5"><text:s text:c="13"/></text:span><text:span text:style-name="T7">课程表(course_table)</text:span></text:p>
          </table:table-cell>
        </table:table-row>
        <table:table-row table:style-name="表格5.2">
          <table:table-cell table:style-name="表格5.A2" office:value-type="string">
            <text:p text:style-name="P138">接口功能 </text:p>
          </table:table-cell>
          <table:table-cell table:style-name="表格5.B2" office:value-type="string">
            <text:p text:style-name="P71">获得对应用户的课程表</text:p>
          </table:table-cell>
        </table:table-row>
        <table:table-row table:style-name="表格5.3">
          <table:table-cell table:style-name="表格5.A3" office:value-type="string">
            <text:p text:style-name="P138">调用<text:span text:style-name="T24">url</text:span> </text:p>
          </table:table-cell>
          <table:table-cell table:style-name="表格5.B3" office:value-type="string">
            <text:p text:style-name="P50">方法：<text:span text:style-name="T31">POST</text:span></text:p>
            <text:p text:style-name="P12"><text:span text:style-name="T10">http://ip:port/cou</text:span><text:span text:style-name="T12">rse</text:span><text:span text:style-name="T10">/</text:span><text:span text:style-name="T12">course_table</text:span><text:span text:style-name="T11">/</text:span></text:p>
          </table:table-cell>
        </table:table-row>
        <table:table-row table:style-name="表格5.4">
          <table:table-cell table:style-name="表格5.A3" office:value-type="string">
            <text:p text:style-name="P138">输入参数 </text:p>
          </table:table-cell>
          <table:table-cell table:style-name="表格5.B4" office:value-type="string">
            <text:p text:style-name="P112">无</text:p>
          </table:table-cell>
        </table:table-row>
        <table:table-row table:style-name="表格5.5">
          <table:table-cell table:style-name="表格5.A3" office:value-type="string">
            <text:p text:style-name="P138">输出参数 </text:p>
          </table:table-cell>
          <table:table-cell table:style-name="表格5.B5" office:value-type="string">
            <text:p text:style-name="P177">输出的参数及数据类型如下</text:p>
          </table:table-cell>
        </table:table-row>
        <table:table-row table:style-name="表格5.6">
          <table:table-cell table:style-name="表格5.A3" office:value-type="string">
            <text:p text:style-name="P138"><text:span text:style-name="T24">返回json数据</text:span> </text:p>
          </table:table-cell>
          <table:table-cell table:style-name="表格5.B6" office:value-type="string">
            <text:p text:style-name="P90"/>
            <text:p text:style-name="P190">[</text:p>
            <text:p text:style-name="P160"><text:span text:style-name="T43"><text:s text:c="4"/></text:span><text:span text:style-name="T47">{</text:span></text:p>
            <text:p text:style-name="P160"><text:span text:style-name="T43"><text:s text:c="8"/></text:span><text:span text:style-name="T50">"data_id"</text:span><text:span text:style-name="T47">:</text:span><text:span text:style-name="T45"> </text:span><text:span text:style-name="T53">201720053411</text:span><text:span text:style-name="T47">,</text:span></text:p>
            <text:p text:style-name="P160"><text:span text:style-name="T43"><text:s text:c="8"/></text:span><text:span text:style-name="T50">"course_id"</text:span><text:span text:style-name="T47">:</text:span><text:span text:style-name="T45"> </text:span><text:span text:style-name="T53">20172005341</text:span><text:span text:style-name="T47">,</text:span></text:p>
            <text:p text:style-name="P160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与法律</text:span><text:span text:style-name="T50">"</text:span><text:span text:style-name="T47">,</text:span></text:p>
            <text:p text:style-name="P160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<text:p text:style-name="P160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<text:p text:style-name="P160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<text:p text:style-name="P160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樊志勇</text:span><text:span text:style-name="T50">"</text:span><text:span text:style-name="T47">,</text:span></text:p>
            <text:p text:style-name="P160"><text:span text:style-name="T43"><text:s text:c="8"/></text:span><text:span text:style-name="T50">"credit"</text:span><text:span text:style-name="T47">:</text:span><text:span text:style-name="T45"> </text:span><text:span text:style-name="T53">1.0</text:span><text:span text:style-name="T47">,</text:span></text:p>
            <text:p text:style-name="P160"><text:span text:style-name="T43"><text:s text:c="8"/></text:span><text:span text:style-name="T50">"start_week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end_week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gap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day_in_week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start_time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end_time"</text:span><text:span text:style-name="T47">:</text:span><text:span text:style-name="T45"> </text:span><text:span text:style-name="T53">0</text:span><text:span text:style-name="T47">,</text:span></text:p>
            <text:p text:style-name="P160"><text:span text:style-name="T43"><text:s text:c="8"/></text:span><text:span text:style-name="T50">"area"</text:span><text:span text:style-name="T47">:</text:span><text:span text:style-name="T45"> </text:span><text:span text:style-name="T50">"0"</text:span><text:span text:style-name="T47">,</text:span></text:p>
            <text:p text:style-name="P160"><text:span text:style-name="T43"><text:s text:c="8"/></text:span><text:span text:style-name="T50">"building"</text:span><text:span text:style-name="T47">:</text:span><text:span text:style-name="T45"> </text:span><text:span text:style-name="T50">"0"</text:span><text:span text:style-name="T47">,</text:span></text:p>
            <text:p text:style-name="P160"><text:soft-page-break/><text:span text:style-name="T43"><text:s text:c="8"/></text:span><text:span text:style-name="T50">"room"</text:span><text:span text:style-name="T47">:</text:span><text:span text:style-name="T45"> </text:span><text:span text:style-name="T50">"0"</text:span><text:span text:style-name="T47">,</text:span></text:p>
            <text:p text:style-name="P160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<text:p text:style-name="P160"><text:span text:style-name="T43"><text:s text:c="4"/></text:span><text:span text:style-name="T47">},</text:span></text:p>
            <text:p text:style-name="P160"><text:span text:style-name="T43"><text:s text:c="4"/></text:span><text:span text:style-name="T47">{</text:span></text:p>
            <text:p text:style-name="P160"><text:span text:style-name="T43"><text:s text:c="8"/></text:span><text:span text:style-name="T50">"data_id"</text:span><text:span text:style-name="T47">:</text:span><text:span text:style-name="T45"> </text:span><text:span text:style-name="T53">201720053541</text:span><text:span text:style-name="T47">,</text:span></text:p>
            <text:p text:style-name="P160"><text:span text:style-name="T43"><text:s text:c="8"/></text:span><text:span text:style-name="T50">"course_id"</text:span><text:span text:style-name="T47">:</text:span><text:span text:style-name="T45"> </text:span><text:span text:style-name="T53">20172005354</text:span><text:span text:style-name="T47">,</text:span></text:p>
            <text:p text:style-name="P160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金融</text:span><text:span text:style-name="T50">"</text:span><text:span text:style-name="T47">,</text:span></text:p>
            <text:p text:style-name="P160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<text:p text:style-name="P160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<text:p text:style-name="P160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<text:p text:style-name="P160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张东祥</text:span><text:span text:style-name="T50">"</text:span><text:span text:style-name="T47">,</text:span></text:p>
            <text:p text:style-name="P160"><text:span text:style-name="T43"><text:s text:c="8"/></text:span><text:span text:style-name="T50">"credit"</text:span><text:span text:style-name="T47">:</text:span><text:span text:style-name="T45"> </text:span><text:span text:style-name="T53">2.0</text:span><text:span text:style-name="T47">,</text:span></text:p>
            <text:p text:style-name="P160"><text:span text:style-name="T43"><text:s text:c="8"/></text:span><text:span text:style-name="T50">"start_week"</text:span><text:span text:style-name="T47">:</text:span><text:span text:style-name="T45"> </text:span><text:span text:style-name="T53">1</text:span><text:span text:style-name="T47">,</text:span></text:p>
            <text:p text:style-name="P160"><text:span text:style-name="T43"><text:s text:c="8"/></text:span><text:span text:style-name="T50">"end_week"</text:span><text:span text:style-name="T47">:</text:span><text:span text:style-name="T45"> </text:span><text:span text:style-name="T53">13</text:span><text:span text:style-name="T47">,</text:span></text:p>
            <text:p text:style-name="P160"><text:span text:style-name="T43"><text:s text:c="8"/></text:span><text:span text:style-name="T50">"gap"</text:span><text:span text:style-name="T47">:</text:span><text:span text:style-name="T45"> </text:span><text:span text:style-name="T53">1</text:span><text:span text:style-name="T47">,</text:span></text:p>
            <text:p text:style-name="P160"><text:span text:style-name="T43"><text:s text:c="8"/></text:span><text:span text:style-name="T50">"day_in_week"</text:span><text:span text:style-name="T47">:</text:span><text:span text:style-name="T45"> </text:span><text:span text:style-name="T53">2</text:span><text:span text:style-name="T47">,</text:span></text:p>
            <text:p text:style-name="P160"><text:span text:style-name="T43"><text:s text:c="8"/></text:span><text:span text:style-name="T50">"start_time"</text:span><text:span text:style-name="T47">:</text:span><text:span text:style-name="T45"> </text:span><text:span text:style-name="T53">11</text:span><text:span text:style-name="T47">,</text:span></text:p>
            <text:p text:style-name="P160"><text:span text:style-name="T43"><text:s text:c="8"/></text:span><text:span text:style-name="T50">"end_time"</text:span><text:span text:style-name="T47">:</text:span><text:span text:style-name="T45"> </text:span><text:span text:style-name="T53">13</text:span><text:span text:style-name="T47">,</text:span></text:p>
            <text:p text:style-name="P160"><text:span text:style-name="T43"><text:s text:c="8"/></text:span><text:span text:style-name="T50">"area"</text:span><text:span text:style-name="T47">:</text:span><text:span text:style-name="T45"> </text:span><text:span text:style-name="T50">"1"</text:span><text:span text:style-name="T47">,</text:span></text:p>
            <text:p text:style-name="P160"><text:span text:style-name="T43"><text:s text:c="8"/></text:span><text:span text:style-name="T50">"building"</text:span><text:span text:style-name="T47">:</text:span><text:span text:style-name="T45"> </text:span><text:span text:style-name="T50">"5"</text:span><text:span text:style-name="T47">,</text:span></text:p>
            <text:p text:style-name="P160"><text:span text:style-name="T43"><text:s text:c="8"/></text:span><text:span text:style-name="T50">"room"</text:span><text:span text:style-name="T47">:</text:span><text:span text:style-name="T45"> </text:span><text:span text:style-name="T50">"404"</text:span><text:span text:style-name="T47">,</text:span></text:p>
            <text:p text:style-name="P160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<text:p text:style-name="P163"><text:span text:style-name="T56"><text:s text:c="4"/></text:span><text:span text:style-name="T54">}</text:span></text:p>
            <text:p text:style-name="P203">]</text:p>
            <text:p text:style-name="P37"><text:soft-page-break/></text:p>
          </table:table-cell>
        </table:table-row>
        <table:table-row table:style-name="表格5.1">
          <table:table-cell table:style-name="表格5.A3" office:value-type="string">
            <text:p text:style-name="P138">使用说明 </text:p>
          </table:table-cell>
          <table:table-cell table:style-name="表格5.B7" office:value-type="string">
            <text:p text:style-name="P41">注意这是一个<text:span text:style-name="T65">[ ]</text:span></text:p>
          </table:table-cell>
        </table:table-row>
        <table:table-row table:style-name="表格5.8">
          <table:table-cell table:style-name="表格5.A8" office:value-type="string">
            <text:p text:style-name="P145">负责人</text:p>
          </table:table-cell>
          <table:table-cell table:style-name="表格5.B8" office:value-type="string">
            <text:p text:style-name="P12">张新豪</text:p>
          </table:table-cell>
        </table:table-row>
      </table:table>
      <text:p text:style-name="P95"><text:s/></text:p>
      <text:p text:style-name="P104"/>
      <text:p text:style-name="P95"><text:span text:style-name="T40">2.2.2 <text:s text:c="2"/>教学楼课程信息（</text:span><text:span text:style-name="T32">building_courses</text:span><text:span text:style-name="T33">）</text:span></text:p>
      <text:p text:style-name="P22"/>
      <table:table table:name="表格9" table:style-name="表格9">
        <table:table-column table:style-name="表格9.A"/>
        <table:table-column table:style-name="表格9.B"/>
        <table:table-row table:style-name="表格9.1">
          <table:table-cell table:style-name="表格9.A1" office:value-type="string">
            <text:p text:style-name="P79"/>
          </table:table-cell>
          <table:table-cell table:style-name="表格9.B1" office:value-type="string">
            <text:p text:style-name="P100"><text:span text:style-name="T5"><text:s text:c="10"/></text:span><text:span text:style-name="T7">教学楼课程信息（</text:span><text:span text:style-name="T34">building_courses</text:span><text:span text:style-name="T35">）</text:span></text:p>
          </table:table-cell>
        </table:table-row>
        <table:table-row table:style-name="表格9.2">
          <table:table-cell table:style-name="表格9.A2" office:value-type="string">
            <text:p text:style-name="P139">接口功能 </text:p>
          </table:table-cell>
          <table:table-cell table:style-name="表格9.B2" office:value-type="string">
            <text:p text:style-name="P72">获得相应教学楼的课程信息</text:p>
          </table:table-cell>
        </table:table-row>
        <table:table-row table:style-name="表格9.3">
          <table:table-cell table:style-name="表格9.A3" office:value-type="string">
            <text:p text:style-name="P139">调用<text:span text:style-name="T24">url</text:span> </text:p>
          </table:table-cell>
          <table:table-cell table:style-name="表格9.B3" office:value-type="string">
            <text:p text:style-name="P51">方法：<text:span text:style-name="T31">POST</text:span></text:p>
            <text:p text:style-name="P13"><text:span text:style-name="T10">http://ip:port/</text:span><text:span text:style-name="T12">course</text:span><text:span text:style-name="T10">/</text:span><text:span text:style-name="T37">building_courses</text:span><text:span text:style-name="T11">/</text:span></text:p>
          </table:table-cell>
        </table:table-row>
        <table:table-row table:style-name="表格9.4">
          <table:table-cell table:style-name="表格9.A3" office:value-type="string">
            <text:p text:style-name="P139">输入参数 </text:p>
          </table:table-cell>
          <table:table-cell table:style-name="表格9.B4" office:value-type="string">
            <text:p text:style-name="P109">1&gt;<text:span text:style-name="T19"> </text:span><text:span text:style-name="T20">area</text:span>:学区号，字符串</text:p>
            <text:p text:style-name="P113">2&gt; <text:span text:style-name="T64">building</text:span>:楼号，字符串</text:p>
          </table:table-cell>
        </table:table-row>
        <table:table-row table:style-name="表格9.5">
          <table:table-cell table:style-name="表格9.A3" office:value-type="string">
            <text:p text:style-name="P139">输出参数 </text:p>
          </table:table-cell>
          <table:table-cell table:style-name="表格9.B5" office:value-type="string">
            <text:p text:style-name="P181">输出如下</text:p>
          </table:table-cell>
        </table:table-row>
        <table:table-row table:style-name="表格9.6">
          <table:table-cell table:style-name="表格9.A3" office:value-type="string">
            <text:p text:style-name="P139"><text:span text:style-name="T24">返回json数据</text:span> </text:p>
          </table:table-cell>
          <table:table-cell table:style-name="表格9.B6" office:value-type="string">
            <text:p text:style-name="P86"/>
            <text:p text:style-name="P122"/>
            <text:p text:style-name="P201">[</text:p>
            <text:p text:style-name="P159"><text:span text:style-name="T43"><text:s text:c="4"/></text:span><text:span text:style-name="T46">{</text:span></text:p>
            <text:p text:style-name="P159"><text:span text:style-name="T43"><text:s text:c="8"/></text:span><text:span text:style-name="T48">"data_id"</text:span><text:span text:style-name="T46">:</text:span><text:span text:style-name="T44"> </text:span><text:span text:style-name="T52">201720021521</text:span><text:span text:style-name="T46">,</text:span></text:p>
            <text:p text:style-name="P159"><text:span text:style-name="T43"><text:s text:c="8"/></text:span><text:span text:style-name="T48">"course_id"</text:span><text:span text:style-name="T46">:</text:span><text:span text:style-name="T44"> </text:span><text:span text:style-name="T52">20172002152</text:span><text:span text:style-name="T46">,</text:span></text:p>
            <text:p text:style-name="P159"><text:span text:style-name="T43"><text:s text:c="8"/></text:span><text:span text:style-name="T48">"name"</text:span><text:span text:style-name="T46">:</text:span><text:span text:style-name="T44"> </text:span><text:span text:style-name="T48">"</text:span><text:span text:style-name="T49">二外法语</text:span><text:span text:style-name="T48">"</text:span><text:span text:style-name="T46">,</text:span></text:p>
            <text:p text:style-name="P159"><text:span text:style-name="T43"><text:s text:c="8"/></text:span><text:span text:style-name="T48">"type"</text:span><text:span text:style-name="T46">:</text:span><text:span text:style-name="T44"> </text:span><text:span text:style-name="T48">"</text:span><text:span text:style-name="T49">交流与写作类</text:span><text:span text:style-name="T48">"</text:span><text:span text:style-name="T46">,</text:span></text:p>
            <text:p text:style-name="P159"><text:span text:style-name="T43"><text:s text:c="8"/></text:span><text:span text:style-name="T48">"school"</text:span><text:span text:style-name="T46">:</text:span><text:span text:style-name="T44"> </text:span><text:span text:style-name="T48">"</text:span><text:span text:style-name="T49">外国语言文学学院</text:span><text:span text:style-name="T48">"</text:span><text:span text:style-name="T46">,</text:span></text:p>
            <text:p text:style-name="P159"><text:span text:style-name="T43"><text:s text:c="8"/></text:span><text:span text:style-name="T48">"major"</text:span><text:span text:style-name="T46">:</text:span><text:span text:style-name="T44"> </text:span><text:span text:style-name="T48">"</text:span><text:span text:style-name="T49">交流与写作类</text:span><text:span text:style-name="T48">"</text:span><text:span text:style-name="T46">,</text:span></text:p>
            <text:p text:style-name="P159"><text:span text:style-name="T43"><text:s text:c="8"/></text:span><text:span text:style-name="T48">"teacher"</text:span><text:span text:style-name="T46">:</text:span><text:span text:style-name="T44"> </text:span><text:span text:style-name="T48">"</text:span><text:span text:style-name="T49">董芳</text:span><text:span text:style-name="T48">"</text:span><text:span text:style-name="T46">,</text:span></text:p>
            <text:p text:style-name="P159"><text:span text:style-name="T43"><text:s text:c="8"/></text:span><text:span text:style-name="T48">"credit"</text:span><text:span text:style-name="T46">:</text:span><text:span text:style-name="T44"> </text:span><text:span text:style-name="T52">3.0</text:span><text:span text:style-name="T46">,</text:span></text:p>
            <text:p text:style-name="P159"><text:span text:style-name="T43"><text:s text:c="8"/></text:span><text:span text:style-name="T48">"start_week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end_week"</text:span><text:span text:style-name="T46">:</text:span><text:span text:style-name="T44"> </text:span><text:span text:style-name="T52">18</text:span><text:span text:style-name="T46">,</text:span></text:p>
            <text:p text:style-name="P159"><text:soft-page-break/><text:span text:style-name="T43"><text:s text:c="8"/></text:span><text:span text:style-name="T48">"gap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day_in_week"</text:span><text:span text:style-name="T46">:</text:span><text:span text:style-name="T44"> </text:span><text:span text:style-name="T52">4</text:span><text:span text:style-name="T46">,</text:span></text:p>
            <text:p text:style-name="P159"><text:span text:style-name="T43"><text:s text:c="8"/></text:span><text:span text:style-name="T48">"start_time"</text:span><text:span text:style-name="T46">:</text:span><text:span text:style-name="T44"> </text:span><text:span text:style-name="T52">3</text:span><text:span text:style-name="T46">,</text:span></text:p>
            <text:p text:style-name="P159"><text:span text:style-name="T43"><text:s text:c="8"/></text:span><text:span text:style-name="T48">"end_time"</text:span><text:span text:style-name="T46">:</text:span><text:span text:style-name="T44"> </text:span><text:span text:style-name="T52">5</text:span><text:span text:style-name="T46">,</text:span></text:p>
            <text:p text:style-name="P159"><text:span text:style-name="T43"><text:s text:c="8"/></text:span><text:span text:style-name="T48">"area"</text:span><text:span text:style-name="T46">:</text:span><text:span text:style-name="T44"> </text:span><text:span text:style-name="T48">"1"</text:span><text:span text:style-name="T46">,</text:span></text:p>
            <text:p text:style-name="P159"><text:span text:style-name="T43"><text:s text:c="8"/></text:span><text:span text:style-name="T48">"building"</text:span><text:span text:style-name="T46">:</text:span><text:span text:style-name="T44"> </text:span><text:span text:style-name="T48">"1"</text:span><text:span text:style-name="T46">,</text:span></text:p>
            <text:p text:style-name="P159"><text:span text:style-name="T43"><text:s text:c="8"/></text:span><text:span text:style-name="T48">"room"</text:span><text:span text:style-name="T46">:</text:span><text:span text:style-name="T44"> </text:span><text:span text:style-name="T48">"303"</text:span><text:span text:style-name="T46">,</text:span></text:p>
            <text:p text:style-name="P159"><text:span text:style-name="T43"><text:s text:c="8"/></text:span><text:span text:style-name="T48">"weight"</text:span><text:span text:style-name="T46">:</text:span><text:span text:style-name="T44"> </text:span><text:span text:style-name="T52">0.0</text:span></text:p>
            <text:p text:style-name="P159"><text:span text:style-name="T43"><text:s text:c="4"/></text:span><text:span text:style-name="T46">},</text:span></text:p>
            <text:p text:style-name="P159"><text:span text:style-name="T43"><text:s text:c="4"/></text:span><text:span text:style-name="T46">{</text:span></text:p>
            <text:p text:style-name="P159"><text:span text:style-name="T43"><text:s text:c="8"/></text:span><text:span text:style-name="T48">"data_id"</text:span><text:span text:style-name="T46">:</text:span><text:span text:style-name="T44"> </text:span><text:span text:style-name="T52">201720030891</text:span><text:span text:style-name="T46">,</text:span></text:p>
            <text:p text:style-name="P159"><text:span text:style-name="T43"><text:s text:c="8"/></text:span><text:span text:style-name="T48">"course_id"</text:span><text:span text:style-name="T46">:</text:span><text:span text:style-name="T44"> </text:span><text:span text:style-name="T52">20172003089</text:span><text:span text:style-name="T46">,</text:span></text:p>
            <text:p text:style-name="P159"><text:span text:style-name="T43"><text:s text:c="8"/></text:span><text:span text:style-name="T48">"name"</text:span><text:span text:style-name="T46">:</text:span><text:span text:style-name="T44"> </text:span><text:span text:style-name="T48">"</text:span><text:span text:style-name="T49">大众传播学概论</text:span><text:span text:style-name="T48">"</text:span><text:span text:style-name="T46">,</text:span></text:p>
            <text:p text:style-name="P159"><text:span text:style-name="T43"><text:s text:c="8"/></text:span><text:span text:style-name="T48">"type"</text:span><text:span text:style-name="T46">:</text:span><text:span text:style-name="T44"> </text:span><text:span text:style-name="T48">"</text:span><text:span text:style-name="T49">人文与社会类</text:span><text:span text:style-name="T48">"</text:span><text:span text:style-name="T46">,</text:span></text:p>
            <text:p text:style-name="P159"><text:span text:style-name="T43"><text:s text:c="8"/></text:span><text:span text:style-name="T48">"school"</text:span><text:span text:style-name="T46">:</text:span><text:span text:style-name="T44"> </text:span><text:span text:style-name="T48">"</text:span><text:span text:style-name="T49">新闻与传播学院</text:span><text:span text:style-name="T48">"</text:span><text:span text:style-name="T46">,</text:span></text:p>
            <text:p text:style-name="P159"><text:span text:style-name="T43"><text:s text:c="8"/></text:span><text:span text:style-name="T48">"major"</text:span><text:span text:style-name="T46">:</text:span><text:span text:style-name="T44"> </text:span><text:span text:style-name="T48">"</text:span><text:span text:style-name="T49">人文与社会类</text:span><text:span text:style-name="T48">"</text:span><text:span text:style-name="T46">,</text:span></text:p>
            <text:p text:style-name="P159"><text:span text:style-name="T43"><text:s text:c="8"/></text:span><text:span text:style-name="T48">"teacher"</text:span><text:span text:style-name="T46">:</text:span><text:span text:style-name="T44"> </text:span><text:span text:style-name="T48">"</text:span><text:span text:style-name="T49">冉华</text:span><text:span text:style-name="T48">"</text:span><text:span text:style-name="T46">,</text:span></text:p>
            <text:p text:style-name="P159"><text:span text:style-name="T43"><text:s text:c="8"/></text:span><text:span text:style-name="T48">"credit"</text:span><text:span text:style-name="T46">:</text:span><text:span text:style-name="T44"> </text:span><text:span text:style-name="T52">2.0</text:span><text:span text:style-name="T46">,</text:span></text:p>
            <text:p text:style-name="P159"><text:span text:style-name="T43"><text:s text:c="8"/></text:span><text:span text:style-name="T48">"start_week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end_week"</text:span><text:span text:style-name="T46">:</text:span><text:span text:style-name="T44"> </text:span><text:span text:style-name="T52">13</text:span><text:span text:style-name="T46">,</text:span></text:p>
            <text:p text:style-name="P159"><text:span text:style-name="T43"><text:s text:c="8"/></text:span><text:span text:style-name="T48">"gap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day_in_week"</text:span><text:span text:style-name="T46">:</text:span><text:span text:style-name="T44"> </text:span><text:span text:style-name="T52">4</text:span><text:span text:style-name="T46">,</text:span></text:p>
            <text:p text:style-name="P159"><text:span text:style-name="T43"><text:s text:c="8"/></text:span><text:span text:style-name="T48">"start_time"</text:span><text:span text:style-name="T46">:</text:span><text:span text:style-name="T44"> </text:span><text:span text:style-name="T52">11</text:span><text:span text:style-name="T46">,</text:span></text:p>
            <text:p text:style-name="P159"><text:span text:style-name="T43"><text:s text:c="8"/></text:span><text:span text:style-name="T48">"end_time"</text:span><text:span text:style-name="T46">:</text:span><text:span text:style-name="T44"> </text:span><text:span text:style-name="T52">13</text:span><text:span text:style-name="T46">,</text:span></text:p>
            <text:p text:style-name="P159"><text:span text:style-name="T43"><text:s text:c="8"/></text:span><text:span text:style-name="T48">"area"</text:span><text:span text:style-name="T46">:</text:span><text:span text:style-name="T44"> </text:span><text:span text:style-name="T48">"1"</text:span><text:span text:style-name="T46">,</text:span></text:p>
            <text:p text:style-name="P159"><text:soft-page-break/><text:span text:style-name="T43"><text:s text:c="8"/></text:span><text:span text:style-name="T48">"building"</text:span><text:span text:style-name="T46">:</text:span><text:span text:style-name="T44"> </text:span><text:span text:style-name="T48">"1"</text:span><text:span text:style-name="T46">,</text:span></text:p>
            <text:p text:style-name="P159"><text:span text:style-name="T43"><text:s text:c="8"/></text:span><text:span text:style-name="T48">"room"</text:span><text:span text:style-name="T46">:</text:span><text:span text:style-name="T44"> </text:span><text:span text:style-name="T48">"205"</text:span><text:span text:style-name="T46">,</text:span></text:p>
            <text:p text:style-name="P159"><text:span text:style-name="T43"><text:s text:c="8"/></text:span><text:span text:style-name="T48">"weight"</text:span><text:span text:style-name="T46">:</text:span><text:span text:style-name="T44"> </text:span><text:span text:style-name="T52">0.0</text:span></text:p>
            <text:p text:style-name="P159"><text:span text:style-name="T43"><text:s text:c="4"/></text:span><text:span text:style-name="T46">},</text:span></text:p>
            <text:p text:style-name="P197">]</text:p>
            <text:p text:style-name="P173"/>
            <text:p text:style-name="P31"/>
          </table:table-cell>
        </table:table-row>
        <table:table-row table:style-name="表格9.1">
          <table:table-cell table:style-name="表格9.A3" office:value-type="string">
            <text:p text:style-name="P139">使用说明 </text:p>
          </table:table-cell>
          <table:table-cell table:style-name="表格9.B7" office:value-type="string">
            <text:p text:style-name="P41">注意这是一个<text:span text:style-name="T65">[ ]</text:span></text:p>
          </table:table-cell>
        </table:table-row>
        <table:table-row table:style-name="表格9.8">
          <table:table-cell table:style-name="表格9.A8" office:value-type="string">
            <text:p text:style-name="P146">负责人</text:p>
          </table:table-cell>
          <table:table-cell table:style-name="表格9.B8" office:value-type="string">
            <text:p text:style-name="P13">张新豪</text:p>
          </table:table-cell>
        </table:table-row>
      </table:table>
      <text:p text:style-name="P185"><text:s/></text:p>
      <text:p text:style-name="P95"><text:span text:style-name="T33">2.2.3 课程详细信息（</text:span><text:span text:style-name="T32">course_detail</text:span><text:span text:style-name="T33">)</text:span></text:p>
      <text:p text:style-name="P23"/>
      <table:table table:name="表格10" table:style-name="表格10">
        <table:table-column table:style-name="表格10.A"/>
        <table:table-column table:style-name="表格10.B"/>
        <table:table-row table:style-name="表格10.1">
          <table:table-cell table:style-name="表格10.A1" office:value-type="string">
            <text:p text:style-name="P80"/>
          </table:table-cell>
          <table:table-cell table:style-name="表格10.B1" office:value-type="string">
            <text:p text:style-name="P101"><text:span text:style-name="T5"><text:s text:c="10"/></text:span><text:span text:style-name="T35">课程详细信息（</text:span><text:span text:style-name="T34">cou</text:span><text:span text:style-name="T36">r</text:span><text:span text:style-name="T34">se_detail</text:span><text:span text:style-name="T35">)</text:span></text:p>
          </table:table-cell>
        </table:table-row>
        <table:table-row table:style-name="表格10.2">
          <table:table-cell table:style-name="表格10.A2" office:value-type="string">
            <text:p text:style-name="P140">接口功能 </text:p>
          </table:table-cell>
          <table:table-cell table:style-name="表格10.B2" office:value-type="string">
            <text:p text:style-name="P68"><text:s/>查询课程详细的信息</text:p>
          </table:table-cell>
        </table:table-row>
        <table:table-row table:style-name="表格10.3">
          <table:table-cell table:style-name="表格10.A3" office:value-type="string">
            <text:p text:style-name="P140">调用<text:span text:style-name="T24">url</text:span> </text:p>
          </table:table-cell>
          <table:table-cell table:style-name="表格10.B3" office:value-type="string">
            <text:p text:style-name="P52">方法：<text:span text:style-name="T31">POST</text:span></text:p>
            <text:p text:style-name="P14"><text:span text:style-name="T10">http://ip:port/</text:span><text:span text:style-name="T12">course</text:span><text:span text:style-name="T10">/</text:span><text:span text:style-name="T37">cou</text:span><text:span text:style-name="T38">r</text:span><text:span text:style-name="T37">se_detail</text:span><text:span text:style-name="T11">/</text:span></text:p>
          </table:table-cell>
        </table:table-row>
        <table:table-row table:style-name="表格10.4">
          <table:table-cell table:style-name="表格10.A3" office:value-type="string">
            <text:p text:style-name="P140">输入参数 </text:p>
          </table:table-cell>
          <table:table-cell table:style-name="表格10.B4" office:value-type="string">
            <text:p text:style-name="P110">1&gt;<text:span text:style-name="T19"> </text:span><text:span text:style-name="T20">data_</text:span><text:span text:style-name="T21">id</text:span>:课程对应的<text:span text:style-name="T65">id</text:span>，字符串</text:p>
            <text:p text:style-name="P114"/>
          </table:table-cell>
        </table:table-row>
        <table:table-row table:style-name="表格10.5">
          <table:table-cell table:style-name="表格10.A3" office:value-type="string">
            <text:p text:style-name="P140">输出参数 </text:p>
          </table:table-cell>
          <table:table-cell table:style-name="表格10.B5" office:value-type="string">
            <text:p text:style-name="P178"/>
          </table:table-cell>
        </table:table-row>
        <table:table-row table:style-name="表格10.6">
          <table:table-cell table:style-name="表格10.A3" office:value-type="string">
            <text:p text:style-name="P140"><text:span text:style-name="T24">返回json数据</text:span> </text:p>
          </table:table-cell>
          <table:table-cell table:style-name="表格10.B6" office:value-type="string">
            <text:p text:style-name="P87"/>
            <text:p text:style-name="P123"/>
            <text:p text:style-name="P202">[</text:p>
            <text:p text:style-name="P159"><text:span text:style-name="T43"><text:s text:c="4"/></text:span><text:span text:style-name="T46">{</text:span></text:p>
            <text:p text:style-name="P159"><text:span text:style-name="T43"><text:s text:c="8"/></text:span><text:span text:style-name="T48">"data_id"</text:span><text:span text:style-name="T46">:</text:span><text:span text:style-name="T44"> </text:span><text:span text:style-name="T52">201720021521</text:span><text:span text:style-name="T46">,</text:span></text:p>
            <text:p text:style-name="P159"><text:span text:style-name="T43"><text:s text:c="8"/></text:span><text:span text:style-name="T48">"course_id"</text:span><text:span text:style-name="T46">:</text:span><text:span text:style-name="T44"> </text:span><text:span text:style-name="T52">20172002152</text:span><text:span text:style-name="T46">,</text:span></text:p>
            <text:p text:style-name="P159"><text:span text:style-name="T43"><text:s text:c="8"/></text:span><text:span text:style-name="T48">"name"</text:span><text:span text:style-name="T46">:</text:span><text:span text:style-name="T44"> </text:span><text:span text:style-name="T48">"</text:span><text:span text:style-name="T49">二外法语</text:span><text:span text:style-name="T48">"</text:span><text:span text:style-name="T46">,</text:span></text:p>
            <text:p text:style-name="P159"><text:span text:style-name="T43"><text:s text:c="8"/></text:span><text:span text:style-name="T48">"type"</text:span><text:span text:style-name="T46">:</text:span><text:span text:style-name="T44"> </text:span><text:span text:style-name="T48">"</text:span><text:span text:style-name="T49">交流与写作类</text:span><text:span text:style-name="T48">"</text:span><text:span text:style-name="T46">,</text:span></text:p>
            <text:p text:style-name="P159"><text:span text:style-name="T43"><text:s text:c="8"/></text:span><text:span text:style-name="T48">"school"</text:span><text:span text:style-name="T46">:</text:span><text:span text:style-name="T44"> </text:span><text:span text:style-name="T48">"</text:span><text:span text:style-name="T49">外国语言文学学院</text:span><text:span text:style-name="T48">"</text:span><text:span text:style-name="T46">,</text:span></text:p>
            <text:p text:style-name="P159"><text:soft-page-break/><text:span text:style-name="T43"><text:s text:c="8"/></text:span><text:span text:style-name="T48">"major"</text:span><text:span text:style-name="T46">:</text:span><text:span text:style-name="T44"> </text:span><text:span text:style-name="T48">"</text:span><text:span text:style-name="T49">交流与写作类</text:span><text:span text:style-name="T48">"</text:span><text:span text:style-name="T46">,</text:span></text:p>
            <text:p text:style-name="P159"><text:span text:style-name="T43"><text:s text:c="8"/></text:span><text:span text:style-name="T48">"teacher"</text:span><text:span text:style-name="T46">:</text:span><text:span text:style-name="T44"> </text:span><text:span text:style-name="T48">"</text:span><text:span text:style-name="T49">董芳</text:span><text:span text:style-name="T48">"</text:span><text:span text:style-name="T46">,</text:span></text:p>
            <text:p text:style-name="P159"><text:span text:style-name="T43"><text:s text:c="8"/></text:span><text:span text:style-name="T48">"credit"</text:span><text:span text:style-name="T46">:</text:span><text:span text:style-name="T44"> </text:span><text:span text:style-name="T52">3.0</text:span><text:span text:style-name="T46">,</text:span></text:p>
            <text:p text:style-name="P159"><text:span text:style-name="T43"><text:s text:c="8"/></text:span><text:span text:style-name="T48">"start_week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end_week"</text:span><text:span text:style-name="T46">:</text:span><text:span text:style-name="T44"> </text:span><text:span text:style-name="T52">18</text:span><text:span text:style-name="T46">,</text:span></text:p>
            <text:p text:style-name="P159"><text:span text:style-name="T43"><text:s text:c="8"/></text:span><text:span text:style-name="T48">"gap"</text:span><text:span text:style-name="T46">:</text:span><text:span text:style-name="T44"> </text:span><text:span text:style-name="T52">1</text:span><text:span text:style-name="T46">,</text:span></text:p>
            <text:p text:style-name="P159"><text:span text:style-name="T43"><text:s text:c="8"/></text:span><text:span text:style-name="T48">"day_in_week"</text:span><text:span text:style-name="T46">:</text:span><text:span text:style-name="T44"> </text:span><text:span text:style-name="T52">4</text:span><text:span text:style-name="T46">,</text:span></text:p>
            <text:p text:style-name="P159"><text:span text:style-name="T43"><text:s text:c="8"/></text:span><text:span text:style-name="T48">"start_time"</text:span><text:span text:style-name="T46">:</text:span><text:span text:style-name="T44"> </text:span><text:span text:style-name="T52">3</text:span><text:span text:style-name="T46">,</text:span></text:p>
            <text:p text:style-name="P159"><text:span text:style-name="T43"><text:s text:c="8"/></text:span><text:span text:style-name="T48">"end_time"</text:span><text:span text:style-name="T46">:</text:span><text:span text:style-name="T44"> </text:span><text:span text:style-name="T52">5</text:span><text:span text:style-name="T46">,</text:span></text:p>
            <text:p text:style-name="P159"><text:span text:style-name="T43"><text:s text:c="8"/></text:span><text:span text:style-name="T48">"area"</text:span><text:span text:style-name="T46">:</text:span><text:span text:style-name="T44"> </text:span><text:span text:style-name="T48">"1"</text:span><text:span text:style-name="T46">,</text:span></text:p>
            <text:p text:style-name="P159"><text:span text:style-name="T43"><text:s text:c="8"/></text:span><text:span text:style-name="T48">"building"</text:span><text:span text:style-name="T46">:</text:span><text:span text:style-name="T44"> </text:span><text:span text:style-name="T48">"1"</text:span><text:span text:style-name="T46">,</text:span></text:p>
            <text:p text:style-name="P159"><text:span text:style-name="T43"><text:s text:c="8"/></text:span><text:span text:style-name="T48">"room"</text:span><text:span text:style-name="T46">:</text:span><text:span text:style-name="T44"> </text:span><text:span text:style-name="T48">"303"</text:span><text:span text:style-name="T46">,</text:span></text:p>
            <text:p text:style-name="P159"><text:span text:style-name="T43"><text:s text:c="8"/></text:span><text:span text:style-name="T48">"weight"</text:span><text:span text:style-name="T46">:</text:span><text:span text:style-name="T44"> </text:span><text:span text:style-name="T52">0.0</text:span></text:p>
            <text:p text:style-name="P159"><text:span text:style-name="T43"><text:s text:c="4"/></text:span><text:span text:style-name="T46">}</text:span></text:p>
            <text:p text:style-name="P162">]</text:p>
            <text:p text:style-name="P199"/>
            <text:p text:style-name="P32"/>
          </table:table-cell>
        </table:table-row>
        <table:table-row table:style-name="表格10.1">
          <table:table-cell table:style-name="表格10.A3" office:value-type="string">
            <text:p text:style-name="P140">使用说明 </text:p>
          </table:table-cell>
          <table:table-cell table:style-name="表格10.B7" office:value-type="string">
            <text:p text:style-name="P42">注意这是一个<text:span text:style-name="T65">[ ]</text:span></text:p>
          </table:table-cell>
        </table:table-row>
        <table:table-row table:style-name="表格10.8">
          <table:table-cell table:style-name="表格10.A8" office:value-type="string">
            <text:p text:style-name="P147">负责人</text:p>
          </table:table-cell>
          <table:table-cell table:style-name="表格10.B8" office:value-type="string">
            <text:p text:style-name="P14">张新豪</text:p>
          </table:table-cell>
        </table:table-row>
      </table:table>
      <text:p text:style-name="P186"><text:s/></text:p>
      <text:p text:style-name="P187"/>
      <text:p text:style-name="P187">2.2.4 我要蹭课按钮 (do_it)</text:p>
      <text:p text:style-name="P23"/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80"/>
          </table:table-cell>
          <table:table-cell table:style-name="表格11.B1" office:value-type="string">
            <text:p text:style-name="P101"><text:span text:style-name="T5"><text:s text:c="10"/></text:span><text:span text:style-name="T35">我要蹭课按钮 (do_it)</text:span></text:p>
          </table:table-cell>
        </table:table-row>
        <table:table-row table:style-name="表格11.2">
          <table:table-cell table:style-name="表格11.A2" office:value-type="string">
            <text:p text:style-name="P140">接口功能 </text:p>
          </table:table-cell>
          <table:table-cell table:style-name="表格11.B2" office:value-type="string">
            <text:p text:style-name="P68"><text:s/>用户要对该课程进行蹭课则点击我要蹭课按钮</text:p>
          </table:table-cell>
        </table:table-row>
        <table:table-row table:style-name="表格11.3">
          <table:table-cell table:style-name="表格11.A3" office:value-type="string">
            <text:p text:style-name="P140">调用<text:span text:style-name="T24">url</text:span> </text:p>
          </table:table-cell>
          <table:table-cell table:style-name="表格11.B3" office:value-type="string">
            <text:p text:style-name="P52">方法：<text:span text:style-name="T31">POST</text:span></text:p>
            <text:p text:style-name="P14"><text:span text:style-name="T10">http://ip:port/</text:span><text:span text:style-name="T12">course</text:span><text:span text:style-name="T10">/do_</text:span><text:span text:style-name="T13">it</text:span><text:span text:style-name="T11">/</text:span></text:p>
          </table:table-cell>
        </table:table-row>
        <text:soft-page-break/>
        <table:table-row table:style-name="表格11.4">
          <table:table-cell table:style-name="表格11.A3" office:value-type="string">
            <text:p text:style-name="P140">输入参数 </text:p>
          </table:table-cell>
          <table:table-cell table:style-name="表格11.B4" office:value-type="string">
            <text:p text:style-name="P114">1&gt;<text:span text:style-name="T19"> </text:span><text:span text:style-name="T20">data_</text:span><text:span text:style-name="T21">id</text:span>:课程对应的<text:span text:style-name="T65">id</text:span>，字符串</text:p>
          </table:table-cell>
        </table:table-row>
        <table:table-row table:style-name="表格11.5">
          <table:table-cell table:style-name="表格11.A3" office:value-type="string">
            <text:p text:style-name="P140">输出参数 </text:p>
          </table:table-cell>
          <table:table-cell table:style-name="表格11.B5" office:value-type="string">
            <text:p text:style-name="P181">无</text:p>
          </table:table-cell>
        </table:table-row>
        <table:table-row table:style-name="表格11.6">
          <table:table-cell table:style-name="表格11.A3" office:value-type="string">
            <text:p text:style-name="P140"><text:span text:style-name="T24">返回json数据</text:span> </text:p>
          </table:table-cell>
          <table:table-cell table:style-name="表格11.B6" office:value-type="string">
            <text:p text:style-name="P87"/>
            <text:p text:style-name="P123"/>
            <text:p text:style-name="P75"><text:span text:style-name="T58">"OK!</text:span><text:span text:style-name="T59">”</text:span></text:p>
          </table:table-cell>
        </table:table-row>
        <table:table-row table:style-name="表格11.1">
          <table:table-cell table:style-name="表格11.A3" office:value-type="string">
            <text:p text:style-name="P140">使用说明 </text:p>
          </table:table-cell>
          <table:table-cell table:style-name="表格11.B7" office:value-type="string">
            <text:p text:style-name="P42"/>
          </table:table-cell>
        </table:table-row>
        <table:table-row table:style-name="表格11.8">
          <table:table-cell table:style-name="表格11.A8" office:value-type="string">
            <text:p text:style-name="P147">负责人</text:p>
          </table:table-cell>
          <table:table-cell table:style-name="表格11.B8" office:value-type="string">
            <text:p text:style-name="P14">张新豪</text:p>
          </table:table-cell>
        </table:table-row>
      </table:table>
      <text:p text:style-name="P186"><text:s/></text:p>
      <text:p text:style-name="P95"><text:span text:style-name="T33">2.2.5 课程收藏（</text:span><text:span text:style-name="T32">collect</text:span><text:span text:style-name="T33">）</text:span></text:p>
      <text:p text:style-name="P23"/>
      <table:table table:name="表格12" table:style-name="表格12">
        <table:table-column table:style-name="表格12.A"/>
        <table:table-column table:style-name="表格12.B"/>
        <table:table-row table:style-name="表格12.1">
          <table:table-cell table:style-name="表格12.A1" office:value-type="string">
            <text:p text:style-name="P80"/>
          </table:table-cell>
          <table:table-cell table:style-name="表格12.B1" office:value-type="string">
            <text:p text:style-name="P101"><text:span text:style-name="T5"><text:s text:c="10"/></text:span><text:span text:style-name="T35">课程收藏（</text:span><text:span text:style-name="T34">collect</text:span><text:span text:style-name="T35">）</text:span></text:p>
            <text:p text:style-name="P184"/>
          </table:table-cell>
        </table:table-row>
        <table:table-row table:style-name="表格12.2">
          <table:table-cell table:style-name="表格12.A2" office:value-type="string">
            <text:p text:style-name="P140">接口功能 </text:p>
          </table:table-cell>
          <table:table-cell table:style-name="表格12.B2" office:value-type="string">
            <text:p text:style-name="P68"><text:s/>收藏课程</text:p>
          </table:table-cell>
        </table:table-row>
        <table:table-row table:style-name="表格12.3">
          <table:table-cell table:style-name="表格12.A3" office:value-type="string">
            <text:p text:style-name="P140">调用<text:span text:style-name="T24">url</text:span> </text:p>
          </table:table-cell>
          <table:table-cell table:style-name="表格12.B3" office:value-type="string">
            <text:p text:style-name="P52">方法：<text:span text:style-name="T31">POST</text:span></text:p>
            <text:p text:style-name="P14"><text:span text:style-name="T10">http://ip:port/</text:span><text:span text:style-name="T12">course</text:span><text:span text:style-name="T10">/colle</text:span><text:span text:style-name="T13">ct</text:span><text:span text:style-name="T11">/</text:span></text:p>
          </table:table-cell>
        </table:table-row>
        <table:table-row table:style-name="表格12.4">
          <table:table-cell table:style-name="表格12.A3" office:value-type="string">
            <text:p text:style-name="P140">输入参数 <text:span text:style-name="T31">1&gt;</text:span><text:span text:style-name="T22"> </text:span><text:span text:style-name="T20">data_</text:span><text:span text:style-name="T21">id</text:span><text:span text:style-name="T31">:课程对应的id，字符串</text:span></text:p>
          </table:table-cell>
          <table:table-cell table:style-name="表格12.B4" office:value-type="string">
            <text:p text:style-name="P116">无</text:p>
          </table:table-cell>
        </table:table-row>
        <table:table-row table:style-name="表格12.5">
          <table:table-cell table:style-name="表格12.A3" office:value-type="string">
            <text:p text:style-name="P140">输出参数 </text:p>
          </table:table-cell>
          <table:table-cell table:style-name="表格12.B5" office:value-type="string">
            <text:p text:style-name="P178"/>
          </table:table-cell>
        </table:table-row>
        <text:soft-page-break/>
        <table:table-row table:style-name="表格12.6">
          <table:table-cell table:style-name="表格12.A3" office:value-type="string">
            <text:p text:style-name="P140"><text:span text:style-name="T24">返回json数据</text:span> </text:p>
          </table:table-cell>
          <table:table-cell table:style-name="表格12.B6" office:value-type="string">
            <text:p text:style-name="P87"/>
            <text:p text:style-name="P192">“OK！”</text:p>
            <text:p text:style-name="P32"/>
          </table:table-cell>
        </table:table-row>
        <table:table-row table:style-name="表格12.1">
          <table:table-cell table:style-name="表格12.A3" office:value-type="string">
            <text:p text:style-name="P140">使用说明 </text:p>
          </table:table-cell>
          <table:table-cell table:style-name="表格12.B7" office:value-type="string">
            <text:p text:style-name="P42"/>
          </table:table-cell>
        </table:table-row>
        <table:table-row table:style-name="表格12.8">
          <table:table-cell table:style-name="表格12.A8" office:value-type="string">
            <text:p text:style-name="P147">负责人</text:p>
          </table:table-cell>
          <table:table-cell table:style-name="表格12.B8" office:value-type="string">
            <text:p text:style-name="P14">张新豪</text:p>
          </table:table-cell>
        </table:table-row>
      </table:table>
      <text:p text:style-name="P186"><text:s/></text:p>
      <text:p text:style-name="P187">2.2.6 官方课程推送（push）</text:p>
      <text:p text:style-name="P24"/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81"/>
          </table:table-cell>
          <table:table-cell table:style-name="表格13.B1" office:value-type="string">
            <text:p text:style-name="P102"><text:span text:style-name="T5"><text:s text:c="10"/></text:span><text:span text:style-name="T35">官方课程推送（push）</text:span></text:p>
          </table:table-cell>
        </table:table-row>
        <table:table-row table:style-name="表格13.2">
          <table:table-cell table:style-name="表格13.A2" office:value-type="string">
            <text:p text:style-name="P141">接口功能 </text:p>
          </table:table-cell>
          <table:table-cell table:style-name="表格13.B2" office:value-type="string">
            <text:p text:style-name="P69"><text:s text:c="2"/>官方帐号进行课程的推送</text:p>
          </table:table-cell>
        </table:table-row>
        <table:table-row table:style-name="表格13.3">
          <table:table-cell table:style-name="表格13.A3" office:value-type="string">
            <text:p text:style-name="P141">调用<text:span text:style-name="T24">url</text:span> </text:p>
          </table:table-cell>
          <table:table-cell table:style-name="表格13.B3" office:value-type="string">
            <text:p text:style-name="P53">方法：<text:span text:style-name="T31">POST</text:span></text:p>
            <text:p text:style-name="P15"><text:span text:style-name="T10">http://ip:port/</text:span><text:span text:style-name="T12">course</text:span><text:span text:style-name="T10">/push</text:span><text:span text:style-name="T11">/</text:span></text:p>
          </table:table-cell>
        </table:table-row>
        <table:table-row table:style-name="表格13.4">
          <table:table-cell table:style-name="表格13.A3" office:value-type="string">
            <text:p text:style-name="P141">输入参数 </text:p>
          </table:table-cell>
          <table:table-cell table:style-name="表格13.B4" office:value-type="string">
            <text:p text:style-name="P118">author =serializer.data[<text:span text:style-name="T39">'author'</text:span>]</text:p>
            <text:p text:style-name="P154">title :标题<text:span text:style-name="T66">，字符串</text:span></text:p>
            <text:p text:style-name="P154">begin_hour =开始时间<text:span text:style-name="T66">，字符串</text:span></text:p>
            <text:p text:style-name="P154">end_hour = 结束时间<text:span text:style-name="T66">，字符串</text:span></text:p>
            <text:p text:style-name="P154">begin_minute = 开始分钟<text:span text:style-name="T66">，字符串</text:span></text:p>
            <text:p text:style-name="P154">end_minute = 结束分钟<text:span text:style-name="T66">，字符串</text:span></text:p>
            <text:p text:style-name="P154">area = 区号<text:span text:style-name="T66">，字符串</text:span></text:p>
            <text:p text:style-name="P154">building = <text:s/>楼号<text:span text:style-name="T66">，字符串</text:span></text:p>
            <text:p text:style-name="P154">room = <text:s/>教室号<text:span text:style-name="T66">，字符串</text:span></text:p>
            <text:p text:style-name="P158"><text:span text:style-name="T60">introduce = <text:s/>介绍</text:span><text:span text:style-name="T61">，字符串</text:span></text:p>
          </table:table-cell>
        </table:table-row>
        <table:table-row table:style-name="表格13.5">
          <table:table-cell table:style-name="表格13.A3" office:value-type="string">
            <text:p text:style-name="P141">输出参数 </text:p>
          </table:table-cell>
          <table:table-cell table:style-name="表格13.B5" office:value-type="string">
            <text:p text:style-name="P179">无</text:p>
          </table:table-cell>
        </table:table-row>
        <text:soft-page-break/>
        <table:table-row table:style-name="表格13.6">
          <table:table-cell table:style-name="表格13.A3" office:value-type="string">
            <text:p text:style-name="P141"><text:span text:style-name="T24">返回json数据</text:span> </text:p>
          </table:table-cell>
          <table:table-cell table:style-name="表格13.B6" office:value-type="string">
            <text:p text:style-name="P88"/>
            <text:p text:style-name="P124"/>
            <text:p text:style-name="P196">{</text:p>
            <text:p text:style-name="P157"><text:s text:c="4"/><text:span text:style-name="T66">“ok！”</text:span></text:p>
            <text:p text:style-name="P153">}</text:p>
            <text:p text:style-name="P174"/>
            <text:p text:style-name="P33"/>
          </table:table-cell>
        </table:table-row>
        <table:table-row table:style-name="表格13.1">
          <table:table-cell table:style-name="表格13.A3" office:value-type="string">
            <text:p text:style-name="P141">使用说明 </text:p>
          </table:table-cell>
          <table:table-cell table:style-name="表格13.B7" office:value-type="string">
            <text:p text:style-name="P43"/>
          </table:table-cell>
        </table:table-row>
        <table:table-row table:style-name="表格13.8">
          <table:table-cell table:style-name="表格13.A8" office:value-type="string">
            <text:p text:style-name="P148">负责人</text:p>
          </table:table-cell>
          <table:table-cell table:style-name="表格13.B8" office:value-type="string">
            <text:p text:style-name="P15">张新豪</text:p>
          </table:table-cell>
        </table:table-row>
      </table:table>
      <text:p text:style-name="P96"><text:s/></text:p>
      <text:p text:style-name="P96"/>
      <text:p text:style-name="P188"/>
      <text:p text:style-name="P187">2.2.7 普通用户获得推送（get_push)</text:p>
      <text:p text:style-name="P97"/>
      <text:p text:style-name="P97"/>
      <text:p text:style-name="P25"/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82"/>
          </table:table-cell>
          <table:table-cell table:style-name="表格14.B1" office:value-type="string">
            <text:p text:style-name="P103"><text:span text:style-name="T5"><text:s text:c="10"/></text:span><text:span text:style-name="T35">普通用户获得推送（get_push)</text:span></text:p>
          </table:table-cell>
        </table:table-row>
        <table:table-row table:style-name="表格14.2">
          <table:table-cell table:style-name="表格14.A2" office:value-type="string">
            <text:p text:style-name="P142">接口功能 </text:p>
          </table:table-cell>
          <table:table-cell table:style-name="表格14.B2" office:value-type="string">
            <text:p text:style-name="P70">获取推送列表</text:p>
          </table:table-cell>
        </table:table-row>
        <table:table-row table:style-name="表格14.3">
          <table:table-cell table:style-name="表格14.A3" office:value-type="string">
            <text:p text:style-name="P142">调用<text:span text:style-name="T24">url</text:span> </text:p>
          </table:table-cell>
          <table:table-cell table:style-name="表格14.B3" office:value-type="string">
            <text:p text:style-name="P54">方法：<text:span text:style-name="T67">GET</text:span></text:p>
            <text:p text:style-name="P16"><text:span text:style-name="T10">http://ip:port/</text:span><text:span text:style-name="T12">course</text:span><text:span text:style-name="T10">/</text:span><text:span text:style-name="T14">get_push</text:span><text:span text:style-name="T11">/</text:span></text:p>
          </table:table-cell>
        </table:table-row>
        <table:table-row table:style-name="表格14.4">
          <table:table-cell table:style-name="表格14.A3" office:value-type="string">
            <text:p text:style-name="P142">输入参数 </text:p>
          </table:table-cell>
          <table:table-cell table:style-name="表格14.B4" office:value-type="string">
            <text:p text:style-name="P205">无</text:p>
          </table:table-cell>
        </table:table-row>
        <table:table-row table:style-name="表格14.5">
          <table:table-cell table:style-name="表格14.A3" office:value-type="string">
            <text:p text:style-name="P142">输出参数 </text:p>
          </table:table-cell>
          <table:table-cell table:style-name="表格14.B5" office:value-type="string">
            <text:p text:style-name="P155">title :标题<text:span text:style-name="T66">，字符串</text:span></text:p>
            <text:p text:style-name="P155">begin_hour =开始时间<text:span text:style-name="T66">，字符串</text:span></text:p>
            <text:p text:style-name="P155">end_hour = 结束时间<text:span text:style-name="T66">，字符串</text:span></text:p>
            <text:p text:style-name="P155">begin_minute = 开始分钟<text:span text:style-name="T66">，字符串</text:span></text:p>
            <text:p text:style-name="P155">end_minute = 结束分钟<text:span text:style-name="T66">，字符串</text:span></text:p>
            <text:p text:style-name="P155">area = 区号<text:span text:style-name="T66">，字符串</text:span></text:p>
            <text:p text:style-name="P155">building = <text:s/>楼号<text:span text:style-name="T66">，字符串</text:span></text:p>
            <text:p text:style-name="P155">room = <text:s/>教室号<text:span text:style-name="T66">，字符串</text:span></text:p>
            <text:p text:style-name="P119"><text:span text:style-name="T60">introduce = <text:s/>介绍</text:span><text:span text:style-name="T61">，字符串</text:span></text:p>
          </table:table-cell>
        </table:table-row>
        <text:soft-page-break/>
        <table:table-row table:style-name="表格14.6">
          <table:table-cell table:style-name="表格14.A3" office:value-type="string">
            <text:p text:style-name="P142"><text:span text:style-name="T24">返回json数据</text:span> </text:p>
          </table:table-cell>
          <table:table-cell table:style-name="表格14.B6" office:value-type="string">
            <text:p text:style-name="P89"/>
            <text:p text:style-name="P125"/>
            <text:p text:style-name="P200"/>
            <text:p text:style-name="P34">如上</text:p>
          </table:table-cell>
        </table:table-row>
        <table:table-row table:style-name="表格14.1">
          <table:table-cell table:style-name="表格14.A3" office:value-type="string">
            <text:p text:style-name="P142">使用说明 </text:p>
          </table:table-cell>
          <table:table-cell table:style-name="表格14.B7" office:value-type="string">
            <text:p text:style-name="P44"/>
          </table:table-cell>
        </table:table-row>
        <table:table-row table:style-name="表格14.8">
          <table:table-cell table:style-name="表格14.A8" office:value-type="string">
            <text:p text:style-name="P149">负责人</text:p>
          </table:table-cell>
          <table:table-cell table:style-name="表格14.B8" office:value-type="string">
            <text:p text:style-name="P16">张新豪</text:p>
          </table:table-cell>
        </table:table-row>
      </table:table>
      <text:p text:style-name="P97"><text:s/></text:p>
      <text:p text:style-name="P189"/>
      <text:p text:style-name="P187">2.2.8 课程名搜索（search)</text:p>
      <text:p text:style-name="P189"/>
      <table:table table:name="表格15" table:style-name="表格15">
        <table:table-column table:style-name="表格15.A"/>
        <table:table-column table:style-name="表格15.B"/>
        <table:table-row table:style-name="表格15.1">
          <table:table-cell table:style-name="表格15.A1" office:value-type="string">
            <text:p text:style-name="P82"/>
          </table:table-cell>
          <table:table-cell table:style-name="表格15.B1" office:value-type="string">
            <text:p text:style-name="P103"><text:span text:style-name="T5"><text:s text:c="10"/></text:span><text:span text:style-name="T35">课程名搜索（search)</text:span></text:p>
          </table:table-cell>
        </table:table-row>
        <table:table-row table:style-name="表格15.2">
          <table:table-cell table:style-name="表格15.A2" office:value-type="string">
            <text:p text:style-name="P142">接口功能 </text:p>
          </table:table-cell>
          <table:table-cell table:style-name="表格15.B2" office:value-type="string">
            <text:p text:style-name="P70">搜索课程名字</text:p>
          </table:table-cell>
        </table:table-row>
        <table:table-row table:style-name="表格15.3">
          <table:table-cell table:style-name="表格15.A3" office:value-type="string">
            <text:p text:style-name="P142">调用<text:span text:style-name="T24">url</text:span> </text:p>
          </table:table-cell>
          <table:table-cell table:style-name="表格15.B3" office:value-type="string">
            <text:p text:style-name="P54">方法：<text:span text:style-name="T31">POST</text:span></text:p>
            <text:p text:style-name="P16"><text:span text:style-name="T10">http://ip:port/</text:span><text:span text:style-name="T12">course</text:span><text:span text:style-name="T10">/</text:span><text:span text:style-name="T14">search</text:span><text:span text:style-name="T11">/</text:span></text:p>
          </table:table-cell>
        </table:table-row>
        <table:table-row table:style-name="表格15.4">
          <table:table-cell table:style-name="表格15.A3" office:value-type="string">
            <text:p text:style-name="P142">输入参数 </text:p>
          </table:table-cell>
          <table:table-cell table:style-name="表格15.B4" office:value-type="string">
            <text:p text:style-name="P117">input:用户输入， 字符串</text:p>
          </table:table-cell>
        </table:table-row>
        <table:table-row table:style-name="表格15.5">
          <table:table-cell table:style-name="表格15.A3" office:value-type="string">
            <text:p text:style-name="P142">输出参数 </text:p>
          </table:table-cell>
          <table:table-cell table:style-name="表格15.B5" office:value-type="string">
            <text:p text:style-name="P182">如下</text:p>
          </table:table-cell>
        </table:table-row>
        <table:table-row table:style-name="表格15.6">
          <table:table-cell table:style-name="表格15.A3" office:value-type="string">
            <text:p text:style-name="P142"><text:span text:style-name="T24">返回json数据</text:span> </text:p>
          </table:table-cell>
          <table:table-cell table:style-name="表格15.B6" office:value-type="string">
            <text:p text:style-name="P92"/>
            <table:table table:name="表格16" table:style-name="表格16">
              <table:table-column table:style-name="表格16.A"/>
              <table:table-row table:style-name="表格16.1">
                <table:table-cell table:style-name="表格16.A1" office:value-type="string">
                  <text:p text:style-name="P91"/>
                  <text:p text:style-name="P191">[</text:p>
                  <text:p text:style-name="P161"><text:span text:style-name="T43"><text:s text:c="4"/></text:span><text:span text:style-name="T47">{</text:span></text:p>
      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411</text:span><text:span text:style-name="T47">,</text:span></text:p>
      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41</text:span><text:span text:style-name="T47">,</text:span></text:p>
                  <text:p text:style-name="P161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与法律</text:span><text:span text:style-name="T50">"</text:span><text:span text:style-name="T47">,</text:span></text:p>
      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      <text:p text:style-name="P161"><text:soft-page-break/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樊志勇</text:span><text:span text:style-name="T50">"</text:span><text:span text:style-name="T47">,</text:span></text:p>
      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1.0</text:span><text:span text:style-name="T47">,</text:span></text:p>
      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gap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end_time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      <text:p text:style-name="P161"><text:span text:style-name="T43"><text:s text:c="4"/></text:span><text:span text:style-name="T47">},</text:span></text:p>
                  <text:p text:style-name="P161"><text:span text:style-name="T43"><text:s text:c="4"/></text:span><text:span text:style-name="T47">{</text:span></text:p>
      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541</text:span><text:span text:style-name="T47">,</text:span></text:p>
      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54</text:span><text:span text:style-name="T47">,</text:span></text:p>
                  <text:p text:style-name="P161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金融</text:span><text:span text:style-name="T50">"</text:span><text:span text:style-name="T47">,</text:span></text:p>
      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      <text:p text:style-name="P161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张东祥</text:span><text:span text:style-name="T50">"</text:span><text:span text:style-name="T47">,</text:span></text:p>
      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2.0</text:span><text:span text:style-name="T47">,</text:span></text:p>
      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1</text:span><text:span text:style-name="T47">,</text:span></text:p>
      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13</text:span><text:span text:style-name="T47">,</text:span></text:p>
                  <text:p text:style-name="P161"><text:soft-page-break/><text:span text:style-name="T43"><text:s text:c="8"/></text:span><text:span text:style-name="T50">"gap"</text:span><text:span text:style-name="T47">:</text:span><text:span text:style-name="T45"> </text:span><text:span text:style-name="T53">1</text:span><text:span text:style-name="T47">,</text:span></text:p>
      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2</text:span><text:span text:style-name="T47">,</text:span></text:p>
      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11</text:span><text:span text:style-name="T47">,</text:span></text:p>
                  <text:p text:style-name="P161"><text:span text:style-name="T43"><text:s text:c="8"/></text:span><text:span text:style-name="T50">"end_time"</text:span><text:span text:style-name="T47">:</text:span><text:span text:style-name="T45"> </text:span><text:span text:style-name="T53">13</text:span><text:span text:style-name="T47">,</text:span></text:p>
      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1"</text:span><text:span text:style-name="T47">,</text:span></text:p>
      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5"</text:span><text:span text:style-name="T47">,</text:span></text:p>
      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404"</text:span><text:span text:style-name="T47">,</text:span></text:p>
      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      <text:p text:style-name="P164"><text:span text:style-name="T56"><text:s text:c="4"/></text:span><text:span text:style-name="T54">}</text:span></text:p>
                  <text:p text:style-name="P204">]</text:p>
                  <text:p text:style-name="P38"/>
                </table:table-cell>
              </table:table-row>
            </table:table>
            <text:p text:style-name="P175"/>
            <text:p text:style-name="P34"/>
          </table:table-cell>
        </table:table-row>
        <table:table-row table:style-name="表格15.1">
          <table:table-cell table:style-name="表格15.A3" office:value-type="string">
            <text:p text:style-name="P142">使用说明 </text:p>
          </table:table-cell>
          <table:table-cell table:style-name="表格15.B7" office:value-type="string">
            <text:p text:style-name="P44">注意这是个<text:span text:style-name="T67">[]</text:span></text:p>
          </table:table-cell>
        </table:table-row>
        <table:table-row table:style-name="表格15.8">
          <table:table-cell table:style-name="表格15.A8" office:value-type="string">
            <text:p text:style-name="P149">负责人</text:p>
          </table:table-cell>
          <table:table-cell table:style-name="表格15.B8" office:value-type="string">
            <text:p text:style-name="P16">张新豪</text:p>
          </table:table-cell>
        </table:table-row>
      </table:table>
      <text:p text:style-name="P189">2.2.9 课程推荐（recommend)</text:p>
      <text:p text:style-name="P25"/>
      <table:table table:name="表格17" table:style-name="表格17">
        <table:table-column table:style-name="表格17.A"/>
        <table:table-column table:style-name="表格17.B"/>
        <table:table-row table:style-name="表格17.1">
          <table:table-cell table:style-name="表格17.A1" office:value-type="string">
            <text:p text:style-name="P82"/>
          </table:table-cell>
          <table:table-cell table:style-name="表格17.B1" office:value-type="string">
            <text:p text:style-name="P103"><text:span text:style-name="T5"><text:s text:c="10"/></text:span><text:span text:style-name="T35">课程推荐（recommend)</text:span></text:p>
          </table:table-cell>
        </table:table-row>
        <table:table-row table:style-name="表格17.2">
          <table:table-cell table:style-name="表格17.A2" office:value-type="string">
            <text:p text:style-name="P142">接口功能 </text:p>
          </table:table-cell>
          <table:table-cell table:style-name="表格17.B2" office:value-type="string">
            <text:p text:style-name="P70"/>
          </table:table-cell>
        </table:table-row>
        <table:table-row table:style-name="表格17.3">
          <table:table-cell table:style-name="表格17.A3" office:value-type="string">
            <text:p text:style-name="P142">调用<text:span text:style-name="T24">url</text:span> </text:p>
          </table:table-cell>
          <table:table-cell table:style-name="表格17.B3" office:value-type="string">
            <text:p text:style-name="P54">方法：<text:span text:style-name="T31">POST</text:span></text:p>
            <text:p text:style-name="P16"><text:span text:style-name="T10">http://ip:port/</text:span><text:span text:style-name="T12">course</text:span><text:span text:style-name="T10">/re</text:span><text:span text:style-name="T14">commend</text:span><text:span text:style-name="T11">/</text:span></text:p>
          </table:table-cell>
        </table:table-row>
        <table:table-row table:style-name="表格17.4">
          <table:table-cell table:style-name="表格17.A3" office:value-type="string">
            <text:p text:style-name="P142">输入参数 </text:p>
          </table:table-cell>
          <table:table-cell table:style-name="表格17.B4" office:value-type="string">
            <text:p text:style-name="P117">无</text:p>
          </table:table-cell>
        </table:table-row>
        <table:table-row table:style-name="表格17.5">
          <table:table-cell table:style-name="表格17.A3" office:value-type="string">
            <text:p text:style-name="P142">输出参数 </text:p>
          </table:table-cell>
          <table:table-cell table:style-name="表格17.B5" office:value-type="string">
            <text:p text:style-name="P180">如下</text:p>
          </table:table-cell>
        </table:table-row>
        <table:table-row table:style-name="表格17.6">
          <table:table-cell table:style-name="表格17.A3" office:value-type="string">
            <text:p text:style-name="P142"><text:span text:style-name="T24">返回json数据</text:span> </text:p>
          </table:table-cell>
          <table:table-cell table:style-name="表格17.B6" office:value-type="string">
            <text:p text:style-name="P89"/>
            <text:p text:style-name="P125"/>
            <text:p text:style-name="P91"><text:soft-page-break/></text:p>
            <text:p text:style-name="P191">[</text:p>
            <text:p text:style-name="P161"><text:span text:style-name="T43"><text:s text:c="4"/></text:span><text:span text:style-name="T47">{</text:span></text:p>
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411</text:span><text:span text:style-name="T47">,</text:span></text:p>
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41</text:span><text:span text:style-name="T47">,</text:span></text:p>
            <text:p text:style-name="P161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与法律</text:span><text:span text:style-name="T50">"</text:span><text:span text:style-name="T47">,</text:span></text:p>
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<text:p text:style-name="P161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樊志勇</text:span><text:span text:style-name="T50">"</text:span><text:span text:style-name="T47">,</text:span></text:p>
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1.0</text:span><text:span text:style-name="T47">,</text:span></text:p>
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gap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end_time"</text:span><text:span text:style-name="T47">:</text:span><text:span text:style-name="T45"> </text:span><text:span text:style-name="T53">0</text:span><text:span text:style-name="T47">,</text:span></text:p>
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0"</text:span><text:span text:style-name="T47">,</text:span></text:p>
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0"</text:span><text:span text:style-name="T47">,</text:span></text:p>
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0"</text:span><text:span text:style-name="T47">,</text:span></text:p>
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<text:p text:style-name="P161"><text:span text:style-name="T43"><text:s text:c="4"/></text:span><text:span text:style-name="T47">},</text:span></text:p>
            <text:p text:style-name="P161"><text:span text:style-name="T43"><text:s text:c="4"/></text:span><text:span text:style-name="T47">{</text:span></text:p>
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541</text:span><text:span text:style-name="T47">,</text:span></text:p>
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54</text:span><text:span text:style-name="T47">,</text:span></text:p>
            <text:p text:style-name="P161"><text:soft-page-break/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金融</text:span><text:span text:style-name="T50">"</text:span><text:span text:style-name="T47">,</text:span></text:p>
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<text:p text:style-name="P161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张东祥</text:span><text:span text:style-name="T50">"</text:span><text:span text:style-name="T47">,</text:span></text:p>
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2.0</text:span><text:span text:style-name="T47">,</text:span></text:p>
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1</text:span><text:span text:style-name="T47">,</text:span></text:p>
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13</text:span><text:span text:style-name="T47">,</text:span></text:p>
            <text:p text:style-name="P161"><text:span text:style-name="T43"><text:s text:c="8"/></text:span><text:span text:style-name="T50">"gap"</text:span><text:span text:style-name="T47">:</text:span><text:span text:style-name="T45"> </text:span><text:span text:style-name="T53">1</text:span><text:span text:style-name="T47">,</text:span></text:p>
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2</text:span><text:span text:style-name="T47">,</text:span></text:p>
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11</text:span><text:span text:style-name="T47">,</text:span></text:p>
            <text:p text:style-name="P161"><text:span text:style-name="T43"><text:s text:c="8"/></text:span><text:span text:style-name="T50">"end_time"</text:span><text:span text:style-name="T47">:</text:span><text:span text:style-name="T45"> </text:span><text:span text:style-name="T53">13</text:span><text:span text:style-name="T47">,</text:span></text:p>
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1"</text:span><text:span text:style-name="T47">,</text:span></text:p>
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5"</text:span><text:span text:style-name="T47">,</text:span></text:p>
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404"</text:span><text:span text:style-name="T47">,</text:span></text:p>
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<text:p text:style-name="P126"><text:span text:style-name="T57"><text:s text:c="4"/></text:span><text:span text:style-name="T55">}</text:span></text:p>
            <text:p text:style-name="P176">]</text:p>
            <text:p text:style-name="P34"/>
          </table:table-cell>
        </table:table-row>
        <table:table-row table:style-name="表格17.1">
          <table:table-cell table:style-name="表格17.A3" office:value-type="string">
            <text:p text:style-name="P142">使用说明 </text:p>
          </table:table-cell>
          <table:table-cell table:style-name="表格17.B7" office:value-type="string">
            <text:p text:style-name="P44">这是个<text:span text:style-name="T67">[]</text:span></text:p>
          </table:table-cell>
        </table:table-row>
        <table:table-row table:style-name="表格17.8">
          <table:table-cell table:style-name="表格17.A8" office:value-type="string">
            <text:p text:style-name="P149">负责人</text:p>
          </table:table-cell>
          <table:table-cell table:style-name="表格17.B8" office:value-type="string">
            <text:p text:style-name="P16">张新豪</text:p>
          </table:table-cell>
        </table:table-row>
      </table:table>
      <text:p text:style-name="P97"><text:s/></text:p>
      <text:p text:style-name="P189"/>
      <text:p text:style-name="P105">2.2.10 获取蹭课足迹（course_history)</text:p>
      <text:p text:style-name="P25"/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82"/>
          </table:table-cell>
          <table:table-cell table:style-name="表格18.B1" office:value-type="string">
            <text:p text:style-name="P103"><text:span text:style-name="T5"><text:s text:c="10"/></text:span><text:span text:style-name="T8">获取蹭课足迹（course_history)</text:span></text:p>
          </table:table-cell>
        </table:table-row>
        <text:soft-page-break/>
        <table:table-row table:style-name="表格18.2">
          <table:table-cell table:style-name="表格18.A2" office:value-type="string">
            <text:p text:style-name="P142">接口功能 </text:p>
          </table:table-cell>
          <table:table-cell table:style-name="表格18.B2" office:value-type="string">
            <text:p text:style-name="P73">获取蹭课记录</text:p>
          </table:table-cell>
        </table:table-row>
        <table:table-row table:style-name="表格18.3">
          <table:table-cell table:style-name="表格18.A3" office:value-type="string">
            <text:p text:style-name="P142">调用<text:span text:style-name="T24">url</text:span> </text:p>
          </table:table-cell>
          <table:table-cell table:style-name="表格18.B3" office:value-type="string">
            <text:p text:style-name="P54">方法：<text:span text:style-name="T31">POST</text:span></text:p>
            <text:p text:style-name="P16"><text:span text:style-name="T10">http://ip:port/</text:span><text:span text:style-name="T12">course</text:span><text:span text:style-name="T10">/</text:span><text:span text:style-name="T9">course_history</text:span><text:span text:style-name="T11">/</text:span></text:p>
          </table:table-cell>
        </table:table-row>
        <table:table-row table:style-name="表格18.4">
          <table:table-cell table:style-name="表格18.A3" office:value-type="string">
            <text:p text:style-name="P142">输入参数 </text:p>
          </table:table-cell>
          <table:table-cell table:style-name="表格18.B4" office:value-type="string">
            <text:p text:style-name="P115">无</text:p>
          </table:table-cell>
        </table:table-row>
        <table:table-row table:style-name="表格18.5">
          <table:table-cell table:style-name="表格18.A3" office:value-type="string">
            <text:p text:style-name="P142">输出参数 </text:p>
          </table:table-cell>
          <table:table-cell table:style-name="表格18.B5" office:value-type="string">
            <text:p text:style-name="P180"/>
          </table:table-cell>
        </table:table-row>
        <table:table-row table:style-name="表格18.6">
          <table:table-cell table:style-name="表格18.A3" office:value-type="string">
            <text:p text:style-name="P142"><text:span text:style-name="T24">返回json数据</text:span> </text:p>
          </table:table-cell>
          <table:table-cell table:style-name="表格18.B6" office:value-type="string">
            <text:p text:style-name="P89"/>
            <text:p text:style-name="P125"/>
            <text:p text:style-name="P198"/>
            <table:table table:name="表格19" table:style-name="表格19">
              <table:table-column table:style-name="表格19.A"/>
              <table:table-row table:style-name="表格19.1">
                <table:table-cell table:style-name="表格19.A1" office:value-type="string">
                  <text:p text:style-name="P89"/>
                  <text:p text:style-name="P125"/>
                  <text:p text:style-name="P91"/>
                  <text:p text:style-name="P191">[</text:p>
                  <text:p text:style-name="P161"><text:span text:style-name="T43"><text:s text:c="4"/></text:span><text:span text:style-name="T47">{</text:span></text:p>
      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411</text:span><text:span text:style-name="T47">,</text:span></text:p>
      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41</text:span><text:span text:style-name="T47">,</text:span></text:p>
                  <text:p text:style-name="P161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与法律</text:span><text:span text:style-name="T50">"</text:span><text:span text:style-name="T47">,</text:span></text:p>
      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      <text:p text:style-name="P161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研究与领导类</text:span><text:span text:style-name="T50">"</text:span><text:span text:style-name="T47">,</text:span></text:p>
      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樊志勇</text:span><text:span text:style-name="T50">"</text:span><text:span text:style-name="T47">,</text:span></text:p>
      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1.0</text:span><text:span text:style-name="T47">,</text:span></text:p>
      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gap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0</text:span><text:span text:style-name="T47">,</text:span></text:p>
                  <text:p text:style-name="P161"><text:soft-page-break/><text:span text:style-name="T43"><text:s text:c="8"/></text:span><text:span text:style-name="T50">"end_time"</text:span><text:span text:style-name="T47">:</text:span><text:span text:style-name="T45"> </text:span><text:span text:style-name="T53">0</text:span><text:span text:style-name="T47">,</text:span></text:p>
      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0"</text:span><text:span text:style-name="T47">,</text:span></text:p>
      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      <text:p text:style-name="P161"><text:span text:style-name="T43"><text:s text:c="4"/></text:span><text:span text:style-name="T47">},</text:span></text:p>
                  <text:p text:style-name="P161"><text:span text:style-name="T43"><text:s text:c="4"/></text:span><text:span text:style-name="T47">{</text:span></text:p>
                  <text:p text:style-name="P161"><text:span text:style-name="T43"><text:s text:c="8"/></text:span><text:span text:style-name="T50">"data_id"</text:span><text:span text:style-name="T47">:</text:span><text:span text:style-name="T45"> </text:span><text:span text:style-name="T53">201720053541</text:span><text:span text:style-name="T47">,</text:span></text:p>
                  <text:p text:style-name="P161"><text:span text:style-name="T43"><text:s text:c="8"/></text:span><text:span text:style-name="T50">"course_id"</text:span><text:span text:style-name="T47">:</text:span><text:span text:style-name="T45"> </text:span><text:span text:style-name="T53">20172005354</text:span><text:span text:style-name="T47">,</text:span></text:p>
                  <text:p text:style-name="P161"><text:span text:style-name="T43"><text:s text:c="8"/></text:span><text:span text:style-name="T50">"name"</text:span><text:span text:style-name="T47">:</text:span><text:span text:style-name="T45"> </text:span><text:span text:style-name="T50">"</text:span><text:span text:style-name="T51">创业金融</text:span><text:span text:style-name="T50">"</text:span><text:span text:style-name="T47">,</text:span></text:p>
                  <text:p text:style-name="P161"><text:span text:style-name="T43"><text:s text:c="8"/></text:span><text:span text:style-name="T50">"type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      <text:p text:style-name="P161"><text:span text:style-name="T43"><text:s text:c="8"/></text:span><text:span text:style-name="T50">"school"</text:span><text:span text:style-name="T47">:</text:span><text:span text:style-name="T45"> </text:span><text:span text:style-name="T50">"</text:span><text:span text:style-name="T51">经济与管理学院</text:span><text:span text:style-name="T50">"</text:span><text:span text:style-name="T47">,</text:span></text:p>
                  <text:p text:style-name="P161"><text:span text:style-name="T43"><text:s text:c="8"/></text:span><text:span text:style-name="T50">"major"</text:span><text:span text:style-name="T47">:</text:span><text:span text:style-name="T45"> </text:span><text:span text:style-name="T50">"</text:span><text:span text:style-name="T51">人文与社会类</text:span><text:span text:style-name="T50">"</text:span><text:span text:style-name="T47">,</text:span></text:p>
                  <text:p text:style-name="P161"><text:span text:style-name="T43"><text:s text:c="8"/></text:span><text:span text:style-name="T50">"teacher"</text:span><text:span text:style-name="T47">:</text:span><text:span text:style-name="T45"> </text:span><text:span text:style-name="T50">"</text:span><text:span text:style-name="T51">张东祥</text:span><text:span text:style-name="T50">"</text:span><text:span text:style-name="T47">,</text:span></text:p>
                  <text:p text:style-name="P161"><text:span text:style-name="T43"><text:s text:c="8"/></text:span><text:span text:style-name="T50">"credit"</text:span><text:span text:style-name="T47">:</text:span><text:span text:style-name="T45"> </text:span><text:span text:style-name="T53">2.0</text:span><text:span text:style-name="T47">,</text:span></text:p>
                  <text:p text:style-name="P161"><text:span text:style-name="T43"><text:s text:c="8"/></text:span><text:span text:style-name="T50">"start_week"</text:span><text:span text:style-name="T47">:</text:span><text:span text:style-name="T45"> </text:span><text:span text:style-name="T53">1</text:span><text:span text:style-name="T47">,</text:span></text:p>
                  <text:p text:style-name="P161"><text:span text:style-name="T43"><text:s text:c="8"/></text:span><text:span text:style-name="T50">"end_week"</text:span><text:span text:style-name="T47">:</text:span><text:span text:style-name="T45"> </text:span><text:span text:style-name="T53">13</text:span><text:span text:style-name="T47">,</text:span></text:p>
                  <text:p text:style-name="P161"><text:span text:style-name="T43"><text:s text:c="8"/></text:span><text:span text:style-name="T50">"gap"</text:span><text:span text:style-name="T47">:</text:span><text:span text:style-name="T45"> </text:span><text:span text:style-name="T53">1</text:span><text:span text:style-name="T47">,</text:span></text:p>
                  <text:p text:style-name="P161"><text:span text:style-name="T43"><text:s text:c="8"/></text:span><text:span text:style-name="T50">"day_in_week"</text:span><text:span text:style-name="T47">:</text:span><text:span text:style-name="T45"> </text:span><text:span text:style-name="T53">2</text:span><text:span text:style-name="T47">,</text:span></text:p>
                  <text:p text:style-name="P161"><text:span text:style-name="T43"><text:s text:c="8"/></text:span><text:span text:style-name="T50">"start_time"</text:span><text:span text:style-name="T47">:</text:span><text:span text:style-name="T45"> </text:span><text:span text:style-name="T53">11</text:span><text:span text:style-name="T47">,</text:span></text:p>
                  <text:p text:style-name="P161"><text:span text:style-name="T43"><text:s text:c="8"/></text:span><text:span text:style-name="T50">"end_time"</text:span><text:span text:style-name="T47">:</text:span><text:span text:style-name="T45"> </text:span><text:span text:style-name="T53">13</text:span><text:span text:style-name="T47">,</text:span></text:p>
                  <text:p text:style-name="P161"><text:span text:style-name="T43"><text:s text:c="8"/></text:span><text:span text:style-name="T50">"area"</text:span><text:span text:style-name="T47">:</text:span><text:span text:style-name="T45"> </text:span><text:span text:style-name="T50">"1"</text:span><text:span text:style-name="T47">,</text:span></text:p>
                  <text:p text:style-name="P161"><text:span text:style-name="T43"><text:s text:c="8"/></text:span><text:span text:style-name="T50">"building"</text:span><text:span text:style-name="T47">:</text:span><text:span text:style-name="T45"> </text:span><text:span text:style-name="T50">"5"</text:span><text:span text:style-name="T47">,</text:span></text:p>
                  <text:p text:style-name="P161"><text:span text:style-name="T43"><text:s text:c="8"/></text:span><text:span text:style-name="T50">"room"</text:span><text:span text:style-name="T47">:</text:span><text:span text:style-name="T45"> </text:span><text:span text:style-name="T50">"404"</text:span><text:span text:style-name="T47">,</text:span></text:p>
                  <text:p text:style-name="P161"><text:span text:style-name="T43"><text:s text:c="8"/></text:span><text:span text:style-name="T50">"weight"</text:span><text:span text:style-name="T47">:</text:span><text:span text:style-name="T45"> </text:span><text:span text:style-name="T53">0.0</text:span></text:p>
                  <text:p text:style-name="P126"><text:soft-page-break/><text:span text:style-name="T57"><text:s text:c="4"/></text:span><text:span text:style-name="T55">}</text:span></text:p>
                  <text:p text:style-name="P176">]</text:p>
                  <text:p text:style-name="P34"/>
                </table:table-cell>
              </table:table-row>
            </table:table>
            <text:p text:style-name="P175"/>
            <text:p text:style-name="P34"/>
          </table:table-cell>
        </table:table-row>
        <table:table-row table:style-name="表格18.1">
          <table:table-cell table:style-name="表格18.A3" office:value-type="string">
            <text:p text:style-name="P142">使用说明 </text:p>
          </table:table-cell>
          <table:table-cell table:style-name="表格18.B7" office:value-type="string">
            <text:p text:style-name="P44">这是个<text:span text:style-name="T67">[]</text:span></text:p>
          </table:table-cell>
        </table:table-row>
        <table:table-row table:style-name="表格18.8">
          <table:table-cell table:style-name="表格18.A8" office:value-type="string">
            <text:p text:style-name="P149">负责人</text:p>
          </table:table-cell>
          <table:table-cell table:style-name="表格18.B8" office:value-type="string">
            <text:p text:style-name="P16">张新豪</text:p>
          </table:table-cell>
        </table:table-row>
      </table:table>
      <text:p text:style-name="P97"><text:s/></text:p>
      <text:p text:style-name="P97"/>
      <text:p text:style-name="P97"/>
      <text:p text:style-name="P105"/>
      <text:p text:style-name="P105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4"><text:s/><text:tab/> </text:p>
      <text:p text:style-name="P4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Menlo" svg:font-family="Menlo, Monaco, Consolas, 'Courier New', monospace"/>
    <style:font-face style:name="等线1" svg:font-family="等线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  <style:font-face style:name="等线2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Noto Sans CJK SC Regular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2" style:font-size-asian="10.5pt" style:language-asian="zh" style:country-asian="CN" style:font-name-complex="Noto Sans CJK SC Regular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.019cm" fo:margin-top="0cm" fo:margin-bottom="0.309cm" loext:contextual-spacing="false" fo:line-height="141%" fo:text-align="justify" style:justify-single-word="false" fo:orphans="2" fo:widows="2" fo:text-indent="0cm" style:auto-text-indent="false" style:writing-mode="lr-tb"/>
      <style:text-properties fo:color="#000000" style:font-name="等线" fo:font-family="等线" style:font-family-generic="roman" style:font-pitch="variable" style:font-name-asian="等线2" style:font-family-asian="等线" style:font-family-generic-asian="system" style:font-pitch-asian="variable" style:font-name-complex="等线2" style:font-family-complex="等线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cm" fo:margin-bottom="0.236cm" loext:contextual-spacing="false" fo:line-height="108%" fo:text-align="center" style:justify-single-word="false" fo:keep-together="always" fo:orphans="2" fo:widows="2" fo:keep-with-next="always" style:writing-mode="lr-tb"/>
      <style:text-properties fo:color="#000000" style:font-name="等线" fo:font-family="等线" style:font-family-generic="roman" style:font-pitch="variable" fo:font-size="14pt" fo:font-weight="bold" style:font-name-asian="等线2" style:font-family-asian="等线" style:font-family-generic-asian="system" style:font-pitch-asian="variable" style:font-size-asian="14pt" style:font-weight-asian="bold" style:font-name-complex="等线2" style:font-family-complex="等线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margin-top="0cm" fo:margin-bottom="0cm" loext:contextual-spacing="false" fo:line-height="100%" fo:orphans="0" fo:widows="0" fo:text-indent="0.741cm" style:auto-text-indent="false"/>
      <style:text-properties fo:color="#00000a" style:font-name="等线" fo:font-family="等线" style:font-family-generic="roman" style:font-pitch="variable" style:font-name-asian="等线2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Contents_20_3" style:display-name="Contents 3" style:family="paragraph" style:parent-style-name="Standard" style:default-outline-level="" style:class="index">
      <style:paragraph-properties fo:margin-left="1.482cm" fo:margin-right="0cm" fo:margin-top="0cm" fo:margin-bottom="0cm" loext:contextual-spacing="false" fo:line-height="0.67cm" fo:text-indent="0cm" style:auto-text-indent="false"/>
      <style:text-properties fo:color="#333333" style:font-name="Times New Roman" fo:font-family="'Times New Roman'" style:font-family-generic="roman" style:font-pitch="variable" fo:font-size="12pt" style:letter-kerning="false" style:font-name-asian="宋体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cm" fo:margin-bottom="0cm" loext:contextual-spacing="false" fo:line-height="0.67cm" fo:text-align="start" style:justify-single-word="false" fo:text-indent="0cm" style:auto-text-indent="false">
        <style:tab-stops>
          <style:tab-stop style:position="1.482cm"/>
          <style:tab-stop style:position="14.633cm" style:type="right" style:leader-style="dotted" style:leader-text="."/>
        </style:tab-stops>
      </style:paragraph-properties>
      <style:text-properties fo:color="#333333" style:font-name="Times New Roman" fo:font-family="'Times New Roman'" style:font-family-generic="roman" style:font-pitch="variable" fo:font-size="12pt" style:letter-kerning="false" style:font-name-asian="宋体" style:font-family-asian="宋体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标题_20_1_20_Char" style:display-name="标题 1 Char" style:family="text">
      <style:text-properties fo:color="#000000" style:font-name="等线" fo:font-family="等线" style:font-family-generic="roman" style:font-pitch="variable" fo:font-size="14pt" fo:font-weight="bold" style:font-name-asian="等线2" style:font-family-asian="等线" style:font-family-generic-asian="system" style:font-pitch-asian="variable" style:font-size-asian="14pt" style:font-weight-asian="bold" style:font-name-complex="等线2" style:font-family-complex="等线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808080" fo:background-color="#e6e6e6"/>
    </style:style>
    <style:style style:name="页眉_20_Char" style:display-name="页眉 Char" style:family="text" style:parent-style-name="Default_20_Paragraph_20_Font">
      <style:text-properties fo:color="#000000" style:font-name="等线" fo:font-family="等线" style:font-family-generic="roman" style:font-pitch="variable" fo:font-size="9pt" style:font-name-asian="等线2" style:font-family-asian="等线" style:font-family-generic-asian="system" style:font-pitch-asian="variable" style:font-size-asian="9pt" style:font-name-complex="等线2" style:font-family-complex="等线" style:font-family-generic-complex="system" style:font-pitch-complex="variable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81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6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3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1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8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6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3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1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8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&gt;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91cm" fo:margin-left="6.94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51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25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8.996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9.73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0.47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11.21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1.95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P2" style:family="paragraph" style:parent-style-name="Standard">
      <style:paragraph-properties fo:margin-left="0cm" fo:margin-right="0.009cm" fo:margin-top="0cm" fo:margin-bottom="0.074cm" loext:contextual-spacing="false" fo:line-height="108%" fo:text-align="center" style:justify-single-word="false" fo:text-indent="0cm" style:auto-text-indent="false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9pt" style:font-size-asian="9pt"/>
    </style:style>
    <style:style style:name="MT1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1.27cm" fo:margin-bottom="1.794cm" fo:margin-left="3.175cm" fo:margin-right="3.168cm" style:writing-mode="lr-tb" style:layout-grid-color="#c0c0c0" style:layout-grid-lines="2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9cm" fo:margin-left="0cm" fo:margin-right="0cm" fo:margin-bottom="1.178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page-number text:select-page="current">23</text:page-number></text:span><text:span text:style-name="MT1"><text:s/></text:span></text:p>
      </style:footer>
    </style:master-page>
    <style:master-page style:name="First_20_Page" style:display-name="First Page" style:page-layout-name="Mpm2" style:next-style-name="Standard">
      <style:footer>
        <text:p text:style-name="MP2"><text:span text:style-name="MT1"><text:page-number text:select-page="current">0</text:page-number></text:span><text:span text:style-name="MT1"><text:s/></text:span></text:p>
        <text:p text:style-name="MP3"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孙一璠</meta:initial-creator>
    <meta:editing-cycles>22</meta:editing-cycles>
    <meta:creation-date>2018-04-14T06:35:00</meta:creation-date>
    <dc:date>2019-02-25T20:20:20.612696267</dc:date>
    <meta:editing-duration>PT5H58M42S</meta:editing-duration>
    <meta:generator>LibreOffice/5.4.5.1$Linux_X86_64 LibreOffice_project/40m0$Build-1</meta:generator>
    <meta:document-statistic meta:table-count="18" meta:image-count="0" meta:object-count="0" meta:page-count="23" meta:paragraph-count="602" meta:word-count="2420" meta:character-count="8635" meta:non-whitespace-character-count="63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